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D9D9D9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0.582083333333333cm" style:use-optimal-column-width="true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1.08479166666667cm" style:use-optimal-column-width="true"/>
    </style:style>
    <style:style style:name="co6" style:family="table-column">
      <style:table-column-properties fo:break-before="auto" style:column-width="1.21708333333333cm" style:use-optimal-column-width="true"/>
    </style:style>
    <style:style style:name="co7" style:family="table-column">
      <style:table-column-properties fo:break-before="auto" style:column-width="0.873125cm" style:use-optimal-column-width="true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1.11125cm" style:use-optimal-column-width="true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42875cm" style:use-optimal-column-width="true"/>
    </style:style>
    <style:style style:name="co13" style:family="table-column">
      <style:table-column-properties fo:break-before="auto" style:column-width="1.16416666666667cm" style:use-optimal-column-width="true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0.740833333333333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5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6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7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8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9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0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1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2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3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4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5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6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7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8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9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0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1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2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3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4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5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6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7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8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29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0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1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2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3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4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5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6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7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8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39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40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41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42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43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44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45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K$8:.$K$11])" table:base-cell-address="Sheet1.B25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5" table:number-columns-repeated="2" table:default-cell-style-name="ce1"/>
        <table:table-column table:style-name="co2" table:default-cell-style-name="ce1"/>
        <table:table-column table:style-name="co15" table:default-cell-style-name="ce1"/>
        <table:table-column table:style-name="co9" table:default-cell-style-name="ce1"/>
        <table:table-column table:style-name="co10" table:number-columns-repeated="16352" table:default-cell-style-name="ce1"/>
        <table:table-row table:style-name="ro1">
          <table:table-cell table:number-columns-repeated="18" table:style-name="ce1"/>
          <table:table-cell office:value-type="string" table:style-name="ce1">
            <text:p>lv60</text:p>
          </table:table-cell>
          <table:table-cell table:number-columns-repeated="16365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m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m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0" table:style-name="ce1">
            <text:p>10</text:p>
          </table:table-cell>
          <table:table-cell table:number-columns-repeated="7" table:style-name="ce1"/>
          <table:table-cell office:value-type="string" table:style-name="ce1">
            <text:p>head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3:.P3])" table:style-name="ce1">
            <text:p>0</text:p>
          </table:table-cell>
          <table:table-cell table:style-name="ce1"/>
          <table:table-cell office:value-type="float" office:value="0" table:formula="of:=[.L3]+[.AA3]" table:style-name="ce1">
            <text:p>0</text:p>
          </table:table-cell>
          <table:table-cell office:value-type="float" office:value="32" table:formula="of:=[.M3]+[.AB3]" table:style-name="ce1">
            <text:p>32</text:p>
          </table:table-cell>
          <table:table-cell office:value-type="float" office:value="0" table:formula="of:=[.N3]+[.AC3]" table:style-name="ce1">
            <text:p>0</text:p>
          </table:table-cell>
          <table:table-cell office:value-type="float" office:value="107" table:formula="of:=[.O3]+[.AD3]" table:style-name="ce1">
            <text:p>107</text:p>
          </table:table-cell>
          <table:table-cell office:value-type="float" office:value="20" table:formula="of:=[.P3]+[.AE3]" table:style-name="ce1">
            <text:p>20</text:p>
          </table:table-cell>
          <table:table-cell office:value-type="float" office:value="159" table:formula="of:=SUM([.S3:.W3])" table:style-name="ce1">
            <text:p>15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9" table:formula="of:=SUM([.AA3:.AE3])" table:style-name="ce1">
            <text:p>159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20" table:style-name="ce1">
            <text:p>20</text:p>
          </table:table-cell>
          <table:table-cell table:number-columns-repeated="8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10" table:formula="of:=SUM([.L4:.P4])" table:style-name="ce1">
            <text:p>110</text:p>
          </table:table-cell>
          <table:table-cell table:style-name="ce1"/>
          <table:table-cell office:value-type="float" office:value="0" table:formula="of:=[.L4]+[.AA4]" table:style-name="ce1">
            <text:p>0</text:p>
          </table:table-cell>
          <table:table-cell office:value-type="float" office:value="46" table:formula="of:=[.M4]+[.AB4]" table:style-name="ce1">
            <text:p>46</text:p>
          </table:table-cell>
          <table:table-cell office:value-type="float" office:value="0" table:formula="of:=[.N4]+[.AC4]" table:style-name="ce1">
            <text:p>0</text:p>
          </table:table-cell>
          <table:table-cell office:value-type="float" office:value="189" table:formula="of:=[.O4]+[.AD4]" table:style-name="ce1">
            <text:p>189</text:p>
          </table:table-cell>
          <table:table-cell office:value-type="float" office:value="72" table:formula="of:=[.P4]+[.AE4]" table:style-name="ce1">
            <text:p>72</text:p>
          </table:table-cell>
          <table:table-cell office:value-type="float" office:value="307" table:formula="of:=SUM([.S4:.W4])" table:style-name="ce1">
            <text:p>30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22" table:style-name="ce1">
            <text:p>22</text:p>
          </table:table-cell>
          <table:table-cell office:value-type="float" office:value="197" table:formula="of:=SUM([.AA4:.AE4])" table:style-name="ce1">
            <text:p>19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R</text:p>
          </table:table-cell>
          <table:table-cell office:value-type="float" office:value="50" table:style-name="ce1">
            <text:p>50</text:p>
          </table:table-cell>
          <table:table-cell table:number-columns-repeated="8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15" table:formula="of:=SUM([.L5:.P5])" table:style-name="ce1">
            <text:p>115</text:p>
          </table:table-cell>
          <table:table-cell table:style-name="ce1"/>
          <table:table-cell office:value-type="float" office:value="0" table:formula="of:=[.L5]+[.AA5]" table:style-name="ce1">
            <text:p>0</text:p>
          </table:table-cell>
          <table:table-cell office:value-type="float" office:value="50" table:formula="of:=[.M5]+[.AB5]" table:style-name="ce1">
            <text:p>50</text:p>
          </table:table-cell>
          <table:table-cell office:value-type="float" office:value="0" table:formula="of:=[.N5]+[.AC5]" table:style-name="ce1">
            <text:p>0</text:p>
          </table:table-cell>
          <table:table-cell office:value-type="float" office:value="205" table:formula="of:=[.O5]+[.AD5]" table:style-name="ce1">
            <text:p>205</text:p>
          </table:table-cell>
          <table:table-cell office:value-type="float" office:value="71" table:formula="of:=[.P5]+[.AE5]" table:style-name="ce1">
            <text:p>71</text:p>
          </table:table-cell>
          <table:table-cell office:value-type="float" office:value="326" table:formula="of:=SUM([.S5:.W5])" table:style-name="ce1">
            <text:p>32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55" table:style-name="ce1">
            <text:p>155</text:p>
          </table:table-cell>
          <table:table-cell office:value-type="float" office:value="21" table:style-name="ce1">
            <text:p>21</text:p>
          </table:table-cell>
          <table:table-cell office:value-type="float" office:value="211" table:formula="of:=SUM([.AA5:.AE5])" table:style-name="ce1">
            <text:p>21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UR</text:p>
          </table:table-cell>
          <table:table-cell office:value-type="float" office:value="140" table:style-name="ce1">
            <text:p>140</text:p>
          </table:table-cell>
          <table:table-cell table:number-columns-repeated="8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20" table:formula="of:=SUM([.L6:.P6])" table:style-name="ce1">
            <text:p>120</text:p>
          </table:table-cell>
          <table:table-cell table:style-name="ce1"/>
          <table:table-cell office:value-type="float" office:value="0" table:formula="of:=[.L6]+[.AA6]" table:style-name="ce1">
            <text:p>0</text:p>
          </table:table-cell>
          <table:table-cell office:value-type="float" office:value="70" table:formula="of:=[.M6]+[.AB6]" table:style-name="ce1">
            <text:p>70</text:p>
          </table:table-cell>
          <table:table-cell office:value-type="float" office:value="0" table:formula="of:=[.N6]+[.AC6]" table:style-name="ce1">
            <text:p>0</text:p>
          </table:table-cell>
          <table:table-cell office:value-type="float" office:value="224" table:formula="of:=[.O6]+[.AD6]" table:style-name="ce1">
            <text:p>224</text:p>
          </table:table-cell>
          <table:table-cell office:value-type="float" office:value="80" table:formula="of:=[.P6]+[.AE6]" table:style-name="ce1">
            <text:p>80</text:p>
          </table:table-cell>
          <table:table-cell office:value-type="float" office:value="374" table:formula="of:=SUM([.S6:.W6])" table:style-name="ce1">
            <text:p>37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30" table:style-name="ce1">
            <text:p>30</text:p>
          </table:table-cell>
          <table:table-cell office:value-type="float" office:value="254" table:formula="of:=SUM([.AA6:.AE6])" table:style-name="ce1">
            <text:p>254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body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8:.P8])" table:style-name="ce1">
            <text:p>0</text:p>
          </table:table-cell>
          <table:table-cell table:style-name="ce1"/>
          <table:table-cell office:value-type="float" office:value="0" table:formula="of:=[.L8]+[.AA8]" table:style-name="ce1">
            <text:p>0</text:p>
          </table:table-cell>
          <table:table-cell office:value-type="float" office:value="40" table:formula="of:=[.M8]+[.AB8]" table:style-name="ce1">
            <text:p>40</text:p>
          </table:table-cell>
          <table:table-cell office:value-type="float" office:value="0" table:formula="of:=[.N8]+[.AC8]" table:style-name="ce1">
            <text:p>0</text:p>
          </table:table-cell>
          <table:table-cell office:value-type="float" office:value="322" table:formula="of:=[.O8]+[.AD8]" table:style-name="ce1">
            <text:p>322</text:p>
          </table:table-cell>
          <table:table-cell office:value-type="float" office:value="0" table:formula="of:=[.P8]+[.AE8]" table:style-name="ce1">
            <text:p>0</text:p>
          </table:table-cell>
          <table:table-cell office:value-type="float" office:value="362" table:formula="of:=SUM([.S8:.W8])" table:style-name="ce1">
            <text:p>36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office:value-type="float" office:value="362" table:formula="of:=SUM([.AA8:.AE8])" table:style-name="ce1">
            <text:p>36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SUM([.L9:.P9])" table:style-name="ce1">
            <text:p>60</text:p>
          </table:table-cell>
          <table:table-cell table:style-name="ce1"/>
          <table:table-cell office:value-type="float" office:value="0" table:formula="of:=[.L9]+[.AA9]" table:style-name="ce1">
            <text:p>0</text:p>
          </table:table-cell>
          <table:table-cell office:value-type="float" office:value="56" table:formula="of:=[.M9]+[.AB9]" table:style-name="ce1">
            <text:p>56</text:p>
          </table:table-cell>
          <table:table-cell office:value-type="float" office:value="0" table:formula="of:=[.N9]+[.AC9]" table:style-name="ce1">
            <text:p>0</text:p>
          </table:table-cell>
          <table:table-cell office:value-type="float" office:value="386" table:formula="of:=[.O9]+[.AD9]" table:style-name="ce1">
            <text:p>386</text:p>
          </table:table-cell>
          <table:table-cell office:value-type="float" office:value="0" table:formula="of:=[.P9]+[.AE9]" table:style-name="ce1">
            <text:p>0</text:p>
          </table:table-cell>
          <table:table-cell office:value-type="float" office:value="442" table:formula="of:=SUM([.S9:.W9])" table:style-name="ce1">
            <text:p>44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office:value-type="float" office:value="382" table:formula="of:=SUM([.AA9:.AE9])" table:style-name="ce1">
            <text:p>38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L10:.P10])" table:style-name="ce1">
            <text:p>120</text:p>
          </table:table-cell>
          <table:table-cell table:style-name="ce1"/>
          <table:table-cell office:value-type="float" office:value="0" table:formula="of:=[.L10]+[.AA10]" table:style-name="ce1">
            <text:p>0</text:p>
          </table:table-cell>
          <table:table-cell office:value-type="float" office:value="64" table:formula="of:=[.M10]+[.AB10]" table:style-name="ce1">
            <text:p>64</text:p>
          </table:table-cell>
          <table:table-cell office:value-type="float" office:value="0" table:formula="of:=[.N10]+[.AC10]" table:style-name="ce1">
            <text:p>0</text:p>
          </table:table-cell>
          <table:table-cell office:value-type="float" office:value="440" table:formula="of:=[.O10]+[.AD10]" table:style-name="ce1">
            <text:p>440</text:p>
          </table:table-cell>
          <table:table-cell office:value-type="float" office:value="0" table:formula="of:=[.P10]+[.AE10]" table:style-name="ce1">
            <text:p>0</text:p>
          </table:table-cell>
          <table:table-cell office:value-type="float" office:value="504" table:formula="of:=SUM([.S10:.W10])" table:style-name="ce1">
            <text:p>50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384" table:formula="of:=SUM([.AA10:.AE10])" table:style-name="ce1">
            <text:p>384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180" table:formula="of:=SUM([.L11:.P11])" table:style-name="ce1">
            <text:p>180</text:p>
          </table:table-cell>
          <table:table-cell table:style-name="ce1"/>
          <table:table-cell office:value-type="float" office:value="0" table:formula="of:=[.L11]+[.AA11]" table:style-name="ce1">
            <text:p>0</text:p>
          </table:table-cell>
          <table:table-cell office:value-type="float" office:value="92" table:formula="of:=[.M11]+[.AB11]" table:style-name="ce1">
            <text:p>92</text:p>
          </table:table-cell>
          <table:table-cell office:value-type="float" office:value="0" table:formula="of:=[.N11]+[.AC11]" table:style-name="ce1">
            <text:p>0</text:p>
          </table:table-cell>
          <table:table-cell office:value-type="float" office:value="673" table:formula="of:=[.O11]+[.AD11]" table:style-name="ce1">
            <text:p>673</text:p>
          </table:table-cell>
          <table:table-cell office:value-type="float" office:value="0" table:formula="of:=[.P11]+[.AE11]" table:style-name="ce1">
            <text:p>0</text:p>
          </table:table-cell>
          <table:table-cell office:value-type="float" office:value="765" table:formula="of:=SUM([.S11:.W11])" table:style-name="ce1">
            <text:p>76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523" table:style-name="ce1">
            <text:p>523</text:p>
          </table:table-cell>
          <table:table-cell office:value-type="float" office:value="0" table:style-name="ce1">
            <text:p>0</text:p>
          </table:table-cell>
          <table:table-cell office:value-type="float" office:value="585" table:formula="of:=SUM([.AA11:.AE11])" table:style-name="ce1">
            <text:p>585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arm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13:.P13])" table:style-name="ce1">
            <text:p>0</text:p>
          </table:table-cell>
          <table:table-cell table:style-name="ce1"/>
          <table:table-cell office:value-type="float" office:value="0" table:formula="of:=[.L13]+[.AA13]" table:style-name="ce1">
            <text:p>0</text:p>
          </table:table-cell>
          <table:table-cell office:value-type="float" office:value="49" table:formula="of:=[.M13]+[.AB13]" table:style-name="ce1">
            <text:p>49</text:p>
          </table:table-cell>
          <table:table-cell office:value-type="float" office:value="0" table:formula="of:=[.N13]+[.AC13]" table:style-name="ce1">
            <text:p>0</text:p>
          </table:table-cell>
          <table:table-cell office:value-type="float" office:value="219" table:formula="of:=[.O13]+[.AD13]" table:style-name="ce1">
            <text:p>219</text:p>
          </table:table-cell>
          <table:table-cell office:value-type="float" office:value="46" table:formula="of:=[.P13]+[.AE13]" table:style-name="ce1">
            <text:p>46</text:p>
          </table:table-cell>
          <table:table-cell office:value-type="float" office:value="314" table:formula="of:=SUM([.S13:.W13])" table:style-name="ce1">
            <text:p>3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219" table:style-name="ce1">
            <text:p>219</text:p>
          </table:table-cell>
          <table:table-cell office:value-type="float" office:value="46" table:style-name="ce1">
            <text:p>46</text:p>
          </table:table-cell>
          <table:table-cell office:value-type="float" office:value="314" table:formula="of:=SUM([.AA13:.AE13])" table:style-name="ce1">
            <text:p>314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10" table:formula="of:=SUM([.L14:.P14])" table:style-name="ce1">
            <text:p>110</text:p>
          </table:table-cell>
          <table:table-cell table:style-name="ce1"/>
          <table:table-cell office:value-type="float" office:value="0" table:formula="of:=[.L14]+[.AA14]" table:style-name="ce1">
            <text:p>0</text:p>
          </table:table-cell>
          <table:table-cell office:value-type="float" office:value="65" table:formula="of:=[.M14]+[.AB14]" table:style-name="ce1">
            <text:p>65</text:p>
          </table:table-cell>
          <table:table-cell office:value-type="float" office:value="0" table:formula="of:=[.N14]+[.AC14]" table:style-name="ce1">
            <text:p>0</text:p>
          </table:table-cell>
          <table:table-cell office:value-type="float" office:value="240" table:formula="of:=[.O14]+[.AD14]" table:style-name="ce1">
            <text:p>240</text:p>
          </table:table-cell>
          <table:table-cell office:value-type="float" office:value="103" table:formula="of:=[.P14]+[.AE14]" table:style-name="ce1">
            <text:p>103</text:p>
          </table:table-cell>
          <table:table-cell office:value-type="float" office:value="408" table:formula="of:=SUM([.S14:.W14])" table:style-name="ce1">
            <text:p>40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53" table:style-name="ce1">
            <text:p>53</text:p>
          </table:table-cell>
          <table:table-cell office:value-type="float" office:value="298" table:formula="of:=SUM([.AA14:.AE14])" table:style-name="ce1">
            <text:p>298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20" table:formula="of:=SUM([.L15:.P15])" table:style-name="ce1">
            <text:p>220</text:p>
          </table:table-cell>
          <table:table-cell table:style-name="ce1"/>
          <table:table-cell office:value-type="float" office:value="0" table:formula="of:=[.L15]+[.AA15]" table:style-name="ce1">
            <text:p>0</text:p>
          </table:table-cell>
          <table:table-cell office:value-type="float" office:value="74" table:formula="of:=[.M15]+[.AB15]" table:style-name="ce1">
            <text:p>74</text:p>
          </table:table-cell>
          <table:table-cell office:value-type="float" office:value="0" table:formula="of:=[.N15]+[.AC15]" table:style-name="ce1">
            <text:p>0</text:p>
          </table:table-cell>
          <table:table-cell office:value-type="float" office:value="312" table:formula="of:=[.O15]+[.AD15]" table:style-name="ce1">
            <text:p>312</text:p>
          </table:table-cell>
          <table:table-cell office:value-type="float" office:value="152" table:formula="of:=[.P15]+[.AE15]" table:style-name="ce1">
            <text:p>152</text:p>
          </table:table-cell>
          <table:table-cell office:value-type="float" office:value="538" table:formula="of:=SUM([.S15:.W15])" table:style-name="ce1">
            <text:p>53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52" table:style-name="ce1">
            <text:p>52</text:p>
          </table:table-cell>
          <table:table-cell office:value-type="float" office:value="318" table:formula="of:=SUM([.AA15:.AE15])" table:style-name="ce1">
            <text:p>318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30" table:formula="of:=SUM([.L16:.P16])" table:style-name="ce1">
            <text:p>330</text:p>
          </table:table-cell>
          <table:table-cell table:style-name="ce1"/>
          <table:table-cell office:value-type="float" office:value="0" table:formula="of:=[.L16]+[.AA16]" table:style-name="ce1">
            <text:p>0</text:p>
          </table:table-cell>
          <table:table-cell office:value-type="float" office:value="105" table:formula="of:=[.M16]+[.AB16]" table:style-name="ce1">
            <text:p>105</text:p>
          </table:table-cell>
          <table:table-cell office:value-type="float" office:value="0" table:formula="of:=[.N16]+[.AC16]" table:style-name="ce1">
            <text:p>0</text:p>
          </table:table-cell>
          <table:table-cell office:value-type="float" office:value="477" table:formula="of:=[.O16]+[.AD16]" table:style-name="ce1">
            <text:p>477</text:p>
          </table:table-cell>
          <table:table-cell office:value-type="float" office:value="225" table:formula="of:=[.P16]+[.AE16]" table:style-name="ce1">
            <text:p>225</text:p>
          </table:table-cell>
          <table:table-cell office:value-type="float" office:value="807" table:formula="of:=SUM([.S16:.W16])" table:style-name="ce1">
            <text:p>80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327" table:style-name="ce1">
            <text:p>327</text:p>
          </table:table-cell>
          <table:table-cell office:value-type="float" office:value="75" table:style-name="ce1">
            <text:p>75</text:p>
          </table:table-cell>
          <table:table-cell office:value-type="float" office:value="477" table:formula="of:=SUM([.AA16:.AE16])" table:style-name="ce1">
            <text:p>477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leg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18:.P18])" table:style-name="ce1">
            <text:p>0</text:p>
          </table:table-cell>
          <table:table-cell table:style-name="ce1"/>
          <table:table-cell office:value-type="float" office:value="0" table:formula="of:=[.L18]+[.AA18]" table:style-name="ce1">
            <text:p>0</text:p>
          </table:table-cell>
          <table:table-cell office:value-type="float" office:value="16" table:formula="of:=[.M18]+[.AB18]" table:style-name="ce1">
            <text:p>16</text:p>
          </table:table-cell>
          <table:table-cell office:value-type="float" office:value="11" table:formula="of:=[.N18]+[.AC18]" table:style-name="ce1">
            <text:p>11</text:p>
          </table:table-cell>
          <table:table-cell office:value-type="float" office:value="219" table:formula="of:=[.O18]+[.AD18]" table:style-name="ce1">
            <text:p>219</text:p>
          </table:table-cell>
          <table:table-cell office:value-type="float" office:value="17" table:formula="of:=[.P18]+[.AE18]" table:style-name="ce1">
            <text:p>17</text:p>
          </table:table-cell>
          <table:table-cell office:value-type="float" office:value="263" table:formula="of:=SUM([.S18:.W18])" table:style-name="ce1">
            <text:p>26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9" table:style-name="ce1">
            <text:p>219</text:p>
          </table:table-cell>
          <table:table-cell office:value-type="float" office:value="17" table:style-name="ce1">
            <text:p>17</text:p>
          </table:table-cell>
          <table:table-cell office:value-type="float" office:value="263" table:formula="of:=SUM([.AA18:.AE18])" table:style-name="ce1">
            <text:p>263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25" table:formula="of:=SUM([.L19:.P19])" table:style-name="ce1">
            <text:p>125</text:p>
          </table:table-cell>
          <table:table-cell table:style-name="ce1"/>
          <table:table-cell office:value-type="float" office:value="0" table:formula="of:=[.L19]+[.AA19]" table:style-name="ce1">
            <text:p>0</text:p>
          </table:table-cell>
          <table:table-cell office:value-type="float" office:value="23" table:formula="of:=[.M19]+[.AB19]" table:style-name="ce1">
            <text:p>23</text:p>
          </table:table-cell>
          <table:table-cell office:value-type="float" office:value="35" table:formula="of:=[.N19]+[.AC19]" table:style-name="ce1">
            <text:p>35</text:p>
          </table:table-cell>
          <table:table-cell office:value-type="float" office:value="240" table:formula="of:=[.O19]+[.AD19]" table:style-name="ce1">
            <text:p>240</text:p>
          </table:table-cell>
          <table:table-cell office:value-type="float" office:value="69" table:formula="of:=[.P19]+[.AE19]" table:style-name="ce1">
            <text:p>69</text:p>
          </table:table-cell>
          <table:table-cell office:value-type="float" office:value="367" table:formula="of:=SUM([.S19:.W19])" table:style-name="ce1">
            <text:p>36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90" table:style-name="ce1">
            <text:p>190</text:p>
          </table:table-cell>
          <table:table-cell office:value-type="float" office:value="19" table:style-name="ce1">
            <text:p>19</text:p>
          </table:table-cell>
          <table:table-cell office:value-type="float" office:value="242" table:formula="of:=SUM([.AA19:.AE19])" table:style-name="ce1">
            <text:p>24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50" table:formula="of:=SUM([.L20:.P20])" table:style-name="ce1">
            <text:p>250</text:p>
          </table:table-cell>
          <table:table-cell table:style-name="ce1"/>
          <table:table-cell office:value-type="float" office:value="0" table:formula="of:=[.L20]+[.AA20]" table:style-name="ce1">
            <text:p>0</text:p>
          </table:table-cell>
          <table:table-cell office:value-type="float" office:value="28" table:formula="of:=[.M20]+[.AB20]" table:style-name="ce1">
            <text:p>28</text:p>
          </table:table-cell>
          <table:table-cell office:value-type="float" office:value="53" table:formula="of:=[.N20]+[.AC20]" table:style-name="ce1">
            <text:p>53</text:p>
          </table:table-cell>
          <table:table-cell office:value-type="float" office:value="312" table:formula="of:=[.O20]+[.AD20]" table:style-name="ce1">
            <text:p>312</text:p>
          </table:table-cell>
          <table:table-cell office:value-type="float" office:value="109" table:formula="of:=[.P20]+[.AE20]" table:style-name="ce1">
            <text:p>109</text:p>
          </table:table-cell>
          <table:table-cell office:value-type="float" office:value="502" table:formula="of:=SUM([.S20:.W20])" table:style-name="ce1">
            <text:p>50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12" table:style-name="ce1">
            <text:p>212</text:p>
          </table:table-cell>
          <table:table-cell office:value-type="float" office:value="9" table:style-name="ce1">
            <text:p>9</text:p>
          </table:table-cell>
          <table:table-cell office:value-type="float" office:value="252" table:formula="of:=SUM([.AA20:.AE20])" table:style-name="ce1">
            <text:p>25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75" table:formula="of:=SUM([.L21:.P21])" table:style-name="ce1">
            <text:p>375</text:p>
          </table:table-cell>
          <table:table-cell table:style-name="ce1"/>
          <table:table-cell office:value-type="float" office:value="0" table:formula="of:=[.L21]+[.AA21]" table:style-name="ce1">
            <text:p>0</text:p>
          </table:table-cell>
          <table:table-cell office:value-type="float" office:value="40" table:formula="of:=[.M21]+[.AB21]" table:style-name="ce1">
            <text:p>40</text:p>
          </table:table-cell>
          <table:table-cell office:value-type="float" office:value="78" table:formula="of:=[.N21]+[.AC21]" table:style-name="ce1">
            <text:p>78</text:p>
          </table:table-cell>
          <table:table-cell office:value-type="float" office:value="477" table:formula="of:=[.O21]+[.AD21]" table:style-name="ce1">
            <text:p>477</text:p>
          </table:table-cell>
          <table:table-cell office:value-type="float" office:value="168" table:formula="of:=[.P21]+[.AE21]" table:style-name="ce1">
            <text:p>168</text:p>
          </table:table-cell>
          <table:table-cell office:value-type="float" office:value="763" table:formula="of:=SUM([.S21:.W21])" table:style-name="ce1">
            <text:p>76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27" table:style-name="ce1">
            <text:p>327</text:p>
          </table:table-cell>
          <table:table-cell office:value-type="float" office:value="18" table:style-name="ce1">
            <text:p>18</text:p>
          </table:table-cell>
          <table:table-cell office:value-type="float" office:value="388" table:formula="of:=SUM([.AA21:.AE21])" table:style-name="ce1">
            <text:p>388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rear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23:.P23])" table:style-name="ce1">
            <text:p>0</text:p>
          </table:table-cell>
          <table:table-cell table:style-name="ce1"/>
          <table:table-cell office:value-type="float" office:value="0" table:formula="of:=[.L23]+[.AA23]" table:style-name="ce1">
            <text:p>0</text:p>
          </table:table-cell>
          <table:table-cell office:value-type="float" office:value="0" table:formula="of:=[.M23]+[.AB23]" table:style-name="ce1">
            <text:p>0</text:p>
          </table:table-cell>
          <table:table-cell office:value-type="float" office:value="0" table:formula="of:=[.N23]+[.AC23]" table:style-name="ce1">
            <text:p>0</text:p>
          </table:table-cell>
          <table:table-cell office:value-type="float" office:value="402" table:formula="of:=[.O23]+[.AD23]" table:style-name="ce1">
            <text:p>402</text:p>
          </table:table-cell>
          <table:table-cell office:value-type="float" office:value="43" table:formula="of:=[.P23]+[.AE23]" table:style-name="ce1">
            <text:p>43</text:p>
          </table:table-cell>
          <table:table-cell office:value-type="float" office:value="445" table:formula="of:=SUM([.S23:.W23])" table:style-name="ce1">
            <text:p>44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" table:style-name="ce1">
            <text:p>402</text:p>
          </table:table-cell>
          <table:table-cell office:value-type="float" office:value="43" table:style-name="ce1">
            <text:p>43</text:p>
          </table:table-cell>
          <table:table-cell office:value-type="float" office:value="445" table:formula="of:=SUM([.AA23:.AE23])" table:style-name="ce1">
            <text:p>445</text:p>
          </table:table-cell>
          <table:table-cell table:number-columns-repeated="16352"/>
        </table:table-row>
        <table:table-row table:style-name="ro1"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0" table:formula="of:=SUM([.L24:.P24])" table:style-name="ce1">
            <text:p>100</text:p>
          </table:table-cell>
          <table:table-cell table:style-name="ce1"/>
          <table:table-cell office:value-type="float" office:value="0" table:formula="of:=[.L24]+[.AA24]" table:style-name="ce1">
            <text:p>0</text:p>
          </table:table-cell>
          <table:table-cell office:value-type="float" office:value="0" table:formula="of:=[.M24]+[.AB24]" table:style-name="ce1">
            <text:p>0</text:p>
          </table:table-cell>
          <table:table-cell office:value-type="float" office:value="0" table:formula="of:=[.N24]+[.AC24]" table:style-name="ce1">
            <text:p>0</text:p>
          </table:table-cell>
          <table:table-cell office:value-type="float" office:value="555" table:formula="of:=[.O24]+[.AD24]" table:style-name="ce1">
            <text:p>555</text:p>
          </table:table-cell>
          <table:table-cell office:value-type="float" office:value="95" table:formula="of:=[.P24]+[.AE24]" table:style-name="ce1">
            <text:p>95</text:p>
          </table:table-cell>
          <table:table-cell office:value-type="float" office:value="650" table:formula="of:=SUM([.S24:.W24])" table:style-name="ce1">
            <text:p>65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5" table:style-name="ce1">
            <text:p>505</text:p>
          </table:table-cell>
          <table:table-cell office:value-type="float" office:value="45" table:style-name="ce1">
            <text:p>45</text:p>
          </table:table-cell>
          <table:table-cell office:value-type="float" office:value="550" table:formula="of:=SUM([.AA24:.AE24])" table:style-name="ce1">
            <text:p>55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ad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5];[.$K$3:.$P$6];2;FALSE)" table:style-name="ce1">
            <text:p>0</text:p>
          </table:table-cell>
          <table:table-cell office:value-type="float" office:value="10" table:formula="of:=VLOOKUP([.$B25];[.$K$3:.$P$6];3;FALSE)" table:style-name="ce1">
            <text:p>10</text:p>
          </table:table-cell>
          <table:table-cell office:value-type="float" office:value="0" table:formula="of:=VLOOKUP([.$B25];[.$K$3:.$P$6];4;FALSE)" table:style-name="ce1">
            <text:p>0</text:p>
          </table:table-cell>
          <table:table-cell office:value-type="float" office:value="50" table:formula="of:=VLOOKUP([.$B25];[.$K$3:.$P$6];5;FALSE)" table:style-name="ce1">
            <text:p>50</text:p>
          </table:table-cell>
          <table:table-cell office:value-type="float" office:value="50" table:formula="of:=VLOOKUP([.$B25];[.$K$3:.$P$6];6;FALSE)" table:style-name="ce1">
            <text:p>50</text:p>
          </table:table-cell>
          <table:table-cell table:number-columns-repeated="3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formula="of:=SUM([.L25:.P25])" table:style-name="ce1">
            <text:p>200</text:p>
          </table:table-cell>
          <table:table-cell table:style-name="ce1"/>
          <table:table-cell office:value-type="float" office:value="0" table:formula="of:=[.L25]+[.AA25]" table:style-name="ce1">
            <text:p>0</text:p>
          </table:table-cell>
          <table:table-cell office:value-type="float" office:value="0" table:formula="of:=[.M25]+[.AB25]" table:style-name="ce1">
            <text:p>0</text:p>
          </table:table-cell>
          <table:table-cell office:value-type="float" office:value="0" table:formula="of:=[.N25]+[.AC25]" table:style-name="ce1">
            <text:p>0</text:p>
          </table:table-cell>
          <table:table-cell office:value-type="float" office:value="579" table:formula="of:=[.O25]+[.AD25]" table:style-name="ce1">
            <text:p>579</text:p>
          </table:table-cell>
          <table:table-cell office:value-type="float" office:value="144" table:formula="of:=[.P25]+[.AE25]" table:style-name="ce1">
            <text:p>144</text:p>
          </table:table-cell>
          <table:table-cell office:value-type="float" office:value="723" table:formula="of:=SUM([.S25:.W25])" table:style-name="ce1">
            <text:p>72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9" table:style-name="ce1">
            <text:p>479</text:p>
          </table:table-cell>
          <table:table-cell office:value-type="float" office:value="44" table:style-name="ce1">
            <text:p>44</text:p>
          </table:table-cell>
          <table:table-cell office:value-type="float" office:value="523" table:formula="of:=SUM([.AA25:.AE25])" table:style-name="ce1">
            <text:p>52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ody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6];[.$K$8:.$P$11];2;FALSE)" table:style-name="ce1">
            <text:p>0</text:p>
          </table:table-cell>
          <table:table-cell office:value-type="float" office:value="10" table:formula="of:=VLOOKUP([.$B26];[.$K$8:.$P$11];3;FALSE)" table:style-name="ce1">
            <text:p>10</text:p>
          </table:table-cell>
          <table:table-cell office:value-type="float" office:value="0" table:formula="of:=VLOOKUP([.$B26];[.$K$8:.$P$11];4;FALSE)" table:style-name="ce1">
            <text:p>0</text:p>
          </table:table-cell>
          <table:table-cell office:value-type="float" office:value="50" table:formula="of:=VLOOKUP([.$B26];[.$K$8:.$P$11];5;FALSE)" table:style-name="ce1">
            <text:p>50</text:p>
          </table:table-cell>
          <table:table-cell office:value-type="float" office:value="0" table:formula="of:=VLOOKUP([.$B26];[.$K$8:.$P$11];6;FALSE)" table:style-name="ce1">
            <text:p>0</text:p>
          </table:table-cell>
          <table:table-cell table:number-columns-repeated="3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2">
            <text:p>15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formula="of:=SUM([.L26:.P26])" table:style-name="ce1">
            <text:p>300</text:p>
          </table:table-cell>
          <table:table-cell table:style-name="ce1"/>
          <table:table-cell office:value-type="float" office:value="0" table:formula="of:=[.L26]+[.AA26]" table:style-name="ce1">
            <text:p>0</text:p>
          </table:table-cell>
          <table:table-cell office:value-type="float" office:value="0" table:formula="of:=[.M26]+[.AB26]" table:style-name="ce1">
            <text:p>0</text:p>
          </table:table-cell>
          <table:table-cell office:value-type="float" office:value="0" table:formula="of:=[.N26]+[.AC26]" table:style-name="ce1">
            <text:p>0</text:p>
          </table:table-cell>
          <table:table-cell office:value-type="float" office:value="804" table:formula="of:=[.O26]+[.AD26]" table:style-name="ce1">
            <text:p>804</text:p>
          </table:table-cell>
          <table:table-cell office:value-type="float" office:value="212" table:formula="of:=[.P26]+[.AE26]" table:style-name="ce1">
            <text:p>212</text:p>
          </table:table-cell>
          <table:table-cell office:value-type="float" office:value="1016" table:formula="of:=SUM([.S26:.W26])" table:style-name="ce1">
            <text:p>10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4" table:style-name="ce1">
            <text:p>654</text:p>
          </table:table-cell>
          <table:table-cell office:value-type="float" office:value="62" table:style-name="ce1">
            <text:p>62</text:p>
          </table:table-cell>
          <table:table-cell office:value-type="float" office:value="716" table:formula="of:=SUM([.AA26:.AE26])" table:style-name="ce1">
            <text:p>716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m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7];[.$K$13:.$P$16];2;FALSE)" table:style-name="ce1">
            <text:p>0</text:p>
          </table:table-cell>
          <table:table-cell office:value-type="float" office:value="10" table:formula="of:=VLOOKUP([.$B27];[.$K$13:.$P$16];3;FALSE)" table:style-name="ce1">
            <text:p>10</text:p>
          </table:table-cell>
          <table:table-cell office:value-type="float" office:value="0" table:formula="of:=VLOOKUP([.$B27];[.$K$13:.$P$16];4;FALSE)" table:style-name="ce1">
            <text:p>0</text:p>
          </table:table-cell>
          <table:table-cell office:value-type="float" office:value="50" table:formula="of:=VLOOKUP([.$B27];[.$K$13:.$P$16];5;FALSE)" table:style-name="ce1">
            <text:p>50</text:p>
          </table:table-cell>
          <table:table-cell office:value-type="float" office:value="50" table:formula="of:=VLOOKUP([.$B27];[.$K$13:.$P$16];6;FALSE)" table:style-name="ce1">
            <text:p>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g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8];[.$K$18:.$P$21];2;FALSE)" table:style-name="ce1">
            <text:p>0</text:p>
          </table:table-cell>
          <table:table-cell office:value-type="float" office:value="5" table:formula="of:=VLOOKUP([.$B28];[.$K$18:.$P$21];3;FALSE)" table:style-name="ce1">
            <text:p>5</text:p>
          </table:table-cell>
          <table:table-cell office:value-type="float" office:value="20" table:formula="of:=VLOOKUP([.$B28];[.$K$18:.$P$21];4;FALSE)" table:style-name="ce1">
            <text:p>20</text:p>
          </table:table-cell>
          <table:table-cell office:value-type="float" office:value="50" table:formula="of:=VLOOKUP([.$B28];[.$K$18:.$P$21];5;FALSE)" table:style-name="ce1">
            <text:p>50</text:p>
          </table:table-cell>
          <table:table-cell office:value-type="float" office:value="50" table:formula="of:=VLOOKUP([.$B28];[.$K$18:.$P$21];6;FALSE)" table:style-name="ce1">
            <text:p>50</text:p>
          </table:table-cell>
          <table:table-cell table:number-columns-repeated="2" table:style-name="ce1"/>
          <table:table-cell office:value-type="string" table:style-name="ce1">
            <text:p>we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28:.P28])" table:style-name="ce1">
            <text:p>0</text:p>
          </table:table-cell>
          <table:table-cell table:style-name="ce1"/>
          <table:table-cell office:value-type="float" office:value="134" table:formula="of:=[.L28]+[.AA28]" table:style-name="ce1">
            <text:p>134</text:p>
          </table:table-cell>
          <table:table-cell office:value-type="float" office:value="0" table:formula="of:=[.M28]+[.AB28]" table:style-name="ce1">
            <text:p>0</text:p>
          </table:table-cell>
          <table:table-cell office:value-type="float" office:value="0" table:formula="of:=[.N28]+[.AC28]" table:style-name="ce1">
            <text:p>0</text:p>
          </table:table-cell>
          <table:table-cell office:value-type="float" office:value="0" table:formula="of:=[.O28]+[.AD28]" table:style-name="ce1">
            <text:p>0</text:p>
          </table:table-cell>
          <table:table-cell office:value-type="float" office:value="33" table:formula="of:=[.P28]+[.AE28]" table:style-name="ce1">
            <text:p>33</text:p>
          </table:table-cell>
          <table:table-cell office:value-type="float" office:value="167" table:formula="of:=SUM([.S28:.W28])" table:style-name="ce1">
            <text:p>167</text:p>
          </table:table-cell>
          <table:table-cell table:number-columns-repeated="2" table:style-name="ce1"/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67" table:formula="of:=SUM([.AA28:.AE28])" table:style-name="ce1">
            <text:p>1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ar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9];[.$K$23:.$P$26];2;FALSE)" table:style-name="ce1">
            <text:p>0</text:p>
          </table:table-cell>
          <table:table-cell office:value-type="float" office:value="0" table:formula="of:=VLOOKUP([.$B29];[.$K$23:.$P$26];3;FALSE)" table:style-name="ce1">
            <text:p>0</text:p>
          </table:table-cell>
          <table:table-cell office:value-type="float" office:value="0" table:formula="of:=VLOOKUP([.$B29];[.$K$23:.$P$26];4;FALSE)" table:style-name="ce1">
            <text:p>0</text:p>
          </table:table-cell>
          <table:table-cell office:value-type="float" office:value="50" table:formula="of:=VLOOKUP([.$B29];[.$K$23:.$P$26];5;FALSE)" table:style-name="ce1">
            <text:p>50</text:p>
          </table:table-cell>
          <table:table-cell office:value-type="float" office:value="50" table:formula="of:=VLOOKUP([.$B29];[.$K$23:.$P$26];6;FALSE)" table:style-name="ce1">
            <text:p>50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94" table:formula="of:=SUM([.L29:.P29])" table:style-name="ce1">
            <text:p>94</text:p>
          </table:table-cell>
          <table:table-cell table:style-name="ce1"/>
          <table:table-cell office:value-type="float" office:value="213" table:formula="of:=[.L29]+[.AA29]" table:style-name="ce1">
            <text:p>213</text:p>
          </table:table-cell>
          <table:table-cell office:value-type="float" office:value="0" table:formula="of:=[.M29]+[.AB29]" table:style-name="ce1">
            <text:p>0</text:p>
          </table:table-cell>
          <table:table-cell office:value-type="float" office:value="0" table:formula="of:=[.N29]+[.AC29]" table:style-name="ce1">
            <text:p>0</text:p>
          </table:table-cell>
          <table:table-cell office:value-type="float" office:value="0" table:formula="of:=[.O29]+[.AD29]" table:style-name="ce1">
            <text:p>0</text:p>
          </table:table-cell>
          <table:table-cell office:value-type="float" office:value="63" table:formula="of:=[.P29]+[.AE29]" table:style-name="ce1">
            <text:p>63</text:p>
          </table:table-cell>
          <table:table-cell office:value-type="float" office:value="276" table:formula="of:=SUM([.S29:.W29])" table:style-name="ce1">
            <text:p>276</text:p>
          </table:table-cell>
          <table:table-cell table:number-columns-repeated="2" table:style-name="ce1"/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82" table:formula="of:=SUM([.AA29:.AE29])" table:style-name="ce1">
            <text:p>18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e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66" table:formula="of:=VLOOKUP([.$B30];[.$K$28:.$P$31];2;FALSE)" table:style-name="ce1">
            <text:p>66</text:p>
          </table:table-cell>
          <table:table-cell office:value-type="float" office:value="0" table:formula="of:=VLOOKUP([.$B30];[.$K$28:.$P$31];3;FALSE)" table:style-name="ce1">
            <text:p>0</text:p>
          </table:table-cell>
          <table:table-cell office:value-type="float" office:value="0" table:formula="of:=VLOOKUP([.$B30];[.$K$28:.$P$31];4;FALSE)" table:style-name="ce1">
            <text:p>0</text:p>
          </table:table-cell>
          <table:table-cell office:value-type="float" office:value="0" table:formula="of:=VLOOKUP([.$B30];[.$K$28:.$P$31];5;FALSE)" table:style-name="ce1">
            <text:p>0</text:p>
          </table:table-cell>
          <table:table-cell office:value-type="float" office:value="28" table:formula="of:=VLOOKUP([.$B30];[.$K$28:.$P$31];6;FALSE)" table:style-name="ce1">
            <text:p>28</text:p>
          </table:table-cell>
          <table:table-cell table:number-columns-repeated="3" table:style-name="ce1"/>
          <table:table-cell office:value-type="string" table:style-name="ce1">
            <text:p>SR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191" table:formula="of:=SUM([.L30:.P30])" table:style-name="ce1">
            <text:p>191</text:p>
          </table:table-cell>
          <table:table-cell table:style-name="ce1"/>
          <table:table-cell office:value-type="float" office:value="280" table:formula="of:=[.L30]+[.AA30]" table:style-name="ce1">
            <text:p>280</text:p>
          </table:table-cell>
          <table:table-cell office:value-type="float" office:value="0" table:formula="of:=[.M30]+[.AB30]" table:style-name="ce1">
            <text:p>0</text:p>
          </table:table-cell>
          <table:table-cell office:value-type="float" office:value="0" table:formula="of:=[.N30]+[.AC30]" table:style-name="ce1">
            <text:p>0</text:p>
          </table:table-cell>
          <table:table-cell office:value-type="float" office:value="0" table:formula="of:=[.O30]+[.AD30]" table:style-name="ce1">
            <text:p>0</text:p>
          </table:table-cell>
          <table:table-cell office:value-type="float" office:value="94" table:formula="of:=[.P30]+[.AE30]" table:style-name="ce1">
            <text:p>94</text:p>
          </table:table-cell>
          <table:table-cell office:value-type="float" office:value="374" table:formula="of:=SUM([.S30:.W30])" table:style-name="ce1">
            <text:p>374</text:p>
          </table:table-cell>
          <table:table-cell table:number-columns-repeated="2" table:style-name="ce1"/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83" table:formula="of:=SUM([.AA30:.AE30])" table:style-name="ce1">
            <text:p>183</text:p>
          </table:table-cell>
          <table:table-cell table:number-columns-repeated="16352"/>
        </table:table-row>
        <table:table-row table:style-name="ro1">
          <table:table-cell table:number-columns-repeated="2" table:style-name="ce1"/>
          <table:table-cell office:value-type="float" office:value="0" table:formula="of:=SUM([.C26:.C29])" table:style-name="ce1">
            <text:p>0</text:p>
          </table:table-cell>
          <table:table-cell office:value-type="float" office:value="25" table:formula="of:=SUM([.D26:.D29])" table:style-name="ce1">
            <text:p>25</text:p>
          </table:table-cell>
          <table:table-cell office:value-type="float" office:value="20" table:formula="of:=SUM([.E26:.E29])" table:style-name="ce1">
            <text:p>20</text:p>
          </table:table-cell>
          <table:table-cell office:value-type="float" office:value="200" table:formula="of:=SUM([.F26:.F29])" table:style-name="ce1">
            <text:p>200</text:p>
          </table:table-cell>
          <table:table-cell office:value-type="float" office:value="150" table:formula="of:=SUM([.G26:.G29])" table:style-name="ce1">
            <text:p>150</text:p>
          </table:table-cell>
          <table:table-cell table:number-columns-repeated="3" table:style-name="ce1"/>
          <table:table-cell office:value-type="string" table:style-name="ce1">
            <text:p>UR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334" table:formula="of:=SUM([.L31:.P31])" table:style-name="ce1">
            <text:p>334</text:p>
          </table:table-cell>
          <table:table-cell table:style-name="ce1"/>
          <table:table-cell office:value-type="float" office:value="409" table:formula="of:=[.L31]+[.AA31]" table:style-name="ce1">
            <text:p>409</text:p>
          </table:table-cell>
          <table:table-cell office:value-type="float" office:value="0" table:formula="of:=[.M31]+[.AB31]" table:style-name="ce1">
            <text:p>0</text:p>
          </table:table-cell>
          <table:table-cell office:value-type="float" office:value="0" table:formula="of:=[.N31]+[.AC31]" table:style-name="ce1">
            <text:p>0</text:p>
          </table:table-cell>
          <table:table-cell office:value-type="float" office:value="0" table:formula="of:=[.O31]+[.AD31]" table:style-name="ce1">
            <text:p>0</text:p>
          </table:table-cell>
          <table:table-cell office:value-type="float" office:value="184" table:formula="of:=[.P31]+[.AE31]" table:style-name="ce1">
            <text:p>184</text:p>
          </table:table-cell>
          <table:table-cell office:value-type="float" office:value="593" table:formula="of:=SUM([.S31:.W31])" table:style-name="ce1">
            <text:p>593</text:p>
          </table:table-cell>
          <table:table-cell table:number-columns-repeated="2" table:style-name="ce1"/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59" table:formula="of:=SUM([.AA31:.AE31])" table:style-name="ce1">
            <text:p>259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3" table:style-name="ce1"/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ub</text:p>
          </table:table-cell>
          <table:table-cell office:value-type="string" table:style-name="ce1">
            <text:p>cost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otal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float" office:value="70" table:formula="of:=VLOOKUP([.$B35];[.$A$3:.$B$6];2;FALSE)&#10;+VLOOKUP([.$C35];[.$A$3:.$B$6];2;FALSE)&#10;+VLOOKUP([.$D35];[.$A$3:.$B$6];2;FALSE)&#10;+VLOOKUP([.$E35];[.$A$3:.$B$6];2;FALSE)&#10;+VLOOKUP([.$F35];[.$A$3:.$B$6];2;FALSE)&#10;+VLOOKUP([.$G35];[.$A$3:.$B$6];2;FALSE)&#10;+VLOOKUP([.$H35];[.$A$3:.$B$6];2;FALSE)" table:style-name="ce1">
            <text:p>70</text:p>
          </table:table-cell>
          <table:table-cell table:style-name="ce1"/>
          <table:table-cell office:value-type="float" office:value="0" table:formula="of:=VLOOKUP([.$B35];[.$K$3:.$W$6];[.K$33];FALSE)&#10;+VLOOKUP([.$C35];[.$K$8:.$W$11];[.K$33];FALSE)&#10;+VLOOKUP([.$D35];[.$K$13:.$W$16];[.K$33];FALSE)&#10;+VLOOKUP([.$E35];[.$K$18:.$W$21];[.K$33];FALSE)&#10;+VLOOKUP([.$F35];[.$K$23:.$W$26];[.K$33];FALSE)&#10;+VLOOKUP([.$G35];[.$K$28:.$W$31];[.K$33];FALSE)" table:style-name="ce1">
            <text:p>0</text:p>
          </table:table-cell>
          <table:table-cell office:value-type="float" office:value="0" table:formula="of:=VLOOKUP([.$B35];[.$K$3:.$W$6];[.L$33];FALSE)&#10;+VLOOKUP([.$C35];[.$K$8:.$W$11];[.L$33];FALSE)&#10;+VLOOKUP([.$D35];[.$K$13:.$W$16];[.L$33];FALSE)&#10;+VLOOKUP([.$E35];[.$K$18:.$W$21];[.L$33];FALSE)&#10;+VLOOKUP([.$F35];[.$K$23:.$W$26];[.L$33];FALSE)&#10;+VLOOKUP([.$G35];[.$K$28:.$W$31];[.L$33];FALSE)" table:style-name="ce1">
            <text:p>0</text:p>
          </table:table-cell>
          <table:table-cell office:value-type="float" office:value="0" table:formula="of:=VLOOKUP([.$B35];[.$K$3:.$W$6];[.M$33];FALSE)&#10;+VLOOKUP([.$C35];[.$K$8:.$W$11];[.M$33];FALSE)&#10;+VLOOKUP([.$D35];[.$K$13:.$W$16];[.M$33];FALSE)&#10;+VLOOKUP([.$E35];[.$K$18:.$W$21];[.M$33];FALSE)&#10;+VLOOKUP([.$F35];[.$K$23:.$W$26];[.M$33];FALSE)&#10;+VLOOKUP([.$G35];[.$K$28:.$W$31];[.M$33];FALSE)" table:style-name="ce1">
            <text:p>0</text:p>
          </table:table-cell>
          <table:table-cell office:value-type="float" office:value="0" table:formula="of:=VLOOKUP([.$B35];[.$K$3:.$W$6];[.N$33];FALSE)&#10;+VLOOKUP([.$C35];[.$K$8:.$W$11];[.N$33];FALSE)&#10;+VLOOKUP([.$D35];[.$K$13:.$W$16];[.N$33];FALSE)&#10;+VLOOKUP([.$E35];[.$K$18:.$W$21];[.N$33];FALSE)&#10;+VLOOKUP([.$F35];[.$K$23:.$W$26];[.N$33];FALSE)&#10;+VLOOKUP([.$G35];[.$K$28:.$W$31];[.N$33];FALSE)" table:style-name="ce1">
            <text:p>0</text:p>
          </table:table-cell>
          <table:table-cell office:value-type="float" office:value="0" table:formula="of:=VLOOKUP([.$B35];[.$K$3:.$W$6];[.O$33];FALSE)&#10;+VLOOKUP([.$C35];[.$K$8:.$W$11];[.O$33];FALSE)&#10;+VLOOKUP([.$D35];[.$K$13:.$W$16];[.O$33];FALSE)&#10;+VLOOKUP([.$E35];[.$K$18:.$W$21];[.O$33];FALSE)&#10;+VLOOKUP([.$F35];[.$K$23:.$W$26];[.O$33];FALSE)&#10;+VLOOKUP([.$G35];[.$K$28:.$W$31];[.O$33];FALSE)" table:style-name="ce1">
            <text:p>0</text:p>
          </table:table-cell>
          <table:table-cell office:value-type="float" office:value="0" table:formula="of:=SUM([.K35:.O35])" table:style-name="ce1">
            <text:p>0</text:p>
          </table:table-cell>
          <table:table-cell table:number-columns-repeated="2" table:style-name="ce1"/>
          <table:table-cell office:value-type="float" office:value="134" table:formula="of:=VLOOKUP([.$B35];[.$K$3:.$W$6];[.S$33];FALSE)&#10;+VLOOKUP([.$C35];[.$K$8:.$W$11];[.S$33];FALSE)&#10;+VLOOKUP([.$D35];[.$K$13:.$W$16];[.S$33];FALSE)&#10;+VLOOKUP([.$E35];[.$K$18:.$W$21];[.S$33];FALSE)&#10;+VLOOKUP([.$F35];[.$K$23:.$W$26];[.S$33];FALSE)&#10;+VLOOKUP([.$G35];[.$K$28:.$W$31];[.S$33];FALSE)" table:style-name="ce1">
            <text:p>134</text:p>
          </table:table-cell>
          <table:table-cell office:value-type="float" office:value="137" table:formula="of:=VLOOKUP([.$B35];[.$K$3:.$W$6];[.T$33];FALSE)&#10;+VLOOKUP([.$C35];[.$K$8:.$W$11];[.T$33];FALSE)&#10;+VLOOKUP([.$D35];[.$K$13:.$W$16];[.T$33];FALSE)&#10;+VLOOKUP([.$E35];[.$K$18:.$W$21];[.T$33];FALSE)&#10;+VLOOKUP([.$F35];[.$K$23:.$W$26];[.T$33];FALSE)&#10;+VLOOKUP([.$G35];[.$K$28:.$W$31];[.T$33];FALSE)" table:style-name="ce1">
            <text:p>137</text:p>
          </table:table-cell>
          <table:table-cell office:value-type="float" office:value="11" table:formula="of:=VLOOKUP([.$B35];[.$K$3:.$W$6];[.U$33];FALSE)&#10;+VLOOKUP([.$C35];[.$K$8:.$W$11];[.U$33];FALSE)&#10;+VLOOKUP([.$D35];[.$K$13:.$W$16];[.U$33];FALSE)&#10;+VLOOKUP([.$E35];[.$K$18:.$W$21];[.U$33];FALSE)&#10;+VLOOKUP([.$F35];[.$K$23:.$W$26];[.U$33];FALSE)&#10;+VLOOKUP([.$G35];[.$K$28:.$W$31];[.U$33];FALSE)" table:style-name="ce1">
            <text:p>11</text:p>
          </table:table-cell>
          <table:table-cell office:value-type="float" office:value="1269" table:formula="of:=VLOOKUP([.$B35];[.$K$3:.$W$6];[.V$33];FALSE)&#10;+VLOOKUP([.$C35];[.$K$8:.$W$11];[.V$33];FALSE)&#10;+VLOOKUP([.$D35];[.$K$13:.$W$16];[.V$33];FALSE)&#10;+VLOOKUP([.$E35];[.$K$18:.$W$21];[.V$33];FALSE)&#10;+VLOOKUP([.$F35];[.$K$23:.$W$26];[.V$33];FALSE)&#10;+VLOOKUP([.$G35];[.$K$28:.$W$31];[.V$33];FALSE)" table:style-name="ce1">
            <text:p>1269</text:p>
          </table:table-cell>
          <table:table-cell office:value-type="float" office:value="159" table:formula="of:=VLOOKUP([.$B35];[.$K$3:.$W$6];[.W$33];FALSE)&#10;+VLOOKUP([.$C35];[.$K$8:.$W$11];[.W$33];FALSE)&#10;+VLOOKUP([.$D35];[.$K$13:.$W$16];[.W$33];FALSE)&#10;+VLOOKUP([.$E35];[.$K$18:.$W$21];[.W$33];FALSE)&#10;+VLOOKUP([.$F35];[.$K$23:.$W$26];[.W$33];FALSE)&#10;+VLOOKUP([.$G35];[.$K$28:.$W$31];[.W$33];FALSE)" table:style-name="ce1">
            <text:p>159</text:p>
          </table:table-cell>
          <table:table-cell office:value-type="float" office:value="1710" table:formula="of:=SUM([.S35:.W35])" table:style-name="ce1">
            <text:p>171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N+10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80" table:formula="of:=VLOOKUP([.$B36];[.$A$3:.$B$6];2;FALSE)&#10;+VLOOKUP([.$C36];[.$A$3:.$B$6];2;FALSE)&#10;+VLOOKUP([.$D36];[.$A$3:.$B$6];2;FALSE)&#10;+VLOOKUP([.$E36];[.$A$3:.$B$6];2;FALSE)&#10;+VLOOKUP([.$F36];[.$A$3:.$B$6];2;FALSE)&#10;+VLOOKUP([.$G36];[.$A$3:.$B$6];2;FALSE)&#10;+VLOOKUP([.$H36];[.$A$3:.$B$6];2;FALSE)" table:style-name="ce1">
            <text:p>80</text:p>
          </table:table-cell>
          <table:table-cell table:style-name="ce1"/>
          <table:table-cell office:value-type="float" office:value="0" table:formula="of:=VLOOKUP([.$B36];[.$K$3:.$W$6];[.K$33];FALSE)&#10;+VLOOKUP([.$C36];[.$K$8:.$W$11];[.K$33];FALSE)&#10;+VLOOKUP([.$D36];[.$K$13:.$W$16];[.K$33];FALSE)&#10;+VLOOKUP([.$E36];[.$K$18:.$W$21];[.K$33];FALSE)&#10;+VLOOKUP([.$F36];[.$K$23:.$W$26];[.K$33];FALSE)&#10;+VLOOKUP([.$G36];[.$K$28:.$W$31];[.K$33];FALSE)" table:style-name="ce1">
            <text:p>0</text:p>
          </table:table-cell>
          <table:table-cell office:value-type="float" office:value="10" table:formula="of:=VLOOKUP([.$B36];[.$K$3:.$W$6];[.L$33];FALSE)&#10;+VLOOKUP([.$C36];[.$K$8:.$W$11];[.L$33];FALSE)&#10;+VLOOKUP([.$D36];[.$K$13:.$W$16];[.L$33];FALSE)&#10;+VLOOKUP([.$E36];[.$K$18:.$W$21];[.L$33];FALSE)&#10;+VLOOKUP([.$F36];[.$K$23:.$W$26];[.L$33];FALSE)&#10;+VLOOKUP([.$G36];[.$K$28:.$W$31];[.L$33];FALSE)" table:style-name="ce1">
            <text:p>10</text:p>
          </table:table-cell>
          <table:table-cell office:value-type="float" office:value="0" table:formula="of:=VLOOKUP([.$B36];[.$K$3:.$W$6];[.M$33];FALSE)&#10;+VLOOKUP([.$C36];[.$K$8:.$W$11];[.M$33];FALSE)&#10;+VLOOKUP([.$D36];[.$K$13:.$W$16];[.M$33];FALSE)&#10;+VLOOKUP([.$E36];[.$K$18:.$W$21];[.M$33];FALSE)&#10;+VLOOKUP([.$F36];[.$K$23:.$W$26];[.M$33];FALSE)&#10;+VLOOKUP([.$G36];[.$K$28:.$W$31];[.M$33];FALSE)" table:style-name="ce1">
            <text:p>0</text:p>
          </table:table-cell>
          <table:table-cell office:value-type="float" office:value="50" table:formula="of:=VLOOKUP([.$B36];[.$K$3:.$W$6];[.N$33];FALSE)&#10;+VLOOKUP([.$C36];[.$K$8:.$W$11];[.N$33];FALSE)&#10;+VLOOKUP([.$D36];[.$K$13:.$W$16];[.N$33];FALSE)&#10;+VLOOKUP([.$E36];[.$K$18:.$W$21];[.N$33];FALSE)&#10;+VLOOKUP([.$F36];[.$K$23:.$W$26];[.N$33];FALSE)&#10;+VLOOKUP([.$G36];[.$K$28:.$W$31];[.N$33];FALSE)" table:style-name="ce1">
            <text:p>50</text:p>
          </table:table-cell>
          <table:table-cell office:value-type="float" office:value="50" table:formula="of:=VLOOKUP([.$B36];[.$K$3:.$W$6];[.O$33];FALSE)&#10;+VLOOKUP([.$C36];[.$K$8:.$W$11];[.O$33];FALSE)&#10;+VLOOKUP([.$D36];[.$K$13:.$W$16];[.O$33];FALSE)&#10;+VLOOKUP([.$E36];[.$K$18:.$W$21];[.O$33];FALSE)&#10;+VLOOKUP([.$F36];[.$K$23:.$W$26];[.O$33];FALSE)&#10;+VLOOKUP([.$G36];[.$K$28:.$W$31];[.O$33];FALSE)" table:style-name="ce1">
            <text:p>50</text:p>
          </table:table-cell>
          <table:table-cell office:value-type="float" office:value="110" table:formula="of:=SUM([.K36:.O36])" table:style-name="ce1">
            <text:p>110</text:p>
          </table:table-cell>
          <table:table-cell table:number-columns-repeated="2" table:style-name="ce1"/>
          <table:table-cell office:value-type="float" office:value="134" table:formula="of:=VLOOKUP([.$B36];[.$K$3:.$W$6];[.S$33];FALSE)&#10;+VLOOKUP([.$C36];[.$K$8:.$W$11];[.S$33];FALSE)&#10;+VLOOKUP([.$D36];[.$K$13:.$W$16];[.S$33];FALSE)&#10;+VLOOKUP([.$E36];[.$K$18:.$W$21];[.S$33];FALSE)&#10;+VLOOKUP([.$F36];[.$K$23:.$W$26];[.S$33];FALSE)&#10;+VLOOKUP([.$G36];[.$K$28:.$W$31];[.S$33];FALSE)" table:style-name="ce1">
            <text:p>134</text:p>
          </table:table-cell>
          <table:table-cell office:value-type="float" office:value="151" table:formula="of:=VLOOKUP([.$B36];[.$K$3:.$W$6];[.T$33];FALSE)&#10;+VLOOKUP([.$C36];[.$K$8:.$W$11];[.T$33];FALSE)&#10;+VLOOKUP([.$D36];[.$K$13:.$W$16];[.T$33];FALSE)&#10;+VLOOKUP([.$E36];[.$K$18:.$W$21];[.T$33];FALSE)&#10;+VLOOKUP([.$F36];[.$K$23:.$W$26];[.T$33];FALSE)&#10;+VLOOKUP([.$G36];[.$K$28:.$W$31];[.T$33];FALSE)" table:style-name="ce1">
            <text:p>151</text:p>
          </table:table-cell>
          <table:table-cell office:value-type="float" office:value="11" table:formula="of:=VLOOKUP([.$B36];[.$K$3:.$W$6];[.U$33];FALSE)&#10;+VLOOKUP([.$C36];[.$K$8:.$W$11];[.U$33];FALSE)&#10;+VLOOKUP([.$D36];[.$K$13:.$W$16];[.U$33];FALSE)&#10;+VLOOKUP([.$E36];[.$K$18:.$W$21];[.U$33];FALSE)&#10;+VLOOKUP([.$F36];[.$K$23:.$W$26];[.U$33];FALSE)&#10;+VLOOKUP([.$G36];[.$K$28:.$W$31];[.U$33];FALSE)" table:style-name="ce1">
            <text:p>11</text:p>
          </table:table-cell>
          <table:table-cell office:value-type="float" office:value="1351" table:formula="of:=VLOOKUP([.$B36];[.$K$3:.$W$6];[.V$33];FALSE)&#10;+VLOOKUP([.$C36];[.$K$8:.$W$11];[.V$33];FALSE)&#10;+VLOOKUP([.$D36];[.$K$13:.$W$16];[.V$33];FALSE)&#10;+VLOOKUP([.$E36];[.$K$18:.$W$21];[.V$33];FALSE)&#10;+VLOOKUP([.$F36];[.$K$23:.$W$26];[.V$33];FALSE)&#10;+VLOOKUP([.$G36];[.$K$28:.$W$31];[.V$33];FALSE)" table:style-name="ce1">
            <text:p>1351</text:p>
          </table:table-cell>
          <table:table-cell office:value-type="float" office:value="211" table:formula="of:=VLOOKUP([.$B36];[.$K$3:.$W$6];[.W$33];FALSE)&#10;+VLOOKUP([.$C36];[.$K$8:.$W$11];[.W$33];FALSE)&#10;+VLOOKUP([.$D36];[.$K$13:.$W$16];[.W$33];FALSE)&#10;+VLOOKUP([.$E36];[.$K$18:.$W$21];[.W$33];FALSE)&#10;+VLOOKUP([.$F36];[.$K$23:.$W$26];[.W$33];FALSE)&#10;+VLOOKUP([.$G36];[.$K$28:.$W$31];[.W$33];FALSE)" table:style-name="ce1">
            <text:p>211</text:p>
          </table:table-cell>
          <table:table-cell office:value-type="float" office:value="1858" table:formula="of:=SUM([.S36:.W36])" table:style-name="ce1">
            <text:p>1858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80" table:formula="of:=VLOOKUP([.$B37];[.$A$3:.$B$6];2;FALSE)&#10;+VLOOKUP([.$C37];[.$A$3:.$B$6];2;FALSE)&#10;+VLOOKUP([.$D37];[.$A$3:.$B$6];2;FALSE)&#10;+VLOOKUP([.$E37];[.$A$3:.$B$6];2;FALSE)&#10;+VLOOKUP([.$F37];[.$A$3:.$B$6];2;FALSE)&#10;+VLOOKUP([.$G37];[.$A$3:.$B$6];2;FALSE)&#10;+VLOOKUP([.$H37];[.$A$3:.$B$6];2;FALSE)" table:style-name="ce1">
            <text:p>80</text:p>
          </table:table-cell>
          <table:table-cell table:style-name="ce1"/>
          <table:table-cell office:value-type="float" office:value="0" table:formula="of:=VLOOKUP([.$B37];[.$K$3:.$W$6];[.K$33];FALSE)&#10;+VLOOKUP([.$C37];[.$K$8:.$W$11];[.K$33];FALSE)&#10;+VLOOKUP([.$D37];[.$K$13:.$W$16];[.K$33];FALSE)&#10;+VLOOKUP([.$E37];[.$K$18:.$W$21];[.K$33];FALSE)&#10;+VLOOKUP([.$F37];[.$K$23:.$W$26];[.K$33];FALSE)&#10;+VLOOKUP([.$G37];[.$K$28:.$W$31];[.K$33];FALSE)" table:style-name="ce1">
            <text:p>0</text:p>
          </table:table-cell>
          <table:table-cell office:value-type="float" office:value="10" table:formula="of:=VLOOKUP([.$B37];[.$K$3:.$W$6];[.L$33];FALSE)&#10;+VLOOKUP([.$C37];[.$K$8:.$W$11];[.L$33];FALSE)&#10;+VLOOKUP([.$D37];[.$K$13:.$W$16];[.L$33];FALSE)&#10;+VLOOKUP([.$E37];[.$K$18:.$W$21];[.L$33];FALSE)&#10;+VLOOKUP([.$F37];[.$K$23:.$W$26];[.L$33];FALSE)&#10;+VLOOKUP([.$G37];[.$K$28:.$W$31];[.L$33];FALSE)" table:style-name="ce1">
            <text:p>10</text:p>
          </table:table-cell>
          <table:table-cell office:value-type="float" office:value="0" table:formula="of:=VLOOKUP([.$B37];[.$K$3:.$W$6];[.M$33];FALSE)&#10;+VLOOKUP([.$C37];[.$K$8:.$W$11];[.M$33];FALSE)&#10;+VLOOKUP([.$D37];[.$K$13:.$W$16];[.M$33];FALSE)&#10;+VLOOKUP([.$E37];[.$K$18:.$W$21];[.M$33];FALSE)&#10;+VLOOKUP([.$F37];[.$K$23:.$W$26];[.M$33];FALSE)&#10;+VLOOKUP([.$G37];[.$K$28:.$W$31];[.M$33];FALSE)" table:style-name="ce1">
            <text:p>0</text:p>
          </table:table-cell>
          <table:table-cell office:value-type="float" office:value="50" table:formula="of:=VLOOKUP([.$B37];[.$K$3:.$W$6];[.N$33];FALSE)&#10;+VLOOKUP([.$C37];[.$K$8:.$W$11];[.N$33];FALSE)&#10;+VLOOKUP([.$D37];[.$K$13:.$W$16];[.N$33];FALSE)&#10;+VLOOKUP([.$E37];[.$K$18:.$W$21];[.N$33];FALSE)&#10;+VLOOKUP([.$F37];[.$K$23:.$W$26];[.N$33];FALSE)&#10;+VLOOKUP([.$G37];[.$K$28:.$W$31];[.N$33];FALSE)" table:style-name="ce1">
            <text:p>50</text:p>
          </table:table-cell>
          <table:table-cell office:value-type="float" office:value="0" table:formula="of:=VLOOKUP([.$B37];[.$K$3:.$W$6];[.O$33];FALSE)&#10;+VLOOKUP([.$C37];[.$K$8:.$W$11];[.O$33];FALSE)&#10;+VLOOKUP([.$D37];[.$K$13:.$W$16];[.O$33];FALSE)&#10;+VLOOKUP([.$E37];[.$K$18:.$W$21];[.O$33];FALSE)&#10;+VLOOKUP([.$F37];[.$K$23:.$W$26];[.O$33];FALSE)&#10;+VLOOKUP([.$G37];[.$K$28:.$W$31];[.O$33];FALSE)" table:style-name="ce1">
            <text:p>0</text:p>
          </table:table-cell>
          <table:table-cell office:value-type="float" office:value="60" table:formula="of:=SUM([.K37:.O37])" table:style-name="ce1">
            <text:p>60</text:p>
          </table:table-cell>
          <table:table-cell table:number-columns-repeated="2" table:style-name="ce1"/>
          <table:table-cell office:value-type="float" office:value="134" table:formula="of:=VLOOKUP([.$B37];[.$K$3:.$W$6];[.S$33];FALSE)&#10;+VLOOKUP([.$C37];[.$K$8:.$W$11];[.S$33];FALSE)&#10;+VLOOKUP([.$D37];[.$K$13:.$W$16];[.S$33];FALSE)&#10;+VLOOKUP([.$E37];[.$K$18:.$W$21];[.S$33];FALSE)&#10;+VLOOKUP([.$F37];[.$K$23:.$W$26];[.S$33];FALSE)&#10;+VLOOKUP([.$G37];[.$K$28:.$W$31];[.S$33];FALSE)" table:style-name="ce1">
            <text:p>134</text:p>
          </table:table-cell>
          <table:table-cell office:value-type="float" office:value="153" table:formula="of:=VLOOKUP([.$B37];[.$K$3:.$W$6];[.T$33];FALSE)&#10;+VLOOKUP([.$C37];[.$K$8:.$W$11];[.T$33];FALSE)&#10;+VLOOKUP([.$D37];[.$K$13:.$W$16];[.T$33];FALSE)&#10;+VLOOKUP([.$E37];[.$K$18:.$W$21];[.T$33];FALSE)&#10;+VLOOKUP([.$F37];[.$K$23:.$W$26];[.T$33];FALSE)&#10;+VLOOKUP([.$G37];[.$K$28:.$W$31];[.T$33];FALSE)" table:style-name="ce1">
            <text:p>153</text:p>
          </table:table-cell>
          <table:table-cell office:value-type="float" office:value="11" table:formula="of:=VLOOKUP([.$B37];[.$K$3:.$W$6];[.U$33];FALSE)&#10;+VLOOKUP([.$C37];[.$K$8:.$W$11];[.U$33];FALSE)&#10;+VLOOKUP([.$D37];[.$K$13:.$W$16];[.U$33];FALSE)&#10;+VLOOKUP([.$E37];[.$K$18:.$W$21];[.U$33];FALSE)&#10;+VLOOKUP([.$F37];[.$K$23:.$W$26];[.U$33];FALSE)&#10;+VLOOKUP([.$G37];[.$K$28:.$W$31];[.U$33];FALSE)" table:style-name="ce1">
            <text:p>11</text:p>
          </table:table-cell>
          <table:table-cell office:value-type="float" office:value="1333" table:formula="of:=VLOOKUP([.$B37];[.$K$3:.$W$6];[.V$33];FALSE)&#10;+VLOOKUP([.$C37];[.$K$8:.$W$11];[.V$33];FALSE)&#10;+VLOOKUP([.$D37];[.$K$13:.$W$16];[.V$33];FALSE)&#10;+VLOOKUP([.$E37];[.$K$18:.$W$21];[.V$33];FALSE)&#10;+VLOOKUP([.$F37];[.$K$23:.$W$26];[.V$33];FALSE)&#10;+VLOOKUP([.$G37];[.$K$28:.$W$31];[.V$33];FALSE)" table:style-name="ce1">
            <text:p>1333</text:p>
          </table:table-cell>
          <table:table-cell office:value-type="float" office:value="159" table:formula="of:=VLOOKUP([.$B37];[.$K$3:.$W$6];[.W$33];FALSE)&#10;+VLOOKUP([.$C37];[.$K$8:.$W$11];[.W$33];FALSE)&#10;+VLOOKUP([.$D37];[.$K$13:.$W$16];[.W$33];FALSE)&#10;+VLOOKUP([.$E37];[.$K$18:.$W$21];[.W$33];FALSE)&#10;+VLOOKUP([.$F37];[.$K$23:.$W$26];[.W$33];FALSE)&#10;+VLOOKUP([.$G37];[.$K$28:.$W$31];[.W$33];FALSE)" table:style-name="ce1">
            <text:p>159</text:p>
          </table:table-cell>
          <table:table-cell office:value-type="float" office:value="1790" table:formula="of:=SUM([.S37:.W37])" table:style-name="ce1">
            <text:p>1790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80" table:formula="of:=VLOOKUP([.$B38];[.$A$3:.$B$6];2;FALSE)&#10;+VLOOKUP([.$C38];[.$A$3:.$B$6];2;FALSE)&#10;+VLOOKUP([.$D38];[.$A$3:.$B$6];2;FALSE)&#10;+VLOOKUP([.$E38];[.$A$3:.$B$6];2;FALSE)&#10;+VLOOKUP([.$F38];[.$A$3:.$B$6];2;FALSE)&#10;+VLOOKUP([.$G38];[.$A$3:.$B$6];2;FALSE)&#10;+VLOOKUP([.$H38];[.$A$3:.$B$6];2;FALSE)" table:style-name="ce1">
            <text:p>80</text:p>
          </table:table-cell>
          <table:table-cell table:style-name="ce1"/>
          <table:table-cell office:value-type="float" office:value="0" table:formula="of:=VLOOKUP([.$B38];[.$K$3:.$W$6];[.K$33];FALSE)&#10;+VLOOKUP([.$C38];[.$K$8:.$W$11];[.K$33];FALSE)&#10;+VLOOKUP([.$D38];[.$K$13:.$W$16];[.K$33];FALSE)&#10;+VLOOKUP([.$E38];[.$K$18:.$W$21];[.K$33];FALSE)&#10;+VLOOKUP([.$F38];[.$K$23:.$W$26];[.K$33];FALSE)&#10;+VLOOKUP([.$G38];[.$K$28:.$W$31];[.K$33];FALSE)" table:style-name="ce1">
            <text:p>0</text:p>
          </table:table-cell>
          <table:table-cell office:value-type="float" office:value="10" table:formula="of:=VLOOKUP([.$B38];[.$K$3:.$W$6];[.L$33];FALSE)&#10;+VLOOKUP([.$C38];[.$K$8:.$W$11];[.L$33];FALSE)&#10;+VLOOKUP([.$D38];[.$K$13:.$W$16];[.L$33];FALSE)&#10;+VLOOKUP([.$E38];[.$K$18:.$W$21];[.L$33];FALSE)&#10;+VLOOKUP([.$F38];[.$K$23:.$W$26];[.L$33];FALSE)&#10;+VLOOKUP([.$G38];[.$K$28:.$W$31];[.L$33];FALSE)" table:style-name="ce1">
            <text:p>10</text:p>
          </table:table-cell>
          <table:table-cell office:value-type="float" office:value="0" table:formula="of:=VLOOKUP([.$B38];[.$K$3:.$W$6];[.M$33];FALSE)&#10;+VLOOKUP([.$C38];[.$K$8:.$W$11];[.M$33];FALSE)&#10;+VLOOKUP([.$D38];[.$K$13:.$W$16];[.M$33];FALSE)&#10;+VLOOKUP([.$E38];[.$K$18:.$W$21];[.M$33];FALSE)&#10;+VLOOKUP([.$F38];[.$K$23:.$W$26];[.M$33];FALSE)&#10;+VLOOKUP([.$G38];[.$K$28:.$W$31];[.M$33];FALSE)" table:style-name="ce1">
            <text:p>0</text:p>
          </table:table-cell>
          <table:table-cell office:value-type="float" office:value="50" table:formula="of:=VLOOKUP([.$B38];[.$K$3:.$W$6];[.N$33];FALSE)&#10;+VLOOKUP([.$C38];[.$K$8:.$W$11];[.N$33];FALSE)&#10;+VLOOKUP([.$D38];[.$K$13:.$W$16];[.N$33];FALSE)&#10;+VLOOKUP([.$E38];[.$K$18:.$W$21];[.N$33];FALSE)&#10;+VLOOKUP([.$F38];[.$K$23:.$W$26];[.N$33];FALSE)&#10;+VLOOKUP([.$G38];[.$K$28:.$W$31];[.N$33];FALSE)" table:style-name="ce1">
            <text:p>50</text:p>
          </table:table-cell>
          <table:table-cell office:value-type="float" office:value="50" table:formula="of:=VLOOKUP([.$B38];[.$K$3:.$W$6];[.O$33];FALSE)&#10;+VLOOKUP([.$C38];[.$K$8:.$W$11];[.O$33];FALSE)&#10;+VLOOKUP([.$D38];[.$K$13:.$W$16];[.O$33];FALSE)&#10;+VLOOKUP([.$E38];[.$K$18:.$W$21];[.O$33];FALSE)&#10;+VLOOKUP([.$F38];[.$K$23:.$W$26];[.O$33];FALSE)&#10;+VLOOKUP([.$G38];[.$K$28:.$W$31];[.O$33];FALSE)" table:style-name="ce1">
            <text:p>50</text:p>
          </table:table-cell>
          <table:table-cell office:value-type="float" office:value="110" table:formula="of:=SUM([.K38:.O38])" table:style-name="ce1">
            <text:p>110</text:p>
          </table:table-cell>
          <table:table-cell table:number-columns-repeated="2" table:style-name="ce1"/>
          <table:table-cell office:value-type="float" office:value="134" table:formula="of:=VLOOKUP([.$B38];[.$K$3:.$W$6];[.S$33];FALSE)&#10;+VLOOKUP([.$C38];[.$K$8:.$W$11];[.S$33];FALSE)&#10;+VLOOKUP([.$D38];[.$K$13:.$W$16];[.S$33];FALSE)&#10;+VLOOKUP([.$E38];[.$K$18:.$W$21];[.S$33];FALSE)&#10;+VLOOKUP([.$F38];[.$K$23:.$W$26];[.S$33];FALSE)&#10;+VLOOKUP([.$G38];[.$K$28:.$W$31];[.S$33];FALSE)" table:style-name="ce1">
            <text:p>134</text:p>
          </table:table-cell>
          <table:table-cell office:value-type="float" office:value="153" table:formula="of:=VLOOKUP([.$B38];[.$K$3:.$W$6];[.T$33];FALSE)&#10;+VLOOKUP([.$C38];[.$K$8:.$W$11];[.T$33];FALSE)&#10;+VLOOKUP([.$D38];[.$K$13:.$W$16];[.T$33];FALSE)&#10;+VLOOKUP([.$E38];[.$K$18:.$W$21];[.T$33];FALSE)&#10;+VLOOKUP([.$F38];[.$K$23:.$W$26];[.T$33];FALSE)&#10;+VLOOKUP([.$G38];[.$K$28:.$W$31];[.T$33];FALSE)" table:style-name="ce1">
            <text:p>153</text:p>
          </table:table-cell>
          <table:table-cell office:value-type="float" office:value="11" table:formula="of:=VLOOKUP([.$B38];[.$K$3:.$W$6];[.U$33];FALSE)&#10;+VLOOKUP([.$C38];[.$K$8:.$W$11];[.U$33];FALSE)&#10;+VLOOKUP([.$D38];[.$K$13:.$W$16];[.U$33];FALSE)&#10;+VLOOKUP([.$E38];[.$K$18:.$W$21];[.U$33];FALSE)&#10;+VLOOKUP([.$F38];[.$K$23:.$W$26];[.U$33];FALSE)&#10;+VLOOKUP([.$G38];[.$K$28:.$W$31];[.U$33];FALSE)" table:style-name="ce1">
            <text:p>11</text:p>
          </table:table-cell>
          <table:table-cell office:value-type="float" office:value="1290" table:formula="of:=VLOOKUP([.$B38];[.$K$3:.$W$6];[.V$33];FALSE)&#10;+VLOOKUP([.$C38];[.$K$8:.$W$11];[.V$33];FALSE)&#10;+VLOOKUP([.$D38];[.$K$13:.$W$16];[.V$33];FALSE)&#10;+VLOOKUP([.$E38];[.$K$18:.$W$21];[.V$33];FALSE)&#10;+VLOOKUP([.$F38];[.$K$23:.$W$26];[.V$33];FALSE)&#10;+VLOOKUP([.$G38];[.$K$28:.$W$31];[.V$33];FALSE)" table:style-name="ce1">
            <text:p>1290</text:p>
          </table:table-cell>
          <table:table-cell office:value-type="float" office:value="216" table:formula="of:=VLOOKUP([.$B38];[.$K$3:.$W$6];[.W$33];FALSE)&#10;+VLOOKUP([.$C38];[.$K$8:.$W$11];[.W$33];FALSE)&#10;+VLOOKUP([.$D38];[.$K$13:.$W$16];[.W$33];FALSE)&#10;+VLOOKUP([.$E38];[.$K$18:.$W$21];[.W$33];FALSE)&#10;+VLOOKUP([.$F38];[.$K$23:.$W$26];[.W$33];FALSE)&#10;+VLOOKUP([.$G38];[.$K$28:.$W$31];[.W$33];FALSE)" table:style-name="ce1">
            <text:p>216</text:p>
          </table:table-cell>
          <table:table-cell office:value-type="float" office:value="1804" table:formula="of:=SUM([.S38:.W38])" table:style-name="ce1">
            <text:p>1804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80" table:formula="of:=VLOOKUP([.$B39];[.$A$3:.$B$6];2;FALSE)&#10;+VLOOKUP([.$C39];[.$A$3:.$B$6];2;FALSE)&#10;+VLOOKUP([.$D39];[.$A$3:.$B$6];2;FALSE)&#10;+VLOOKUP([.$E39];[.$A$3:.$B$6];2;FALSE)&#10;+VLOOKUP([.$F39];[.$A$3:.$B$6];2;FALSE)&#10;+VLOOKUP([.$G39];[.$A$3:.$B$6];2;FALSE)&#10;+VLOOKUP([.$H39];[.$A$3:.$B$6];2;FALSE)" table:style-name="ce1">
            <text:p>80</text:p>
          </table:table-cell>
          <table:table-cell table:style-name="ce1"/>
          <table:table-cell office:value-type="float" office:value="0" table:formula="of:=VLOOKUP([.$B39];[.$K$3:.$W$6];[.K$33];FALSE)&#10;+VLOOKUP([.$C39];[.$K$8:.$W$11];[.K$33];FALSE)&#10;+VLOOKUP([.$D39];[.$K$13:.$W$16];[.K$33];FALSE)&#10;+VLOOKUP([.$E39];[.$K$18:.$W$21];[.K$33];FALSE)&#10;+VLOOKUP([.$F39];[.$K$23:.$W$26];[.K$33];FALSE)&#10;+VLOOKUP([.$G39];[.$K$28:.$W$31];[.K$33];FALSE)" table:style-name="ce1">
            <text:p>0</text:p>
          </table:table-cell>
          <table:table-cell office:value-type="float" office:value="5" table:formula="of:=VLOOKUP([.$B39];[.$K$3:.$W$6];[.L$33];FALSE)&#10;+VLOOKUP([.$C39];[.$K$8:.$W$11];[.L$33];FALSE)&#10;+VLOOKUP([.$D39];[.$K$13:.$W$16];[.L$33];FALSE)&#10;+VLOOKUP([.$E39];[.$K$18:.$W$21];[.L$33];FALSE)&#10;+VLOOKUP([.$F39];[.$K$23:.$W$26];[.L$33];FALSE)&#10;+VLOOKUP([.$G39];[.$K$28:.$W$31];[.L$33];FALSE)" table:style-name="ce1">
            <text:p>5</text:p>
          </table:table-cell>
          <table:table-cell office:value-type="float" office:value="20" table:formula="of:=VLOOKUP([.$B39];[.$K$3:.$W$6];[.M$33];FALSE)&#10;+VLOOKUP([.$C39];[.$K$8:.$W$11];[.M$33];FALSE)&#10;+VLOOKUP([.$D39];[.$K$13:.$W$16];[.M$33];FALSE)&#10;+VLOOKUP([.$E39];[.$K$18:.$W$21];[.M$33];FALSE)&#10;+VLOOKUP([.$F39];[.$K$23:.$W$26];[.M$33];FALSE)&#10;+VLOOKUP([.$G39];[.$K$28:.$W$31];[.M$33];FALSE)" table:style-name="ce1">
            <text:p>20</text:p>
          </table:table-cell>
          <table:table-cell office:value-type="float" office:value="50" table:formula="of:=VLOOKUP([.$B39];[.$K$3:.$W$6];[.N$33];FALSE)&#10;+VLOOKUP([.$C39];[.$K$8:.$W$11];[.N$33];FALSE)&#10;+VLOOKUP([.$D39];[.$K$13:.$W$16];[.N$33];FALSE)&#10;+VLOOKUP([.$E39];[.$K$18:.$W$21];[.N$33];FALSE)&#10;+VLOOKUP([.$F39];[.$K$23:.$W$26];[.N$33];FALSE)&#10;+VLOOKUP([.$G39];[.$K$28:.$W$31];[.N$33];FALSE)" table:style-name="ce1">
            <text:p>50</text:p>
          </table:table-cell>
          <table:table-cell office:value-type="float" office:value="50" table:formula="of:=VLOOKUP([.$B39];[.$K$3:.$W$6];[.O$33];FALSE)&#10;+VLOOKUP([.$C39];[.$K$8:.$W$11];[.O$33];FALSE)&#10;+VLOOKUP([.$D39];[.$K$13:.$W$16];[.O$33];FALSE)&#10;+VLOOKUP([.$E39];[.$K$18:.$W$21];[.O$33];FALSE)&#10;+VLOOKUP([.$F39];[.$K$23:.$W$26];[.O$33];FALSE)&#10;+VLOOKUP([.$G39];[.$K$28:.$W$31];[.O$33];FALSE)" table:style-name="ce1">
            <text:p>50</text:p>
          </table:table-cell>
          <table:table-cell office:value-type="float" office:value="125" table:formula="of:=SUM([.K39:.O39])" table:style-name="ce1">
            <text:p>125</text:p>
          </table:table-cell>
          <table:table-cell table:number-columns-repeated="2" table:style-name="ce1"/>
          <table:table-cell office:value-type="float" office:value="134" table:formula="of:=VLOOKUP([.$B39];[.$K$3:.$W$6];[.S$33];FALSE)&#10;+VLOOKUP([.$C39];[.$K$8:.$W$11];[.S$33];FALSE)&#10;+VLOOKUP([.$D39];[.$K$13:.$W$16];[.S$33];FALSE)&#10;+VLOOKUP([.$E39];[.$K$18:.$W$21];[.S$33];FALSE)&#10;+VLOOKUP([.$F39];[.$K$23:.$W$26];[.S$33];FALSE)&#10;+VLOOKUP([.$G39];[.$K$28:.$W$31];[.S$33];FALSE)" table:style-name="ce1">
            <text:p>134</text:p>
          </table:table-cell>
          <table:table-cell office:value-type="float" office:value="144" table:formula="of:=VLOOKUP([.$B39];[.$K$3:.$W$6];[.T$33];FALSE)&#10;+VLOOKUP([.$C39];[.$K$8:.$W$11];[.T$33];FALSE)&#10;+VLOOKUP([.$D39];[.$K$13:.$W$16];[.T$33];FALSE)&#10;+VLOOKUP([.$E39];[.$K$18:.$W$21];[.T$33];FALSE)&#10;+VLOOKUP([.$F39];[.$K$23:.$W$26];[.T$33];FALSE)&#10;+VLOOKUP([.$G39];[.$K$28:.$W$31];[.T$33];FALSE)" table:style-name="ce1">
            <text:p>144</text:p>
          </table:table-cell>
          <table:table-cell office:value-type="float" office:value="35" table:formula="of:=VLOOKUP([.$B39];[.$K$3:.$W$6];[.U$33];FALSE)&#10;+VLOOKUP([.$C39];[.$K$8:.$W$11];[.U$33];FALSE)&#10;+VLOOKUP([.$D39];[.$K$13:.$W$16];[.U$33];FALSE)&#10;+VLOOKUP([.$E39];[.$K$18:.$W$21];[.U$33];FALSE)&#10;+VLOOKUP([.$F39];[.$K$23:.$W$26];[.U$33];FALSE)&#10;+VLOOKUP([.$G39];[.$K$28:.$W$31];[.U$33];FALSE)" table:style-name="ce1">
            <text:p>35</text:p>
          </table:table-cell>
          <table:table-cell office:value-type="float" office:value="1290" table:formula="of:=VLOOKUP([.$B39];[.$K$3:.$W$6];[.V$33];FALSE)&#10;+VLOOKUP([.$C39];[.$K$8:.$W$11];[.V$33];FALSE)&#10;+VLOOKUP([.$D39];[.$K$13:.$W$16];[.V$33];FALSE)&#10;+VLOOKUP([.$E39];[.$K$18:.$W$21];[.V$33];FALSE)&#10;+VLOOKUP([.$F39];[.$K$23:.$W$26];[.V$33];FALSE)&#10;+VLOOKUP([.$G39];[.$K$28:.$W$31];[.V$33];FALSE)" table:style-name="ce1">
            <text:p>1290</text:p>
          </table:table-cell>
          <table:table-cell office:value-type="float" office:value="211" table:formula="of:=VLOOKUP([.$B39];[.$K$3:.$W$6];[.W$33];FALSE)&#10;+VLOOKUP([.$C39];[.$K$8:.$W$11];[.W$33];FALSE)&#10;+VLOOKUP([.$D39];[.$K$13:.$W$16];[.W$33];FALSE)&#10;+VLOOKUP([.$E39];[.$K$18:.$W$21];[.W$33];FALSE)&#10;+VLOOKUP([.$F39];[.$K$23:.$W$26];[.W$33];FALSE)&#10;+VLOOKUP([.$G39];[.$K$28:.$W$31];[.W$33];FALSE)" table:style-name="ce1">
            <text:p>211</text:p>
          </table:table-cell>
          <table:table-cell office:value-type="float" office:value="1814" table:formula="of:=SUM([.S39:.W39])" table:style-name="ce1">
            <text:p>1814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80" table:formula="of:=VLOOKUP([.$B40];[.$A$3:.$B$6];2;FALSE)&#10;+VLOOKUP([.$C40];[.$A$3:.$B$6];2;FALSE)&#10;+VLOOKUP([.$D40];[.$A$3:.$B$6];2;FALSE)&#10;+VLOOKUP([.$E40];[.$A$3:.$B$6];2;FALSE)&#10;+VLOOKUP([.$F40];[.$A$3:.$B$6];2;FALSE)&#10;+VLOOKUP([.$G40];[.$A$3:.$B$6];2;FALSE)&#10;+VLOOKUP([.$H40];[.$A$3:.$B$6];2;FALSE)" table:style-name="ce1">
            <text:p>80</text:p>
          </table:table-cell>
          <table:table-cell table:style-name="ce1"/>
          <table:table-cell office:value-type="float" office:value="0" table:formula="of:=VLOOKUP([.$B40];[.$K$3:.$W$6];[.K$33];FALSE)&#10;+VLOOKUP([.$C40];[.$K$8:.$W$11];[.K$33];FALSE)&#10;+VLOOKUP([.$D40];[.$K$13:.$W$16];[.K$33];FALSE)&#10;+VLOOKUP([.$E40];[.$K$18:.$W$21];[.K$33];FALSE)&#10;+VLOOKUP([.$F40];[.$K$23:.$W$26];[.K$33];FALSE)&#10;+VLOOKUP([.$G40];[.$K$28:.$W$31];[.K$33];FALSE)" table:style-name="ce1">
            <text:p>0</text:p>
          </table:table-cell>
          <table:table-cell office:value-type="float" office:value="0" table:formula="of:=VLOOKUP([.$B40];[.$K$3:.$W$6];[.L$33];FALSE)&#10;+VLOOKUP([.$C40];[.$K$8:.$W$11];[.L$33];FALSE)&#10;+VLOOKUP([.$D40];[.$K$13:.$W$16];[.L$33];FALSE)&#10;+VLOOKUP([.$E40];[.$K$18:.$W$21];[.L$33];FALSE)&#10;+VLOOKUP([.$F40];[.$K$23:.$W$26];[.L$33];FALSE)&#10;+VLOOKUP([.$G40];[.$K$28:.$W$31];[.L$33];FALSE)" table:style-name="ce1">
            <text:p>0</text:p>
          </table:table-cell>
          <table:table-cell office:value-type="float" office:value="0" table:formula="of:=VLOOKUP([.$B40];[.$K$3:.$W$6];[.M$33];FALSE)&#10;+VLOOKUP([.$C40];[.$K$8:.$W$11];[.M$33];FALSE)&#10;+VLOOKUP([.$D40];[.$K$13:.$W$16];[.M$33];FALSE)&#10;+VLOOKUP([.$E40];[.$K$18:.$W$21];[.M$33];FALSE)&#10;+VLOOKUP([.$F40];[.$K$23:.$W$26];[.M$33];FALSE)&#10;+VLOOKUP([.$G40];[.$K$28:.$W$31];[.M$33];FALSE)" table:style-name="ce1">
            <text:p>0</text:p>
          </table:table-cell>
          <table:table-cell office:value-type="float" office:value="50" table:formula="of:=VLOOKUP([.$B40];[.$K$3:.$W$6];[.N$33];FALSE)&#10;+VLOOKUP([.$C40];[.$K$8:.$W$11];[.N$33];FALSE)&#10;+VLOOKUP([.$D40];[.$K$13:.$W$16];[.N$33];FALSE)&#10;+VLOOKUP([.$E40];[.$K$18:.$W$21];[.N$33];FALSE)&#10;+VLOOKUP([.$F40];[.$K$23:.$W$26];[.N$33];FALSE)&#10;+VLOOKUP([.$G40];[.$K$28:.$W$31];[.N$33];FALSE)" table:style-name="ce1">
            <text:p>50</text:p>
          </table:table-cell>
          <table:table-cell office:value-type="float" office:value="50" table:formula="of:=VLOOKUP([.$B40];[.$K$3:.$W$6];[.O$33];FALSE)&#10;+VLOOKUP([.$C40];[.$K$8:.$W$11];[.O$33];FALSE)&#10;+VLOOKUP([.$D40];[.$K$13:.$W$16];[.O$33];FALSE)&#10;+VLOOKUP([.$E40];[.$K$18:.$W$21];[.O$33];FALSE)&#10;+VLOOKUP([.$F40];[.$K$23:.$W$26];[.O$33];FALSE)&#10;+VLOOKUP([.$G40];[.$K$28:.$W$31];[.O$33];FALSE)" table:style-name="ce1">
            <text:p>50</text:p>
          </table:table-cell>
          <table:table-cell office:value-type="float" office:value="100" table:formula="of:=SUM([.K40:.O40])" table:style-name="ce1">
            <text:p>100</text:p>
          </table:table-cell>
          <table:table-cell table:number-columns-repeated="2" table:style-name="ce1"/>
          <table:table-cell office:value-type="float" office:value="134" table:formula="of:=VLOOKUP([.$B40];[.$K$3:.$W$6];[.S$33];FALSE)&#10;+VLOOKUP([.$C40];[.$K$8:.$W$11];[.S$33];FALSE)&#10;+VLOOKUP([.$D40];[.$K$13:.$W$16];[.S$33];FALSE)&#10;+VLOOKUP([.$E40];[.$K$18:.$W$21];[.S$33];FALSE)&#10;+VLOOKUP([.$F40];[.$K$23:.$W$26];[.S$33];FALSE)&#10;+VLOOKUP([.$G40];[.$K$28:.$W$31];[.S$33];FALSE)" table:style-name="ce1">
            <text:p>134</text:p>
          </table:table-cell>
          <table:table-cell office:value-type="float" office:value="137" table:formula="of:=VLOOKUP([.$B40];[.$K$3:.$W$6];[.T$33];FALSE)&#10;+VLOOKUP([.$C40];[.$K$8:.$W$11];[.T$33];FALSE)&#10;+VLOOKUP([.$D40];[.$K$13:.$W$16];[.T$33];FALSE)&#10;+VLOOKUP([.$E40];[.$K$18:.$W$21];[.T$33];FALSE)&#10;+VLOOKUP([.$F40];[.$K$23:.$W$26];[.T$33];FALSE)&#10;+VLOOKUP([.$G40];[.$K$28:.$W$31];[.T$33];FALSE)" table:style-name="ce1">
            <text:p>137</text:p>
          </table:table-cell>
          <table:table-cell office:value-type="float" office:value="11" table:formula="of:=VLOOKUP([.$B40];[.$K$3:.$W$6];[.U$33];FALSE)&#10;+VLOOKUP([.$C40];[.$K$8:.$W$11];[.U$33];FALSE)&#10;+VLOOKUP([.$D40];[.$K$13:.$W$16];[.U$33];FALSE)&#10;+VLOOKUP([.$E40];[.$K$18:.$W$21];[.U$33];FALSE)&#10;+VLOOKUP([.$F40];[.$K$23:.$W$26];[.U$33];FALSE)&#10;+VLOOKUP([.$G40];[.$K$28:.$W$31];[.U$33];FALSE)" table:style-name="ce1">
            <text:p>11</text:p>
          </table:table-cell>
          <table:table-cell office:value-type="float" office:value="1422" table:formula="of:=VLOOKUP([.$B40];[.$K$3:.$W$6];[.V$33];FALSE)&#10;+VLOOKUP([.$C40];[.$K$8:.$W$11];[.V$33];FALSE)&#10;+VLOOKUP([.$D40];[.$K$13:.$W$16];[.V$33];FALSE)&#10;+VLOOKUP([.$E40];[.$K$18:.$W$21];[.V$33];FALSE)&#10;+VLOOKUP([.$F40];[.$K$23:.$W$26];[.V$33];FALSE)&#10;+VLOOKUP([.$G40];[.$K$28:.$W$31];[.V$33];FALSE)" table:style-name="ce1">
            <text:p>1422</text:p>
          </table:table-cell>
          <table:table-cell office:value-type="float" office:value="211" table:formula="of:=VLOOKUP([.$B40];[.$K$3:.$W$6];[.W$33];FALSE)&#10;+VLOOKUP([.$C40];[.$K$8:.$W$11];[.W$33];FALSE)&#10;+VLOOKUP([.$D40];[.$K$13:.$W$16];[.W$33];FALSE)&#10;+VLOOKUP([.$E40];[.$K$18:.$W$21];[.W$33];FALSE)&#10;+VLOOKUP([.$F40];[.$K$23:.$W$26];[.W$33];FALSE)&#10;+VLOOKUP([.$G40];[.$K$28:.$W$31];[.W$33];FALSE)" table:style-name="ce1">
            <text:p>211</text:p>
          </table:table-cell>
          <table:table-cell office:value-type="float" office:value="1915" table:formula="of:=SUM([.S40:.W40])" table:style-name="ce1">
            <text:p>1915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80" table:formula="of:=VLOOKUP([.$B41];[.$A$3:.$B$6];2;FALSE)&#10;+VLOOKUP([.$C41];[.$A$3:.$B$6];2;FALSE)&#10;+VLOOKUP([.$D41];[.$A$3:.$B$6];2;FALSE)&#10;+VLOOKUP([.$E41];[.$A$3:.$B$6];2;FALSE)&#10;+VLOOKUP([.$F41];[.$A$3:.$B$6];2;FALSE)&#10;+VLOOKUP([.$G41];[.$A$3:.$B$6];2;FALSE)&#10;+VLOOKUP([.$H41];[.$A$3:.$B$6];2;FALSE)" table:style-name="ce1">
            <text:p>80</text:p>
          </table:table-cell>
          <table:table-cell table:style-name="ce1"/>
          <table:table-cell office:value-type="float" office:value="66" table:formula="of:=VLOOKUP([.$B41];[.$K$3:.$W$6];[.K$33];FALSE)&#10;+VLOOKUP([.$C41];[.$K$8:.$W$11];[.K$33];FALSE)&#10;+VLOOKUP([.$D41];[.$K$13:.$W$16];[.K$33];FALSE)&#10;+VLOOKUP([.$E41];[.$K$18:.$W$21];[.K$33];FALSE)&#10;+VLOOKUP([.$F41];[.$K$23:.$W$26];[.K$33];FALSE)&#10;+VLOOKUP([.$G41];[.$K$28:.$W$31];[.K$33];FALSE)" table:style-name="ce1">
            <text:p>66</text:p>
          </table:table-cell>
          <table:table-cell office:value-type="float" office:value="0" table:formula="of:=VLOOKUP([.$B41];[.$K$3:.$W$6];[.L$33];FALSE)&#10;+VLOOKUP([.$C41];[.$K$8:.$W$11];[.L$33];FALSE)&#10;+VLOOKUP([.$D41];[.$K$13:.$W$16];[.L$33];FALSE)&#10;+VLOOKUP([.$E41];[.$K$18:.$W$21];[.L$33];FALSE)&#10;+VLOOKUP([.$F41];[.$K$23:.$W$26];[.L$33];FALSE)&#10;+VLOOKUP([.$G41];[.$K$28:.$W$31];[.L$33];FALSE)" table:style-name="ce1">
            <text:p>0</text:p>
          </table:table-cell>
          <table:table-cell office:value-type="float" office:value="0" table:formula="of:=VLOOKUP([.$B41];[.$K$3:.$W$6];[.M$33];FALSE)&#10;+VLOOKUP([.$C41];[.$K$8:.$W$11];[.M$33];FALSE)&#10;+VLOOKUP([.$D41];[.$K$13:.$W$16];[.M$33];FALSE)&#10;+VLOOKUP([.$E41];[.$K$18:.$W$21];[.M$33];FALSE)&#10;+VLOOKUP([.$F41];[.$K$23:.$W$26];[.M$33];FALSE)&#10;+VLOOKUP([.$G41];[.$K$28:.$W$31];[.M$33];FALSE)" table:style-name="ce1">
            <text:p>0</text:p>
          </table:table-cell>
          <table:table-cell office:value-type="float" office:value="0" table:formula="of:=VLOOKUP([.$B41];[.$K$3:.$W$6];[.N$33];FALSE)&#10;+VLOOKUP([.$C41];[.$K$8:.$W$11];[.N$33];FALSE)&#10;+VLOOKUP([.$D41];[.$K$13:.$W$16];[.N$33];FALSE)&#10;+VLOOKUP([.$E41];[.$K$18:.$W$21];[.N$33];FALSE)&#10;+VLOOKUP([.$F41];[.$K$23:.$W$26];[.N$33];FALSE)&#10;+VLOOKUP([.$G41];[.$K$28:.$W$31];[.N$33];FALSE)" table:style-name="ce1">
            <text:p>0</text:p>
          </table:table-cell>
          <table:table-cell office:value-type="float" office:value="28" table:formula="of:=VLOOKUP([.$B41];[.$K$3:.$W$6];[.O$33];FALSE)&#10;+VLOOKUP([.$C41];[.$K$8:.$W$11];[.O$33];FALSE)&#10;+VLOOKUP([.$D41];[.$K$13:.$W$16];[.O$33];FALSE)&#10;+VLOOKUP([.$E41];[.$K$18:.$W$21];[.O$33];FALSE)&#10;+VLOOKUP([.$F41];[.$K$23:.$W$26];[.O$33];FALSE)&#10;+VLOOKUP([.$G41];[.$K$28:.$W$31];[.O$33];FALSE)" table:style-name="ce1">
            <text:p>28</text:p>
          </table:table-cell>
          <table:table-cell office:value-type="float" office:value="94" table:formula="of:=SUM([.K41:.O41])" table:style-name="ce1">
            <text:p>94</text:p>
          </table:table-cell>
          <table:table-cell table:number-columns-repeated="2" table:style-name="ce1"/>
          <table:table-cell office:value-type="float" office:value="213" table:formula="of:=VLOOKUP([.$B41];[.$K$3:.$W$6];[.S$33];FALSE)&#10;+VLOOKUP([.$C41];[.$K$8:.$W$11];[.S$33];FALSE)&#10;+VLOOKUP([.$D41];[.$K$13:.$W$16];[.S$33];FALSE)&#10;+VLOOKUP([.$E41];[.$K$18:.$W$21];[.S$33];FALSE)&#10;+VLOOKUP([.$F41];[.$K$23:.$W$26];[.S$33];FALSE)&#10;+VLOOKUP([.$G41];[.$K$28:.$W$31];[.S$33];FALSE)" table:style-name="ce1">
            <text:p>213</text:p>
          </table:table-cell>
          <table:table-cell office:value-type="float" office:value="137" table:formula="of:=VLOOKUP([.$B41];[.$K$3:.$W$6];[.T$33];FALSE)&#10;+VLOOKUP([.$C41];[.$K$8:.$W$11];[.T$33];FALSE)&#10;+VLOOKUP([.$D41];[.$K$13:.$W$16];[.T$33];FALSE)&#10;+VLOOKUP([.$E41];[.$K$18:.$W$21];[.T$33];FALSE)&#10;+VLOOKUP([.$F41];[.$K$23:.$W$26];[.T$33];FALSE)&#10;+VLOOKUP([.$G41];[.$K$28:.$W$31];[.T$33];FALSE)" table:style-name="ce1">
            <text:p>137</text:p>
          </table:table-cell>
          <table:table-cell office:value-type="float" office:value="11" table:formula="of:=VLOOKUP([.$B41];[.$K$3:.$W$6];[.U$33];FALSE)&#10;+VLOOKUP([.$C41];[.$K$8:.$W$11];[.U$33];FALSE)&#10;+VLOOKUP([.$D41];[.$K$13:.$W$16];[.U$33];FALSE)&#10;+VLOOKUP([.$E41];[.$K$18:.$W$21];[.U$33];FALSE)&#10;+VLOOKUP([.$F41];[.$K$23:.$W$26];[.U$33];FALSE)&#10;+VLOOKUP([.$G41];[.$K$28:.$W$31];[.U$33];FALSE)" table:style-name="ce1">
            <text:p>11</text:p>
          </table:table-cell>
          <table:table-cell office:value-type="float" office:value="1269" table:formula="of:=VLOOKUP([.$B41];[.$K$3:.$W$6];[.V$33];FALSE)&#10;+VLOOKUP([.$C41];[.$K$8:.$W$11];[.V$33];FALSE)&#10;+VLOOKUP([.$D41];[.$K$13:.$W$16];[.V$33];FALSE)&#10;+VLOOKUP([.$E41];[.$K$18:.$W$21];[.V$33];FALSE)&#10;+VLOOKUP([.$F41];[.$K$23:.$W$26];[.V$33];FALSE)&#10;+VLOOKUP([.$G41];[.$K$28:.$W$31];[.V$33];FALSE)" table:style-name="ce1">
            <text:p>1269</text:p>
          </table:table-cell>
          <table:table-cell office:value-type="float" office:value="189" table:formula="of:=VLOOKUP([.$B41];[.$K$3:.$W$6];[.W$33];FALSE)&#10;+VLOOKUP([.$C41];[.$K$8:.$W$11];[.W$33];FALSE)&#10;+VLOOKUP([.$D41];[.$K$13:.$W$16];[.W$33];FALSE)&#10;+VLOOKUP([.$E41];[.$K$18:.$W$21];[.W$33];FALSE)&#10;+VLOOKUP([.$F41];[.$K$23:.$W$26];[.W$33];FALSE)&#10;+VLOOKUP([.$G41];[.$K$28:.$W$31];[.W$33];FALSE)" table:style-name="ce1">
            <text:p>189</text:p>
          </table:table-cell>
          <table:table-cell office:value-type="float" office:value="1819" table:formula="of:=SUM([.S41:.W41])" table:style-name="ce1">
            <text:p>1819</text:p>
          </table:table-cell>
          <table:table-cell table:number-columns-repeated="16360"/>
        </table:table-row>
        <table:table-row table:style-name="ro1">
          <table:table-cell table:style-name="ce1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130" table:formula="of:=VLOOKUP([.$B43];[.$A$3:.$B$6];2;FALSE)&#10;+VLOOKUP([.$C43];[.$A$3:.$B$6];2;FALSE)&#10;+VLOOKUP([.$D43];[.$A$3:.$B$6];2;FALSE)&#10;+VLOOKUP([.$E43];[.$A$3:.$B$6];2;FALSE)&#10;+VLOOKUP([.$F43];[.$A$3:.$B$6];2;FALSE)&#10;+VLOOKUP([.$G43];[.$A$3:.$B$6];2;FALSE)&#10;+VLOOKUP([.$H43];[.$A$3:.$B$6];2;FALSE)" table:style-name="ce1">
            <text:p>130</text:p>
          </table:table-cell>
          <table:table-cell table:style-name="ce1"/>
          <table:table-cell office:value-type="float" office:value="66" table:formula="of:=VLOOKUP([.$B43];[.$K$3:.$W$6];[.K$33];FALSE)&#10;+VLOOKUP([.$C43];[.$K$8:.$W$11];[.K$33];FALSE)&#10;+VLOOKUP([.$D43];[.$K$13:.$W$16];[.K$33];FALSE)&#10;+VLOOKUP([.$E43];[.$K$18:.$W$21];[.K$33];FALSE)&#10;+VLOOKUP([.$F43];[.$K$23:.$W$26];[.K$33];FALSE)&#10;+VLOOKUP([.$G43];[.$K$28:.$W$31];[.K$33];FALSE)" table:style-name="ce1">
            <text:p>66</text:p>
          </table:table-cell>
          <table:table-cell office:value-type="float" office:value="35" table:formula="of:=VLOOKUP([.$B43];[.$K$3:.$W$6];[.L$33];FALSE)&#10;+VLOOKUP([.$C43];[.$K$8:.$W$11];[.L$33];FALSE)&#10;+VLOOKUP([.$D43];[.$K$13:.$W$16];[.L$33];FALSE)&#10;+VLOOKUP([.$E43];[.$K$18:.$W$21];[.L$33];FALSE)&#10;+VLOOKUP([.$F43];[.$K$23:.$W$26];[.L$33];FALSE)&#10;+VLOOKUP([.$G43];[.$K$28:.$W$31];[.L$33];FALSE)" table:style-name="ce1">
            <text:p>35</text:p>
          </table:table-cell>
          <table:table-cell office:value-type="float" office:value="20" table:formula="of:=VLOOKUP([.$B43];[.$K$3:.$W$6];[.M$33];FALSE)&#10;+VLOOKUP([.$C43];[.$K$8:.$W$11];[.M$33];FALSE)&#10;+VLOOKUP([.$D43];[.$K$13:.$W$16];[.M$33];FALSE)&#10;+VLOOKUP([.$E43];[.$K$18:.$W$21];[.M$33];FALSE)&#10;+VLOOKUP([.$F43];[.$K$23:.$W$26];[.M$33];FALSE)&#10;+VLOOKUP([.$G43];[.$K$28:.$W$31];[.M$33];FALSE)" table:style-name="ce1">
            <text:p>20</text:p>
          </table:table-cell>
          <table:table-cell office:value-type="float" office:value="250" table:formula="of:=VLOOKUP([.$B43];[.$K$3:.$W$6];[.N$33];FALSE)&#10;+VLOOKUP([.$C43];[.$K$8:.$W$11];[.N$33];FALSE)&#10;+VLOOKUP([.$D43];[.$K$13:.$W$16];[.N$33];FALSE)&#10;+VLOOKUP([.$E43];[.$K$18:.$W$21];[.N$33];FALSE)&#10;+VLOOKUP([.$F43];[.$K$23:.$W$26];[.N$33];FALSE)&#10;+VLOOKUP([.$G43];[.$K$28:.$W$31];[.N$33];FALSE)" table:style-name="ce1">
            <text:p>250</text:p>
          </table:table-cell>
          <table:table-cell office:value-type="float" office:value="228" table:formula="of:=VLOOKUP([.$B43];[.$K$3:.$W$6];[.O$33];FALSE)&#10;+VLOOKUP([.$C43];[.$K$8:.$W$11];[.O$33];FALSE)&#10;+VLOOKUP([.$D43];[.$K$13:.$W$16];[.O$33];FALSE)&#10;+VLOOKUP([.$E43];[.$K$18:.$W$21];[.O$33];FALSE)&#10;+VLOOKUP([.$F43];[.$K$23:.$W$26];[.O$33];FALSE)&#10;+VLOOKUP([.$G43];[.$K$28:.$W$31];[.O$33];FALSE)" table:style-name="ce1">
            <text:p>228</text:p>
          </table:table-cell>
          <table:table-cell office:value-type="float" office:value="599" table:formula="of:=SUM([.K43:.O43])" table:style-name="ce1">
            <text:p>599</text:p>
          </table:table-cell>
          <table:table-cell table:number-columns-repeated="2" table:style-name="ce1"/>
          <table:table-cell office:value-type="float" office:value="213" table:formula="of:=VLOOKUP([.$B43];[.$K$3:.$W$6];[.S$33];FALSE)&#10;+VLOOKUP([.$C43];[.$K$8:.$W$11];[.S$33];FALSE)&#10;+VLOOKUP([.$D43];[.$K$13:.$W$16];[.S$33];FALSE)&#10;+VLOOKUP([.$E43];[.$K$18:.$W$21];[.S$33];FALSE)&#10;+VLOOKUP([.$F43];[.$K$23:.$W$26];[.S$33];FALSE)&#10;+VLOOKUP([.$G43];[.$K$28:.$W$31];[.S$33];FALSE)" table:style-name="ce1">
            <text:p>213</text:p>
          </table:table-cell>
          <table:table-cell office:value-type="float" office:value="190" table:formula="of:=VLOOKUP([.$B43];[.$K$3:.$W$6];[.T$33];FALSE)&#10;+VLOOKUP([.$C43];[.$K$8:.$W$11];[.T$33];FALSE)&#10;+VLOOKUP([.$D43];[.$K$13:.$W$16];[.T$33];FALSE)&#10;+VLOOKUP([.$E43];[.$K$18:.$W$21];[.T$33];FALSE)&#10;+VLOOKUP([.$F43];[.$K$23:.$W$26];[.T$33];FALSE)&#10;+VLOOKUP([.$G43];[.$K$28:.$W$31];[.T$33];FALSE)" table:style-name="ce1">
            <text:p>190</text:p>
          </table:table-cell>
          <table:table-cell office:value-type="float" office:value="35" table:formula="of:=VLOOKUP([.$B43];[.$K$3:.$W$6];[.U$33];FALSE)&#10;+VLOOKUP([.$C43];[.$K$8:.$W$11];[.U$33];FALSE)&#10;+VLOOKUP([.$D43];[.$K$13:.$W$16];[.U$33];FALSE)&#10;+VLOOKUP([.$E43];[.$K$18:.$W$21];[.U$33];FALSE)&#10;+VLOOKUP([.$F43];[.$K$23:.$W$26];[.U$33];FALSE)&#10;+VLOOKUP([.$G43];[.$K$28:.$W$31];[.U$33];FALSE)" table:style-name="ce1">
            <text:p>35</text:p>
          </table:table-cell>
          <table:table-cell office:value-type="float" office:value="1610" table:formula="of:=VLOOKUP([.$B43];[.$K$3:.$W$6];[.V$33];FALSE)&#10;+VLOOKUP([.$C43];[.$K$8:.$W$11];[.V$33];FALSE)&#10;+VLOOKUP([.$D43];[.$K$13:.$W$16];[.V$33];FALSE)&#10;+VLOOKUP([.$E43];[.$K$18:.$W$21];[.V$33];FALSE)&#10;+VLOOKUP([.$F43];[.$K$23:.$W$26];[.V$33];FALSE)&#10;+VLOOKUP([.$G43];[.$K$28:.$W$31];[.V$33];FALSE)" table:style-name="ce1">
            <text:p>1610</text:p>
          </table:table-cell>
          <table:table-cell office:value-type="float" office:value="402" table:formula="of:=VLOOKUP([.$B43];[.$K$3:.$W$6];[.W$33];FALSE)&#10;+VLOOKUP([.$C43];[.$K$8:.$W$11];[.W$33];FALSE)&#10;+VLOOKUP([.$D43];[.$K$13:.$W$16];[.W$33];FALSE)&#10;+VLOOKUP([.$E43];[.$K$18:.$W$21];[.W$33];FALSE)&#10;+VLOOKUP([.$F43];[.$K$23:.$W$26];[.W$33];FALSE)&#10;+VLOOKUP([.$G43];[.$K$28:.$W$31];[.W$33];FALSE)" table:style-name="ce1">
            <text:p>402</text:p>
          </table:table-cell>
          <table:table-cell office:value-type="float" office:value="2450" table:formula="of:=SUM([.S43:.W43])" table:style-name="ce1">
            <text:p>2450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S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130" table:formula="of:=VLOOKUP([.$B44];[.$A$3:.$B$6];2;FALSE)&#10;+VLOOKUP([.$C44];[.$A$3:.$B$6];2;FALSE)&#10;+VLOOKUP([.$D44];[.$A$3:.$B$6];2;FALSE)&#10;+VLOOKUP([.$E44];[.$A$3:.$B$6];2;FALSE)&#10;+VLOOKUP([.$F44];[.$A$3:.$B$6];2;FALSE)&#10;+VLOOKUP([.$G44];[.$A$3:.$B$6];2;FALSE)&#10;+VLOOKUP([.$H44];[.$A$3:.$B$6];2;FALSE)" table:style-name="ce1">
            <text:p>130</text:p>
          </table:table-cell>
          <table:table-cell table:style-name="ce1"/>
          <table:table-cell office:value-type="float" office:value="0" table:formula="of:=VLOOKUP([.$B44];[.$K$3:.$W$6];[.K$33];FALSE)&#10;+VLOOKUP([.$C44];[.$K$8:.$W$11];[.K$33];FALSE)&#10;+VLOOKUP([.$D44];[.$K$13:.$W$16];[.K$33];FALSE)&#10;+VLOOKUP([.$E44];[.$K$18:.$W$21];[.K$33];FALSE)&#10;+VLOOKUP([.$F44];[.$K$23:.$W$26];[.K$33];FALSE)&#10;+VLOOKUP([.$G44];[.$K$28:.$W$31];[.K$33];FALSE)" table:style-name="ce1">
            <text:p>0</text:p>
          </table:table-cell>
          <table:table-cell office:value-type="float" office:value="25" table:formula="of:=VLOOKUP([.$B44];[.$K$3:.$W$6];[.L$33];FALSE)&#10;+VLOOKUP([.$C44];[.$K$8:.$W$11];[.L$33];FALSE)&#10;+VLOOKUP([.$D44];[.$K$13:.$W$16];[.L$33];FALSE)&#10;+VLOOKUP([.$E44];[.$K$18:.$W$21];[.L$33];FALSE)&#10;+VLOOKUP([.$F44];[.$K$23:.$W$26];[.L$33];FALSE)&#10;+VLOOKUP([.$G44];[.$K$28:.$W$31];[.L$33];FALSE)" table:style-name="ce1">
            <text:p>25</text:p>
          </table:table-cell>
          <table:table-cell office:value-type="float" office:value="20" table:formula="of:=VLOOKUP([.$B44];[.$K$3:.$W$6];[.M$33];FALSE)&#10;+VLOOKUP([.$C44];[.$K$8:.$W$11];[.M$33];FALSE)&#10;+VLOOKUP([.$D44];[.$K$13:.$W$16];[.M$33];FALSE)&#10;+VLOOKUP([.$E44];[.$K$18:.$W$21];[.M$33];FALSE)&#10;+VLOOKUP([.$F44];[.$K$23:.$W$26];[.M$33];FALSE)&#10;+VLOOKUP([.$G44];[.$K$28:.$W$31];[.M$33];FALSE)" table:style-name="ce1">
            <text:p>20</text:p>
          </table:table-cell>
          <table:table-cell office:value-type="float" office:value="200" table:formula="of:=VLOOKUP([.$B44];[.$K$3:.$W$6];[.N$33];FALSE)&#10;+VLOOKUP([.$C44];[.$K$8:.$W$11];[.N$33];FALSE)&#10;+VLOOKUP([.$D44];[.$K$13:.$W$16];[.N$33];FALSE)&#10;+VLOOKUP([.$E44];[.$K$18:.$W$21];[.N$33];FALSE)&#10;+VLOOKUP([.$F44];[.$K$23:.$W$26];[.N$33];FALSE)&#10;+VLOOKUP([.$G44];[.$K$28:.$W$31];[.N$33];FALSE)" table:style-name="ce1">
            <text:p>200</text:p>
          </table:table-cell>
          <table:table-cell office:value-type="float" office:value="200" table:formula="of:=VLOOKUP([.$B44];[.$K$3:.$W$6];[.O$33];FALSE)&#10;+VLOOKUP([.$C44];[.$K$8:.$W$11];[.O$33];FALSE)&#10;+VLOOKUP([.$D44];[.$K$13:.$W$16];[.O$33];FALSE)&#10;+VLOOKUP([.$E44];[.$K$18:.$W$21];[.O$33];FALSE)&#10;+VLOOKUP([.$F44];[.$K$23:.$W$26];[.O$33];FALSE)&#10;+VLOOKUP([.$G44];[.$K$28:.$W$31];[.O$33];FALSE)" table:style-name="ce1">
            <text:p>200</text:p>
          </table:table-cell>
          <table:table-cell office:value-type="float" office:value="445" table:formula="of:=SUM([.K44:.O44])" table:style-name="ce1">
            <text:p>445</text:p>
          </table:table-cell>
          <table:table-cell table:number-columns-repeated="2" table:style-name="ce1"/>
          <table:table-cell office:value-type="float" office:value="134" table:formula="of:=VLOOKUP([.$B44];[.$K$3:.$W$6];[.S$33];FALSE)&#10;+VLOOKUP([.$C44];[.$K$8:.$W$11];[.S$33];FALSE)&#10;+VLOOKUP([.$D44];[.$K$13:.$W$16];[.S$33];FALSE)&#10;+VLOOKUP([.$E44];[.$K$18:.$W$21];[.S$33];FALSE)&#10;+VLOOKUP([.$F44];[.$K$23:.$W$26];[.S$33];FALSE)&#10;+VLOOKUP([.$G44];[.$K$28:.$W$31];[.S$33];FALSE)" table:style-name="ce1">
            <text:p>134</text:p>
          </table:table-cell>
          <table:table-cell office:value-type="float" office:value="169" table:formula="of:=VLOOKUP([.$B44];[.$K$3:.$W$6];[.T$33];FALSE)&#10;+VLOOKUP([.$C44];[.$K$8:.$W$11];[.T$33];FALSE)&#10;+VLOOKUP([.$D44];[.$K$13:.$W$16];[.T$33];FALSE)&#10;+VLOOKUP([.$E44];[.$K$18:.$W$21];[.T$33];FALSE)&#10;+VLOOKUP([.$F44];[.$K$23:.$W$26];[.T$33];FALSE)&#10;+VLOOKUP([.$G44];[.$K$28:.$W$31];[.T$33];FALSE)" table:style-name="ce1">
            <text:p>169</text:p>
          </table:table-cell>
          <table:table-cell office:value-type="float" office:value="35" table:formula="of:=VLOOKUP([.$B44];[.$K$3:.$W$6];[.U$33];FALSE)&#10;+VLOOKUP([.$C44];[.$K$8:.$W$11];[.U$33];FALSE)&#10;+VLOOKUP([.$D44];[.$K$13:.$W$16];[.U$33];FALSE)&#10;+VLOOKUP([.$E44];[.$K$18:.$W$21];[.U$33];FALSE)&#10;+VLOOKUP([.$F44];[.$K$23:.$W$26];[.U$33];FALSE)&#10;+VLOOKUP([.$G44];[.$K$28:.$W$31];[.U$33];FALSE)" table:style-name="ce1">
            <text:p>35</text:p>
          </table:table-cell>
          <table:table-cell office:value-type="float" office:value="1536" table:formula="of:=VLOOKUP([.$B44];[.$K$3:.$W$6];[.V$33];FALSE)&#10;+VLOOKUP([.$C44];[.$K$8:.$W$11];[.V$33];FALSE)&#10;+VLOOKUP([.$D44];[.$K$13:.$W$16];[.V$33];FALSE)&#10;+VLOOKUP([.$E44];[.$K$18:.$W$21];[.V$33];FALSE)&#10;+VLOOKUP([.$F44];[.$K$23:.$W$26];[.V$33];FALSE)&#10;+VLOOKUP([.$G44];[.$K$28:.$W$31];[.V$33];FALSE)" table:style-name="ce1">
            <text:p>1536</text:p>
          </table:table-cell>
          <table:table-cell office:value-type="float" office:value="369" table:formula="of:=VLOOKUP([.$B44];[.$K$3:.$W$6];[.W$33];FALSE)&#10;+VLOOKUP([.$C44];[.$K$8:.$W$11];[.W$33];FALSE)&#10;+VLOOKUP([.$D44];[.$K$13:.$W$16];[.W$33];FALSE)&#10;+VLOOKUP([.$E44];[.$K$18:.$W$21];[.W$33];FALSE)&#10;+VLOOKUP([.$F44];[.$K$23:.$W$26];[.W$33];FALSE)&#10;+VLOOKUP([.$G44];[.$K$28:.$W$31];[.W$33];FALSE)" table:style-name="ce1">
            <text:p>369</text:p>
          </table:table-cell>
          <table:table-cell office:value-type="float" office:value="2243" table:formula="of:=SUM([.S44:.W44])" table:style-name="ce1">
            <text:p>2243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S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130" table:formula="of:=VLOOKUP([.$B45];[.$A$3:.$B$6];2;FALSE)&#10;+VLOOKUP([.$C45];[.$A$3:.$B$6];2;FALSE)&#10;+VLOOKUP([.$D45];[.$A$3:.$B$6];2;FALSE)&#10;+VLOOKUP([.$E45];[.$A$3:.$B$6];2;FALSE)&#10;+VLOOKUP([.$F45];[.$A$3:.$B$6];2;FALSE)&#10;+VLOOKUP([.$G45];[.$A$3:.$B$6];2;FALSE)&#10;+VLOOKUP([.$H45];[.$A$3:.$B$6];2;FALSE)" table:style-name="ce1">
            <text:p>130</text:p>
          </table:table-cell>
          <table:table-cell table:style-name="ce1"/>
          <table:table-cell office:value-type="float" office:value="0" table:formula="of:=VLOOKUP([.$B45];[.$K$3:.$W$6];[.K$33];FALSE)&#10;+VLOOKUP([.$C45];[.$K$8:.$W$11];[.K$33];FALSE)&#10;+VLOOKUP([.$D45];[.$K$13:.$W$16];[.K$33];FALSE)&#10;+VLOOKUP([.$E45];[.$K$18:.$W$21];[.K$33];FALSE)&#10;+VLOOKUP([.$F45];[.$K$23:.$W$26];[.K$33];FALSE)&#10;+VLOOKUP([.$G45];[.$K$28:.$W$31];[.K$33];FALSE)" table:style-name="ce1">
            <text:p>0</text:p>
          </table:table-cell>
          <table:table-cell office:value-type="float" office:value="20" table:formula="of:=VLOOKUP([.$B45];[.$K$3:.$W$6];[.L$33];FALSE)&#10;+VLOOKUP([.$C45];[.$K$8:.$W$11];[.L$33];FALSE)&#10;+VLOOKUP([.$D45];[.$K$13:.$W$16];[.L$33];FALSE)&#10;+VLOOKUP([.$E45];[.$K$18:.$W$21];[.L$33];FALSE)&#10;+VLOOKUP([.$F45];[.$K$23:.$W$26];[.L$33];FALSE)&#10;+VLOOKUP([.$G45];[.$K$28:.$W$31];[.L$33];FALSE)" table:style-name="ce1">
            <text:p>20</text:p>
          </table:table-cell>
          <table:table-cell office:value-type="float" office:value="40" table:formula="of:=VLOOKUP([.$B45];[.$K$3:.$W$6];[.M$33];FALSE)&#10;+VLOOKUP([.$C45];[.$K$8:.$W$11];[.M$33];FALSE)&#10;+VLOOKUP([.$D45];[.$K$13:.$W$16];[.M$33];FALSE)&#10;+VLOOKUP([.$E45];[.$K$18:.$W$21];[.M$33];FALSE)&#10;+VLOOKUP([.$F45];[.$K$23:.$W$26];[.M$33];FALSE)&#10;+VLOOKUP([.$G45];[.$K$28:.$W$31];[.M$33];FALSE)" table:style-name="ce1">
            <text:p>40</text:p>
          </table:table-cell>
          <table:table-cell office:value-type="float" office:value="200" table:formula="of:=VLOOKUP([.$B45];[.$K$3:.$W$6];[.N$33];FALSE)&#10;+VLOOKUP([.$C45];[.$K$8:.$W$11];[.N$33];FALSE)&#10;+VLOOKUP([.$D45];[.$K$13:.$W$16];[.N$33];FALSE)&#10;+VLOOKUP([.$E45];[.$K$18:.$W$21];[.N$33];FALSE)&#10;+VLOOKUP([.$F45];[.$K$23:.$W$26];[.N$33];FALSE)&#10;+VLOOKUP([.$G45];[.$K$28:.$W$31];[.N$33];FALSE)" table:style-name="ce1">
            <text:p>200</text:p>
          </table:table-cell>
          <table:table-cell office:value-type="float" office:value="200" table:formula="of:=VLOOKUP([.$B45];[.$K$3:.$W$6];[.O$33];FALSE)&#10;+VLOOKUP([.$C45];[.$K$8:.$W$11];[.O$33];FALSE)&#10;+VLOOKUP([.$D45];[.$K$13:.$W$16];[.O$33];FALSE)&#10;+VLOOKUP([.$E45];[.$K$18:.$W$21];[.O$33];FALSE)&#10;+VLOOKUP([.$F45];[.$K$23:.$W$26];[.O$33];FALSE)&#10;+VLOOKUP([.$G45];[.$K$28:.$W$31];[.O$33];FALSE)" table:style-name="ce1">
            <text:p>200</text:p>
          </table:table-cell>
          <table:table-cell office:value-type="float" office:value="460" table:formula="of:=SUM([.K45:.O45])" table:style-name="ce1">
            <text:p>460</text:p>
          </table:table-cell>
          <table:table-cell table:number-columns-repeated="2" table:style-name="ce1"/>
          <table:table-cell office:value-type="float" office:value="134" table:formula="of:=VLOOKUP([.$B45];[.$K$3:.$W$6];[.S$33];FALSE)&#10;+VLOOKUP([.$C45];[.$K$8:.$W$11];[.S$33];FALSE)&#10;+VLOOKUP([.$D45];[.$K$13:.$W$16];[.S$33];FALSE)&#10;+VLOOKUP([.$E45];[.$K$18:.$W$21];[.S$33];FALSE)&#10;+VLOOKUP([.$F45];[.$K$23:.$W$26];[.S$33];FALSE)&#10;+VLOOKUP([.$G45];[.$K$28:.$W$31];[.S$33];FALSE)" table:style-name="ce1">
            <text:p>134</text:p>
          </table:table-cell>
          <table:table-cell office:value-type="float" office:value="165" table:formula="of:=VLOOKUP([.$B45];[.$K$3:.$W$6];[.T$33];FALSE)&#10;+VLOOKUP([.$C45];[.$K$8:.$W$11];[.T$33];FALSE)&#10;+VLOOKUP([.$D45];[.$K$13:.$W$16];[.T$33];FALSE)&#10;+VLOOKUP([.$E45];[.$K$18:.$W$21];[.T$33];FALSE)&#10;+VLOOKUP([.$F45];[.$K$23:.$W$26];[.T$33];FALSE)&#10;+VLOOKUP([.$G45];[.$K$28:.$W$31];[.T$33];FALSE)" table:style-name="ce1">
            <text:p>165</text:p>
          </table:table-cell>
          <table:table-cell office:value-type="float" office:value="53" table:formula="of:=VLOOKUP([.$B45];[.$K$3:.$W$6];[.U$33];FALSE)&#10;+VLOOKUP([.$C45];[.$K$8:.$W$11];[.U$33];FALSE)&#10;+VLOOKUP([.$D45];[.$K$13:.$W$16];[.U$33];FALSE)&#10;+VLOOKUP([.$E45];[.$K$18:.$W$21];[.U$33];FALSE)&#10;+VLOOKUP([.$F45];[.$K$23:.$W$26];[.U$33];FALSE)&#10;+VLOOKUP([.$G45];[.$K$28:.$W$31];[.U$33];FALSE)" table:style-name="ce1">
            <text:p>53</text:p>
          </table:table-cell>
          <table:table-cell office:value-type="float" office:value="1536" table:formula="of:=VLOOKUP([.$B45];[.$K$3:.$W$6];[.V$33];FALSE)&#10;+VLOOKUP([.$C45];[.$K$8:.$W$11];[.V$33];FALSE)&#10;+VLOOKUP([.$D45];[.$K$13:.$W$16];[.V$33];FALSE)&#10;+VLOOKUP([.$E45];[.$K$18:.$W$21];[.V$33];FALSE)&#10;+VLOOKUP([.$F45];[.$K$23:.$W$26];[.V$33];FALSE)&#10;+VLOOKUP([.$G45];[.$K$28:.$W$31];[.V$33];FALSE)" table:style-name="ce1">
            <text:p>1536</text:p>
          </table:table-cell>
          <table:table-cell office:value-type="float" office:value="360" table:formula="of:=VLOOKUP([.$B45];[.$K$3:.$W$6];[.W$33];FALSE)&#10;+VLOOKUP([.$C45];[.$K$8:.$W$11];[.W$33];FALSE)&#10;+VLOOKUP([.$D45];[.$K$13:.$W$16];[.W$33];FALSE)&#10;+VLOOKUP([.$E45];[.$K$18:.$W$21];[.W$33];FALSE)&#10;+VLOOKUP([.$F45];[.$K$23:.$W$26];[.W$33];FALSE)&#10;+VLOOKUP([.$G45];[.$K$28:.$W$31];[.W$33];FALSE)" table:style-name="ce1">
            <text:p>360</text:p>
          </table:table-cell>
          <table:table-cell office:value-type="float" office:value="2248" table:formula="of:=SUM([.S45:.W45])" table:style-name="ce1">
            <text:p>2248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S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130" table:formula="of:=VLOOKUP([.$B46];[.$A$3:.$B$6];2;FALSE)&#10;+VLOOKUP([.$C46];[.$A$3:.$B$6];2;FALSE)&#10;+VLOOKUP([.$D46];[.$A$3:.$B$6];2;FALSE)&#10;+VLOOKUP([.$E46];[.$A$3:.$B$6];2;FALSE)&#10;+VLOOKUP([.$F46];[.$A$3:.$B$6];2;FALSE)&#10;+VLOOKUP([.$G46];[.$A$3:.$B$6];2;FALSE)&#10;+VLOOKUP([.$H46];[.$A$3:.$B$6];2;FALSE)" table:style-name="ce1">
            <text:p>130</text:p>
          </table:table-cell>
          <table:table-cell table:style-name="ce1"/>
          <table:table-cell office:value-type="float" office:value="0" table:formula="of:=VLOOKUP([.$B46];[.$K$3:.$W$6];[.K$33];FALSE)&#10;+VLOOKUP([.$C46];[.$K$8:.$W$11];[.K$33];FALSE)&#10;+VLOOKUP([.$D46];[.$K$13:.$W$16];[.K$33];FALSE)&#10;+VLOOKUP([.$E46];[.$K$18:.$W$21];[.K$33];FALSE)&#10;+VLOOKUP([.$F46];[.$K$23:.$W$26];[.K$33];FALSE)&#10;+VLOOKUP([.$G46];[.$K$28:.$W$31];[.K$33];FALSE)" table:style-name="ce1">
            <text:p>0</text:p>
          </table:table-cell>
          <table:table-cell office:value-type="float" office:value="15" table:formula="of:=VLOOKUP([.$B46];[.$K$3:.$W$6];[.L$33];FALSE)&#10;+VLOOKUP([.$C46];[.$K$8:.$W$11];[.L$33];FALSE)&#10;+VLOOKUP([.$D46];[.$K$13:.$W$16];[.L$33];FALSE)&#10;+VLOOKUP([.$E46];[.$K$18:.$W$21];[.L$33];FALSE)&#10;+VLOOKUP([.$F46];[.$K$23:.$W$26];[.L$33];FALSE)&#10;+VLOOKUP([.$G46];[.$K$28:.$W$31];[.L$33];FALSE)" table:style-name="ce1">
            <text:p>15</text:p>
          </table:table-cell>
          <table:table-cell office:value-type="float" office:value="20" table:formula="of:=VLOOKUP([.$B46];[.$K$3:.$W$6];[.M$33];FALSE)&#10;+VLOOKUP([.$C46];[.$K$8:.$W$11];[.M$33];FALSE)&#10;+VLOOKUP([.$D46];[.$K$13:.$W$16];[.M$33];FALSE)&#10;+VLOOKUP([.$E46];[.$K$18:.$W$21];[.M$33];FALSE)&#10;+VLOOKUP([.$F46];[.$K$23:.$W$26];[.M$33];FALSE)&#10;+VLOOKUP([.$G46];[.$K$28:.$W$31];[.M$33];FALSE)" table:style-name="ce1">
            <text:p>20</text:p>
          </table:table-cell>
          <table:table-cell office:value-type="float" office:value="200" table:formula="of:=VLOOKUP([.$B46];[.$K$3:.$W$6];[.N$33];FALSE)&#10;+VLOOKUP([.$C46];[.$K$8:.$W$11];[.N$33];FALSE)&#10;+VLOOKUP([.$D46];[.$K$13:.$W$16];[.N$33];FALSE)&#10;+VLOOKUP([.$E46];[.$K$18:.$W$21];[.N$33];FALSE)&#10;+VLOOKUP([.$F46];[.$K$23:.$W$26];[.N$33];FALSE)&#10;+VLOOKUP([.$G46];[.$K$28:.$W$31];[.N$33];FALSE)" table:style-name="ce1">
            <text:p>200</text:p>
          </table:table-cell>
          <table:table-cell office:value-type="float" office:value="200" table:formula="of:=VLOOKUP([.$B46];[.$K$3:.$W$6];[.O$33];FALSE)&#10;+VLOOKUP([.$C46];[.$K$8:.$W$11];[.O$33];FALSE)&#10;+VLOOKUP([.$D46];[.$K$13:.$W$16];[.O$33];FALSE)&#10;+VLOOKUP([.$E46];[.$K$18:.$W$21];[.O$33];FALSE)&#10;+VLOOKUP([.$F46];[.$K$23:.$W$26];[.O$33];FALSE)&#10;+VLOOKUP([.$G46];[.$K$28:.$W$31];[.O$33];FALSE)" table:style-name="ce1">
            <text:p>200</text:p>
          </table:table-cell>
          <table:table-cell office:value-type="float" office:value="435" table:formula="of:=SUM([.K46:.O46])" table:style-name="ce1">
            <text:p>435</text:p>
          </table:table-cell>
          <table:table-cell table:number-columns-repeated="2" table:style-name="ce1"/>
          <table:table-cell office:value-type="float" office:value="134" table:formula="of:=VLOOKUP([.$B46];[.$K$3:.$W$6];[.S$33];FALSE)&#10;+VLOOKUP([.$C46];[.$K$8:.$W$11];[.S$33];FALSE)&#10;+VLOOKUP([.$D46];[.$K$13:.$W$16];[.S$33];FALSE)&#10;+VLOOKUP([.$E46];[.$K$18:.$W$21];[.S$33];FALSE)&#10;+VLOOKUP([.$F46];[.$K$23:.$W$26];[.S$33];FALSE)&#10;+VLOOKUP([.$G46];[.$K$28:.$W$31];[.S$33];FALSE)" table:style-name="ce1">
            <text:p>134</text:p>
          </table:table-cell>
          <table:table-cell office:value-type="float" office:value="160" table:formula="of:=VLOOKUP([.$B46];[.$K$3:.$W$6];[.T$33];FALSE)&#10;+VLOOKUP([.$C46];[.$K$8:.$W$11];[.T$33];FALSE)&#10;+VLOOKUP([.$D46];[.$K$13:.$W$16];[.T$33];FALSE)&#10;+VLOOKUP([.$E46];[.$K$18:.$W$21];[.T$33];FALSE)&#10;+VLOOKUP([.$F46];[.$K$23:.$W$26];[.T$33];FALSE)&#10;+VLOOKUP([.$G46];[.$K$28:.$W$31];[.T$33];FALSE)" table:style-name="ce1">
            <text:p>160</text:p>
          </table:table-cell>
          <table:table-cell office:value-type="float" office:value="35" table:formula="of:=VLOOKUP([.$B46];[.$K$3:.$W$6];[.U$33];FALSE)&#10;+VLOOKUP([.$C46];[.$K$8:.$W$11];[.U$33];FALSE)&#10;+VLOOKUP([.$D46];[.$K$13:.$W$16];[.U$33];FALSE)&#10;+VLOOKUP([.$E46];[.$K$18:.$W$21];[.U$33];FALSE)&#10;+VLOOKUP([.$F46];[.$K$23:.$W$26];[.U$33];FALSE)&#10;+VLOOKUP([.$G46];[.$K$28:.$W$31];[.U$33];FALSE)" table:style-name="ce1">
            <text:p>35</text:p>
          </table:table-cell>
          <table:table-cell office:value-type="float" office:value="1488" table:formula="of:=VLOOKUP([.$B46];[.$K$3:.$W$6];[.V$33];FALSE)&#10;+VLOOKUP([.$C46];[.$K$8:.$W$11];[.V$33];FALSE)&#10;+VLOOKUP([.$D46];[.$K$13:.$W$16];[.V$33];FALSE)&#10;+VLOOKUP([.$E46];[.$K$18:.$W$21];[.V$33];FALSE)&#10;+VLOOKUP([.$F46];[.$K$23:.$W$26];[.V$33];FALSE)&#10;+VLOOKUP([.$G46];[.$K$28:.$W$31];[.V$33];FALSE)" table:style-name="ce1">
            <text:p>1488</text:p>
          </table:table-cell>
          <table:table-cell office:value-type="float" office:value="369" table:formula="of:=VLOOKUP([.$B46];[.$K$3:.$W$6];[.W$33];FALSE)&#10;+VLOOKUP([.$C46];[.$K$8:.$W$11];[.W$33];FALSE)&#10;+VLOOKUP([.$D46];[.$K$13:.$W$16];[.W$33];FALSE)&#10;+VLOOKUP([.$E46];[.$K$18:.$W$21];[.W$33];FALSE)&#10;+VLOOKUP([.$F46];[.$K$23:.$W$26];[.W$33];FALSE)&#10;+VLOOKUP([.$G46];[.$K$28:.$W$31];[.W$33];FALSE)" table:style-name="ce1">
            <text:p>369</text:p>
          </table:table-cell>
          <table:table-cell office:value-type="float" office:value="2186" table:formula="of:=SUM([.S46:.W46])" table:style-name="ce1">
            <text:p>2186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N</text:p>
          </table:table-cell>
          <table:table-cell office:value-type="float" office:value="130" table:formula="of:=VLOOKUP([.$B47];[.$A$3:.$B$6];2;FALSE)&#10;+VLOOKUP([.$C47];[.$A$3:.$B$6];2;FALSE)&#10;+VLOOKUP([.$D47];[.$A$3:.$B$6];2;FALSE)&#10;+VLOOKUP([.$E47];[.$A$3:.$B$6];2;FALSE)&#10;+VLOOKUP([.$F47];[.$A$3:.$B$6];2;FALSE)&#10;+VLOOKUP([.$G47];[.$A$3:.$B$6];2;FALSE)&#10;+VLOOKUP([.$H47];[.$A$3:.$B$6];2;FALSE)" table:style-name="ce1">
            <text:p>130</text:p>
          </table:table-cell>
          <table:table-cell table:style-name="ce1"/>
          <table:table-cell office:value-type="float" office:value="66" table:formula="of:=VLOOKUP([.$B47];[.$K$3:.$W$6];[.K$33];FALSE)&#10;+VLOOKUP([.$C47];[.$K$8:.$W$11];[.K$33];FALSE)&#10;+VLOOKUP([.$D47];[.$K$13:.$W$16];[.K$33];FALSE)&#10;+VLOOKUP([.$E47];[.$K$18:.$W$21];[.K$33];FALSE)&#10;+VLOOKUP([.$F47];[.$K$23:.$W$26];[.K$33];FALSE)&#10;+VLOOKUP([.$G47];[.$K$28:.$W$31];[.K$33];FALSE)" table:style-name="ce1">
            <text:p>66</text:p>
          </table:table-cell>
          <table:table-cell office:value-type="float" office:value="10" table:formula="of:=VLOOKUP([.$B47];[.$K$3:.$W$6];[.L$33];FALSE)&#10;+VLOOKUP([.$C47];[.$K$8:.$W$11];[.L$33];FALSE)&#10;+VLOOKUP([.$D47];[.$K$13:.$W$16];[.L$33];FALSE)&#10;+VLOOKUP([.$E47];[.$K$18:.$W$21];[.L$33];FALSE)&#10;+VLOOKUP([.$F47];[.$K$23:.$W$26];[.L$33];FALSE)&#10;+VLOOKUP([.$G47];[.$K$28:.$W$31];[.L$33];FALSE)" table:style-name="ce1">
            <text:p>10</text:p>
          </table:table-cell>
          <table:table-cell office:value-type="float" office:value="40" table:formula="of:=VLOOKUP([.$B47];[.$K$3:.$W$6];[.M$33];FALSE)&#10;+VLOOKUP([.$C47];[.$K$8:.$W$11];[.M$33];FALSE)&#10;+VLOOKUP([.$D47];[.$K$13:.$W$16];[.M$33];FALSE)&#10;+VLOOKUP([.$E47];[.$K$18:.$W$21];[.M$33];FALSE)&#10;+VLOOKUP([.$F47];[.$K$23:.$W$26];[.M$33];FALSE)&#10;+VLOOKUP([.$G47];[.$K$28:.$W$31];[.M$33];FALSE)" table:style-name="ce1">
            <text:p>40</text:p>
          </table:table-cell>
          <table:table-cell office:value-type="float" office:value="150" table:formula="of:=VLOOKUP([.$B47];[.$K$3:.$W$6];[.N$33];FALSE)&#10;+VLOOKUP([.$C47];[.$K$8:.$W$11];[.N$33];FALSE)&#10;+VLOOKUP([.$D47];[.$K$13:.$W$16];[.N$33];FALSE)&#10;+VLOOKUP([.$E47];[.$K$18:.$W$21];[.N$33];FALSE)&#10;+VLOOKUP([.$F47];[.$K$23:.$W$26];[.N$33];FALSE)&#10;+VLOOKUP([.$G47];[.$K$28:.$W$31];[.N$33];FALSE)" table:style-name="ce1">
            <text:p>150</text:p>
          </table:table-cell>
          <table:table-cell office:value-type="float" office:value="178" table:formula="of:=VLOOKUP([.$B47];[.$K$3:.$W$6];[.O$33];FALSE)&#10;+VLOOKUP([.$C47];[.$K$8:.$W$11];[.O$33];FALSE)&#10;+VLOOKUP([.$D47];[.$K$13:.$W$16];[.O$33];FALSE)&#10;+VLOOKUP([.$E47];[.$K$18:.$W$21];[.O$33];FALSE)&#10;+VLOOKUP([.$F47];[.$K$23:.$W$26];[.O$33];FALSE)&#10;+VLOOKUP([.$G47];[.$K$28:.$W$31];[.O$33];FALSE)" table:style-name="ce1">
            <text:p>178</text:p>
          </table:table-cell>
          <table:table-cell office:value-type="float" office:value="444" table:formula="of:=SUM([.K47:.O47])" table:style-name="ce1">
            <text:p>444</text:p>
          </table:table-cell>
          <table:table-cell table:number-columns-repeated="2" table:style-name="ce1"/>
          <table:table-cell office:value-type="float" office:value="213" table:formula="of:=VLOOKUP([.$B47];[.$K$3:.$W$6];[.S$33];FALSE)&#10;+VLOOKUP([.$C47];[.$K$8:.$W$11];[.S$33];FALSE)&#10;+VLOOKUP([.$D47];[.$K$13:.$W$16];[.S$33];FALSE)&#10;+VLOOKUP([.$E47];[.$K$18:.$W$21];[.S$33];FALSE)&#10;+VLOOKUP([.$F47];[.$K$23:.$W$26];[.S$33];FALSE)&#10;+VLOOKUP([.$G47];[.$K$28:.$W$31];[.S$33];FALSE)" table:style-name="ce1">
            <text:p>213</text:p>
          </table:table-cell>
          <table:table-cell office:value-type="float" office:value="149" table:formula="of:=VLOOKUP([.$B47];[.$K$3:.$W$6];[.T$33];FALSE)&#10;+VLOOKUP([.$C47];[.$K$8:.$W$11];[.T$33];FALSE)&#10;+VLOOKUP([.$D47];[.$K$13:.$W$16];[.T$33];FALSE)&#10;+VLOOKUP([.$E47];[.$K$18:.$W$21];[.T$33];FALSE)&#10;+VLOOKUP([.$F47];[.$K$23:.$W$26];[.T$33];FALSE)&#10;+VLOOKUP([.$G47];[.$K$28:.$W$31];[.T$33];FALSE)" table:style-name="ce1">
            <text:p>149</text:p>
          </table:table-cell>
          <table:table-cell office:value-type="float" office:value="53" table:formula="of:=VLOOKUP([.$B47];[.$K$3:.$W$6];[.U$33];FALSE)&#10;+VLOOKUP([.$C47];[.$K$8:.$W$11];[.U$33];FALSE)&#10;+VLOOKUP([.$D47];[.$K$13:.$W$16];[.U$33];FALSE)&#10;+VLOOKUP([.$E47];[.$K$18:.$W$21];[.U$33];FALSE)&#10;+VLOOKUP([.$F47];[.$K$23:.$W$26];[.U$33];FALSE)&#10;+VLOOKUP([.$G47];[.$K$28:.$W$31];[.U$33];FALSE)" table:style-name="ce1">
            <text:p>53</text:p>
          </table:table-cell>
          <table:table-cell office:value-type="float" office:value="1515" table:formula="of:=VLOOKUP([.$B47];[.$K$3:.$W$6];[.V$33];FALSE)&#10;+VLOOKUP([.$C47];[.$K$8:.$W$11];[.V$33];FALSE)&#10;+VLOOKUP([.$D47];[.$K$13:.$W$16];[.V$33];FALSE)&#10;+VLOOKUP([.$E47];[.$K$18:.$W$21];[.V$33];FALSE)&#10;+VLOOKUP([.$F47];[.$K$23:.$W$26];[.V$33];FALSE)&#10;+VLOOKUP([.$G47];[.$K$28:.$W$31];[.V$33];FALSE)" table:style-name="ce1">
            <text:p>1515</text:p>
          </table:table-cell>
          <table:table-cell office:value-type="float" office:value="333" table:formula="of:=VLOOKUP([.$B47];[.$K$3:.$W$6];[.W$33];FALSE)&#10;+VLOOKUP([.$C47];[.$K$8:.$W$11];[.W$33];FALSE)&#10;+VLOOKUP([.$D47];[.$K$13:.$W$16];[.W$33];FALSE)&#10;+VLOOKUP([.$E47];[.$K$18:.$W$21];[.W$33];FALSE)&#10;+VLOOKUP([.$F47];[.$K$23:.$W$26];[.W$33];FALSE)&#10;+VLOOKUP([.$G47];[.$K$28:.$W$31];[.W$33];FALSE)" table:style-name="ce1">
            <text:p>333</text:p>
          </table:table-cell>
          <table:table-cell office:value-type="float" office:value="2263" table:formula="of:=SUM([.S47:.W47])" table:style-name="ce1">
            <text:p>2263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N</text:p>
          </table:table-cell>
          <table:table-cell office:value-type="float" office:value="130" table:formula="of:=VLOOKUP([.$B48];[.$A$3:.$B$6];2;FALSE)&#10;+VLOOKUP([.$C48];[.$A$3:.$B$6];2;FALSE)&#10;+VLOOKUP([.$D48];[.$A$3:.$B$6];2;FALSE)&#10;+VLOOKUP([.$E48];[.$A$3:.$B$6];2;FALSE)&#10;+VLOOKUP([.$F48];[.$A$3:.$B$6];2;FALSE)&#10;+VLOOKUP([.$G48];[.$A$3:.$B$6];2;FALSE)&#10;+VLOOKUP([.$H48];[.$A$3:.$B$6];2;FALSE)" table:style-name="ce1">
            <text:p>130</text:p>
          </table:table-cell>
          <table:table-cell table:style-name="ce1"/>
          <table:table-cell office:value-type="float" office:value="66" table:formula="of:=VLOOKUP([.$B48];[.$K$3:.$W$6];[.K$33];FALSE)&#10;+VLOOKUP([.$C48];[.$K$8:.$W$11];[.K$33];FALSE)&#10;+VLOOKUP([.$D48];[.$K$13:.$W$16];[.K$33];FALSE)&#10;+VLOOKUP([.$E48];[.$K$18:.$W$21];[.K$33];FALSE)&#10;+VLOOKUP([.$F48];[.$K$23:.$W$26];[.K$33];FALSE)&#10;+VLOOKUP([.$G48];[.$K$28:.$W$31];[.K$33];FALSE)" table:style-name="ce1">
            <text:p>66</text:p>
          </table:table-cell>
          <table:table-cell office:value-type="float" office:value="5" table:formula="of:=VLOOKUP([.$B48];[.$K$3:.$W$6];[.L$33];FALSE)&#10;+VLOOKUP([.$C48];[.$K$8:.$W$11];[.L$33];FALSE)&#10;+VLOOKUP([.$D48];[.$K$13:.$W$16];[.L$33];FALSE)&#10;+VLOOKUP([.$E48];[.$K$18:.$W$21];[.L$33];FALSE)&#10;+VLOOKUP([.$F48];[.$K$23:.$W$26];[.L$33];FALSE)&#10;+VLOOKUP([.$G48];[.$K$28:.$W$31];[.L$33];FALSE)" table:style-name="ce1">
            <text:p>5</text:p>
          </table:table-cell>
          <table:table-cell office:value-type="float" office:value="20" table:formula="of:=VLOOKUP([.$B48];[.$K$3:.$W$6];[.M$33];FALSE)&#10;+VLOOKUP([.$C48];[.$K$8:.$W$11];[.M$33];FALSE)&#10;+VLOOKUP([.$D48];[.$K$13:.$W$16];[.M$33];FALSE)&#10;+VLOOKUP([.$E48];[.$K$18:.$W$21];[.M$33];FALSE)&#10;+VLOOKUP([.$F48];[.$K$23:.$W$26];[.M$33];FALSE)&#10;+VLOOKUP([.$G48];[.$K$28:.$W$31];[.M$33];FALSE)" table:style-name="ce1">
            <text:p>20</text:p>
          </table:table-cell>
          <table:table-cell office:value-type="float" office:value="150" table:formula="of:=VLOOKUP([.$B48];[.$K$3:.$W$6];[.N$33];FALSE)&#10;+VLOOKUP([.$C48];[.$K$8:.$W$11];[.N$33];FALSE)&#10;+VLOOKUP([.$D48];[.$K$13:.$W$16];[.N$33];FALSE)&#10;+VLOOKUP([.$E48];[.$K$18:.$W$21];[.N$33];FALSE)&#10;+VLOOKUP([.$F48];[.$K$23:.$W$26];[.N$33];FALSE)&#10;+VLOOKUP([.$G48];[.$K$28:.$W$31];[.N$33];FALSE)" table:style-name="ce1">
            <text:p>150</text:p>
          </table:table-cell>
          <table:table-cell office:value-type="float" office:value="178" table:formula="of:=VLOOKUP([.$B48];[.$K$3:.$W$6];[.O$33];FALSE)&#10;+VLOOKUP([.$C48];[.$K$8:.$W$11];[.O$33];FALSE)&#10;+VLOOKUP([.$D48];[.$K$13:.$W$16];[.O$33];FALSE)&#10;+VLOOKUP([.$E48];[.$K$18:.$W$21];[.O$33];FALSE)&#10;+VLOOKUP([.$F48];[.$K$23:.$W$26];[.O$33];FALSE)&#10;+VLOOKUP([.$G48];[.$K$28:.$W$31];[.O$33];FALSE)" table:style-name="ce1">
            <text:p>178</text:p>
          </table:table-cell>
          <table:table-cell office:value-type="float" office:value="419" table:formula="of:=SUM([.K48:.O48])" table:style-name="ce1">
            <text:p>419</text:p>
          </table:table-cell>
          <table:table-cell table:number-columns-repeated="2" table:style-name="ce1"/>
          <table:table-cell office:value-type="float" office:value="213" table:formula="of:=VLOOKUP([.$B48];[.$K$3:.$W$6];[.S$33];FALSE)&#10;+VLOOKUP([.$C48];[.$K$8:.$W$11];[.S$33];FALSE)&#10;+VLOOKUP([.$D48];[.$K$13:.$W$16];[.S$33];FALSE)&#10;+VLOOKUP([.$E48];[.$K$18:.$W$21];[.S$33];FALSE)&#10;+VLOOKUP([.$F48];[.$K$23:.$W$26];[.S$33];FALSE)&#10;+VLOOKUP([.$G48];[.$K$28:.$W$31];[.S$33];FALSE)" table:style-name="ce1">
            <text:p>213</text:p>
          </table:table-cell>
          <table:table-cell office:value-type="float" office:value="144" table:formula="of:=VLOOKUP([.$B48];[.$K$3:.$W$6];[.T$33];FALSE)&#10;+VLOOKUP([.$C48];[.$K$8:.$W$11];[.T$33];FALSE)&#10;+VLOOKUP([.$D48];[.$K$13:.$W$16];[.T$33];FALSE)&#10;+VLOOKUP([.$E48];[.$K$18:.$W$21];[.T$33];FALSE)&#10;+VLOOKUP([.$F48];[.$K$23:.$W$26];[.T$33];FALSE)&#10;+VLOOKUP([.$G48];[.$K$28:.$W$31];[.T$33];FALSE)" table:style-name="ce1">
            <text:p>144</text:p>
          </table:table-cell>
          <table:table-cell office:value-type="float" office:value="35" table:formula="of:=VLOOKUP([.$B48];[.$K$3:.$W$6];[.U$33];FALSE)&#10;+VLOOKUP([.$C48];[.$K$8:.$W$11];[.U$33];FALSE)&#10;+VLOOKUP([.$D48];[.$K$13:.$W$16];[.U$33];FALSE)&#10;+VLOOKUP([.$E48];[.$K$18:.$W$21];[.U$33];FALSE)&#10;+VLOOKUP([.$F48];[.$K$23:.$W$26];[.U$33];FALSE)&#10;+VLOOKUP([.$G48];[.$K$28:.$W$31];[.U$33];FALSE)" table:style-name="ce1">
            <text:p>35</text:p>
          </table:table-cell>
          <table:table-cell office:value-type="float" office:value="1467" table:formula="of:=VLOOKUP([.$B48];[.$K$3:.$W$6];[.V$33];FALSE)&#10;+VLOOKUP([.$C48];[.$K$8:.$W$11];[.V$33];FALSE)&#10;+VLOOKUP([.$D48];[.$K$13:.$W$16];[.V$33];FALSE)&#10;+VLOOKUP([.$E48];[.$K$18:.$W$21];[.V$33];FALSE)&#10;+VLOOKUP([.$F48];[.$K$23:.$W$26];[.V$33];FALSE)&#10;+VLOOKUP([.$G48];[.$K$28:.$W$31];[.V$33];FALSE)" table:style-name="ce1">
            <text:p>1467</text:p>
          </table:table-cell>
          <table:table-cell office:value-type="float" office:value="342" table:formula="of:=VLOOKUP([.$B48];[.$K$3:.$W$6];[.W$33];FALSE)&#10;+VLOOKUP([.$C48];[.$K$8:.$W$11];[.W$33];FALSE)&#10;+VLOOKUP([.$D48];[.$K$13:.$W$16];[.W$33];FALSE)&#10;+VLOOKUP([.$E48];[.$K$18:.$W$21];[.W$33];FALSE)&#10;+VLOOKUP([.$F48];[.$K$23:.$W$26];[.W$33];FALSE)&#10;+VLOOKUP([.$G48];[.$K$28:.$W$31];[.W$33];FALSE)" table:style-name="ce1">
            <text:p>342</text:p>
          </table:table-cell>
          <table:table-cell office:value-type="float" office:value="2201" table:formula="of:=SUM([.S48:.W48])" table:style-name="ce1">
            <text:p>2201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9">
            <text:p>N</text:p>
          </table:table-cell>
          <table:table-cell office:value-type="string" table:content-validation-name="val1" table:style-name="ce9">
            <text:p>N</text:p>
          </table:table-cell>
          <table:table-cell office:value-type="string" table:content-validation-name="val1" table:style-name="ce6">
            <text:p>N</text:p>
          </table:table-cell>
          <table:table-cell office:value-type="string" table:content-validation-name="val1" table:style-name="ce9">
            <text:p>R</text:p>
          </table:table-cell>
          <table:table-cell office:value-type="string" table:content-validation-name="val1" table:style-name="ce9">
            <text:p>R</text:p>
          </table:table-cell>
          <table:table-cell office:value-type="string" table:content-validation-name="val1" table:style-name="ce9">
            <text:p>SR</text:p>
          </table:table-cell>
          <table:table-cell office:value-type="string" table:content-validation-name="val1" table:style-name="ce9">
            <text:p>N</text:p>
          </table:table-cell>
          <table:table-cell office:value-type="float" office:value="130" table:formula="of:=VLOOKUP([.$B49];[.$A$3:.$B$6];2;FALSE)&#10;+VLOOKUP([.$C49];[.$A$3:.$B$6];2;FALSE)&#10;+VLOOKUP([.$D49];[.$A$3:.$B$6];2;FALSE)&#10;+VLOOKUP([.$E49];[.$A$3:.$B$6];2;FALSE)&#10;+VLOOKUP([.$F49];[.$A$3:.$B$6];2;FALSE)&#10;+VLOOKUP([.$G49];[.$A$3:.$B$6];2;FALSE)&#10;+VLOOKUP([.$H49];[.$A$3:.$B$6];2;FALSE)" table:style-name="ce1">
            <text:p>130</text:p>
          </table:table-cell>
          <table:table-cell table:style-name="ce1"/>
          <table:table-cell office:value-type="float" office:value="132" table:formula="of:=VLOOKUP([.$B49];[.$K$3:.$W$6];[.K$33];FALSE)&#10;+VLOOKUP([.$C49];[.$K$8:.$W$11];[.K$33];FALSE)&#10;+VLOOKUP([.$D49];[.$K$13:.$W$16];[.K$33];FALSE)&#10;+VLOOKUP([.$E49];[.$K$18:.$W$21];[.K$33];FALSE)&#10;+VLOOKUP([.$F49];[.$K$23:.$W$26];[.K$33];FALSE)&#10;+VLOOKUP([.$G49];[.$K$28:.$W$31];[.K$33];FALSE)" table:style-name="ce1">
            <text:p>132</text:p>
          </table:table-cell>
          <table:table-cell office:value-type="float" office:value="5" table:formula="of:=VLOOKUP([.$B49];[.$K$3:.$W$6];[.L$33];FALSE)&#10;+VLOOKUP([.$C49];[.$K$8:.$W$11];[.L$33];FALSE)&#10;+VLOOKUP([.$D49];[.$K$13:.$W$16];[.L$33];FALSE)&#10;+VLOOKUP([.$E49];[.$K$18:.$W$21];[.L$33];FALSE)&#10;+VLOOKUP([.$F49];[.$K$23:.$W$26];[.L$33];FALSE)&#10;+VLOOKUP([.$G49];[.$K$28:.$W$31];[.L$33];FALSE)" table:style-name="ce1">
            <text:p>5</text:p>
          </table:table-cell>
          <table:table-cell office:value-type="float" office:value="20" table:formula="of:=VLOOKUP([.$B49];[.$K$3:.$W$6];[.M$33];FALSE)&#10;+VLOOKUP([.$C49];[.$K$8:.$W$11];[.M$33];FALSE)&#10;+VLOOKUP([.$D49];[.$K$13:.$W$16];[.M$33];FALSE)&#10;+VLOOKUP([.$E49];[.$K$18:.$W$21];[.M$33];FALSE)&#10;+VLOOKUP([.$F49];[.$K$23:.$W$26];[.M$33];FALSE)&#10;+VLOOKUP([.$G49];[.$K$28:.$W$31];[.M$33];FALSE)" table:style-name="ce1">
            <text:p>20</text:p>
          </table:table-cell>
          <table:table-cell office:value-type="float" office:value="100" table:formula="of:=VLOOKUP([.$B49];[.$K$3:.$W$6];[.N$33];FALSE)&#10;+VLOOKUP([.$C49];[.$K$8:.$W$11];[.N$33];FALSE)&#10;+VLOOKUP([.$D49];[.$K$13:.$W$16];[.N$33];FALSE)&#10;+VLOOKUP([.$E49];[.$K$18:.$W$21];[.N$33];FALSE)&#10;+VLOOKUP([.$F49];[.$K$23:.$W$26];[.N$33];FALSE)&#10;+VLOOKUP([.$G49];[.$K$28:.$W$31];[.N$33];FALSE)" table:style-name="ce1">
            <text:p>100</text:p>
          </table:table-cell>
          <table:table-cell office:value-type="float" office:value="159" table:formula="of:=VLOOKUP([.$B49];[.$K$3:.$W$6];[.O$33];FALSE)&#10;+VLOOKUP([.$C49];[.$K$8:.$W$11];[.O$33];FALSE)&#10;+VLOOKUP([.$D49];[.$K$13:.$W$16];[.O$33];FALSE)&#10;+VLOOKUP([.$E49];[.$K$18:.$W$21];[.O$33];FALSE)&#10;+VLOOKUP([.$F49];[.$K$23:.$W$26];[.O$33];FALSE)&#10;+VLOOKUP([.$G49];[.$K$28:.$W$31];[.O$33];FALSE)" table:style-name="ce1">
            <text:p>159</text:p>
          </table:table-cell>
          <table:table-cell office:value-type="float" office:value="416" table:formula="of:=SUM([.K49:.O49])" table:style-name="ce1">
            <text:p>416</text:p>
          </table:table-cell>
          <table:table-cell table:number-columns-repeated="2" table:style-name="ce1"/>
          <table:table-cell office:value-type="float" office:value="280" table:formula="of:=VLOOKUP([.$B49];[.$K$3:.$W$6];[.S$33];FALSE)&#10;+VLOOKUP([.$C49];[.$K$8:.$W$11];[.S$33];FALSE)&#10;+VLOOKUP([.$D49];[.$K$13:.$W$16];[.S$33];FALSE)&#10;+VLOOKUP([.$E49];[.$K$18:.$W$21];[.S$33];FALSE)&#10;+VLOOKUP([.$F49];[.$K$23:.$W$26];[.S$33];FALSE)&#10;+VLOOKUP([.$G49];[.$K$28:.$W$31];[.S$33];FALSE)" table:style-name="ce1">
            <text:p>280</text:p>
          </table:table-cell>
          <table:table-cell office:value-type="float" office:value="144" table:formula="of:=VLOOKUP([.$B49];[.$K$3:.$W$6];[.T$33];FALSE)&#10;+VLOOKUP([.$C49];[.$K$8:.$W$11];[.T$33];FALSE)&#10;+VLOOKUP([.$D49];[.$K$13:.$W$16];[.T$33];FALSE)&#10;+VLOOKUP([.$E49];[.$K$18:.$W$21];[.T$33];FALSE)&#10;+VLOOKUP([.$F49];[.$K$23:.$W$26];[.T$33];FALSE)&#10;+VLOOKUP([.$G49];[.$K$28:.$W$31];[.T$33];FALSE)" table:style-name="ce1">
            <text:p>144</text:p>
          </table:table-cell>
          <table:table-cell office:value-type="float" office:value="35" table:formula="of:=VLOOKUP([.$B49];[.$K$3:.$W$6];[.U$33];FALSE)&#10;+VLOOKUP([.$C49];[.$K$8:.$W$11];[.U$33];FALSE)&#10;+VLOOKUP([.$D49];[.$K$13:.$W$16];[.U$33];FALSE)&#10;+VLOOKUP([.$E49];[.$K$18:.$W$21];[.U$33];FALSE)&#10;+VLOOKUP([.$F49];[.$K$23:.$W$26];[.U$33];FALSE)&#10;+VLOOKUP([.$G49];[.$K$28:.$W$31];[.U$33];FALSE)" table:style-name="ce1">
            <text:p>35</text:p>
          </table:table-cell>
          <table:table-cell office:value-type="float" office:value="1443" table:formula="of:=VLOOKUP([.$B49];[.$K$3:.$W$6];[.V$33];FALSE)&#10;+VLOOKUP([.$C49];[.$K$8:.$W$11];[.V$33];FALSE)&#10;+VLOOKUP([.$D49];[.$K$13:.$W$16];[.V$33];FALSE)&#10;+VLOOKUP([.$E49];[.$K$18:.$W$21];[.V$33];FALSE)&#10;+VLOOKUP([.$F49];[.$K$23:.$W$26];[.V$33];FALSE)&#10;+VLOOKUP([.$G49];[.$K$28:.$W$31];[.V$33];FALSE)" table:style-name="ce1">
            <text:p>1443</text:p>
          </table:table-cell>
          <table:table-cell office:value-type="float" office:value="324" table:formula="of:=VLOOKUP([.$B49];[.$K$3:.$W$6];[.W$33];FALSE)&#10;+VLOOKUP([.$C49];[.$K$8:.$W$11];[.W$33];FALSE)&#10;+VLOOKUP([.$D49];[.$K$13:.$W$16];[.W$33];FALSE)&#10;+VLOOKUP([.$E49];[.$K$18:.$W$21];[.W$33];FALSE)&#10;+VLOOKUP([.$F49];[.$K$23:.$W$26];[.W$33];FALSE)&#10;+VLOOKUP([.$G49];[.$K$28:.$W$31];[.W$33];FALSE)" table:style-name="ce1">
            <text:p>324</text:p>
          </table:table-cell>
          <table:table-cell office:value-type="float" office:value="2226" table:formula="of:=SUM([.S49:.W49])" table:style-name="ce1">
            <text:p>2226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27">
            <text:p>N</text:p>
          </table:table-cell>
          <table:table-cell office:value-type="string" table:content-validation-name="val1" table:style-name="ce7">
            <text:p>SR</text:p>
          </table:table-cell>
          <table:table-cell office:value-type="string" table:content-validation-name="val1" table:style-name="ce26">
            <text:p>R</text:p>
          </table:table-cell>
          <table:table-cell office:value-type="string" table:content-validation-name="val1" table:style-name="ce26">
            <text:p>R</text:p>
          </table:table-cell>
          <table:table-cell office:value-type="string" table:content-validation-name="val1" table:style-name="ce8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140" table:formula="of:=VLOOKUP([.$B50];[.$A$3:.$B$6];2;FALSE)&#10;+VLOOKUP([.$C50];[.$A$3:.$B$6];2;FALSE)&#10;+VLOOKUP([.$D50];[.$A$3:.$B$6];2;FALSE)&#10;+VLOOKUP([.$E50];[.$A$3:.$B$6];2;FALSE)&#10;+VLOOKUP([.$F50];[.$A$3:.$B$6];2;FALSE)&#10;+VLOOKUP([.$G50];[.$A$3:.$B$6];2;FALSE)&#10;+VLOOKUP([.$H50];[.$A$3:.$B$6];2;FALSE)" table:style-name="ce1">
            <text:p>140</text:p>
          </table:table-cell>
          <table:table-cell table:style-name="ce1"/>
          <table:table-cell office:value-type="float" office:value="66" table:formula="of:=VLOOKUP([.$B50];[.$K$3:.$W$6];[.K$33];FALSE)&#10;+VLOOKUP([.$C50];[.$K$8:.$W$11];[.K$33];FALSE)&#10;+VLOOKUP([.$D50];[.$K$13:.$W$16];[.K$33];FALSE)&#10;+VLOOKUP([.$E50];[.$K$18:.$W$21];[.K$33];FALSE)&#10;+VLOOKUP([.$F50];[.$K$23:.$W$26];[.K$33];FALSE)&#10;+VLOOKUP([.$G50];[.$K$28:.$W$31];[.K$33];FALSE)" table:style-name="ce1">
            <text:p>66</text:p>
          </table:table-cell>
          <table:table-cell office:value-type="float" office:value="25" table:formula="of:=VLOOKUP([.$B50];[.$K$3:.$W$6];[.L$33];FALSE)&#10;+VLOOKUP([.$C50];[.$K$8:.$W$11];[.L$33];FALSE)&#10;+VLOOKUP([.$D50];[.$K$13:.$W$16];[.L$33];FALSE)&#10;+VLOOKUP([.$E50];[.$K$18:.$W$21];[.L$33];FALSE)&#10;+VLOOKUP([.$F50];[.$K$23:.$W$26];[.L$33];FALSE)&#10;+VLOOKUP([.$G50];[.$K$28:.$W$31];[.L$33];FALSE)" table:style-name="ce1">
            <text:p>25</text:p>
          </table:table-cell>
          <table:table-cell office:value-type="float" office:value="20" table:formula="of:=VLOOKUP([.$B50];[.$K$3:.$W$6];[.M$33];FALSE)&#10;+VLOOKUP([.$C50];[.$K$8:.$W$11];[.M$33];FALSE)&#10;+VLOOKUP([.$D50];[.$K$13:.$W$16];[.M$33];FALSE)&#10;+VLOOKUP([.$E50];[.$K$18:.$W$21];[.M$33];FALSE)&#10;+VLOOKUP([.$F50];[.$K$23:.$W$26];[.M$33];FALSE)&#10;+VLOOKUP([.$G50];[.$K$28:.$W$31];[.M$33];FALSE)" table:style-name="ce1">
            <text:p>20</text:p>
          </table:table-cell>
          <table:table-cell office:value-type="float" office:value="200" table:formula="of:=VLOOKUP([.$B50];[.$K$3:.$W$6];[.N$33];FALSE)&#10;+VLOOKUP([.$C50];[.$K$8:.$W$11];[.N$33];FALSE)&#10;+VLOOKUP([.$D50];[.$K$13:.$W$16];[.N$33];FALSE)&#10;+VLOOKUP([.$E50];[.$K$18:.$W$21];[.N$33];FALSE)&#10;+VLOOKUP([.$F50];[.$K$23:.$W$26];[.N$33];FALSE)&#10;+VLOOKUP([.$G50];[.$K$28:.$W$31];[.N$33];FALSE)" table:style-name="ce1">
            <text:p>200</text:p>
          </table:table-cell>
          <table:table-cell office:value-type="float" office:value="228" table:formula="of:=VLOOKUP([.$B50];[.$K$3:.$W$6];[.O$33];FALSE)&#10;+VLOOKUP([.$C50];[.$K$8:.$W$11];[.O$33];FALSE)&#10;+VLOOKUP([.$D50];[.$K$13:.$W$16];[.O$33];FALSE)&#10;+VLOOKUP([.$E50];[.$K$18:.$W$21];[.O$33];FALSE)&#10;+VLOOKUP([.$F50];[.$K$23:.$W$26];[.O$33];FALSE)&#10;+VLOOKUP([.$G50];[.$K$28:.$W$31];[.O$33];FALSE)" table:style-name="ce1">
            <text:p>228</text:p>
          </table:table-cell>
          <table:table-cell office:value-type="float" office:value="539" table:formula="of:=SUM([.K50:.O50])" table:style-name="ce1">
            <text:p>539</text:p>
          </table:table-cell>
          <table:table-cell table:number-columns-repeated="2" table:style-name="ce1"/>
          <table:table-cell office:value-type="float" office:value="213" table:formula="of:=VLOOKUP([.$B50];[.$K$3:.$W$6];[.S$33];FALSE)&#10;+VLOOKUP([.$C50];[.$K$8:.$W$11];[.S$33];FALSE)&#10;+VLOOKUP([.$D50];[.$K$13:.$W$16];[.S$33];FALSE)&#10;+VLOOKUP([.$E50];[.$K$18:.$W$21];[.S$33];FALSE)&#10;+VLOOKUP([.$F50];[.$K$23:.$W$26];[.S$33];FALSE)&#10;+VLOOKUP([.$G50];[.$K$28:.$W$31];[.S$33];FALSE)" table:style-name="ce1">
            <text:p>213</text:p>
          </table:table-cell>
          <table:table-cell office:value-type="float" office:value="169" table:formula="of:=VLOOKUP([.$B50];[.$K$3:.$W$6];[.T$33];FALSE)&#10;+VLOOKUP([.$C50];[.$K$8:.$W$11];[.T$33];FALSE)&#10;+VLOOKUP([.$D50];[.$K$13:.$W$16];[.T$33];FALSE)&#10;+VLOOKUP([.$E50];[.$K$18:.$W$21];[.T$33];FALSE)&#10;+VLOOKUP([.$F50];[.$K$23:.$W$26];[.T$33];FALSE)&#10;+VLOOKUP([.$G50];[.$K$28:.$W$31];[.T$33];FALSE)" table:style-name="ce1">
            <text:p>169</text:p>
          </table:table-cell>
          <table:table-cell office:value-type="float" office:value="35" table:formula="of:=VLOOKUP([.$B50];[.$K$3:.$W$6];[.U$33];FALSE)&#10;+VLOOKUP([.$C50];[.$K$8:.$W$11];[.U$33];FALSE)&#10;+VLOOKUP([.$D50];[.$K$13:.$W$16];[.U$33];FALSE)&#10;+VLOOKUP([.$E50];[.$K$18:.$W$21];[.U$33];FALSE)&#10;+VLOOKUP([.$F50];[.$K$23:.$W$26];[.U$33];FALSE)&#10;+VLOOKUP([.$G50];[.$K$28:.$W$31];[.U$33];FALSE)" table:style-name="ce1">
            <text:p>35</text:p>
          </table:table-cell>
          <table:table-cell office:value-type="float" office:value="1536" table:formula="of:=VLOOKUP([.$B50];[.$K$3:.$W$6];[.V$33];FALSE)&#10;+VLOOKUP([.$C50];[.$K$8:.$W$11];[.V$33];FALSE)&#10;+VLOOKUP([.$D50];[.$K$13:.$W$16];[.V$33];FALSE)&#10;+VLOOKUP([.$E50];[.$K$18:.$W$21];[.V$33];FALSE)&#10;+VLOOKUP([.$F50];[.$K$23:.$W$26];[.V$33];FALSE)&#10;+VLOOKUP([.$G50];[.$K$28:.$W$31];[.V$33];FALSE)" table:style-name="ce1">
            <text:p>1536</text:p>
          </table:table-cell>
          <table:table-cell office:value-type="float" office:value="399" table:formula="of:=VLOOKUP([.$B50];[.$K$3:.$W$6];[.W$33];FALSE)&#10;+VLOOKUP([.$C50];[.$K$8:.$W$11];[.W$33];FALSE)&#10;+VLOOKUP([.$D50];[.$K$13:.$W$16];[.W$33];FALSE)&#10;+VLOOKUP([.$E50];[.$K$18:.$W$21];[.W$33];FALSE)&#10;+VLOOKUP([.$F50];[.$K$23:.$W$26];[.W$33];FALSE)&#10;+VLOOKUP([.$G50];[.$K$28:.$W$31];[.W$33];FALSE)" table:style-name="ce1">
            <text:p>399</text:p>
          </table:table-cell>
          <table:table-cell office:value-type="float" office:value="2352" table:formula="of:=SUM([.S50:.W50])" table:style-name="ce1">
            <text:p>2352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27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S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29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140" table:formula="of:=VLOOKUP([.$B51];[.$A$3:.$B$6];2;FALSE)&#10;+VLOOKUP([.$C51];[.$A$3:.$B$6];2;FALSE)&#10;+VLOOKUP([.$D51];[.$A$3:.$B$6];2;FALSE)&#10;+VLOOKUP([.$E51];[.$A$3:.$B$6];2;FALSE)&#10;+VLOOKUP([.$F51];[.$A$3:.$B$6];2;FALSE)&#10;+VLOOKUP([.$G51];[.$A$3:.$B$6];2;FALSE)&#10;+VLOOKUP([.$H51];[.$A$3:.$B$6];2;FALSE)" table:style-name="ce1">
            <text:p>140</text:p>
          </table:table-cell>
          <table:table-cell table:style-name="ce1"/>
          <table:table-cell office:value-type="float" office:value="66" table:formula="of:=VLOOKUP([.$B51];[.$K$3:.$W$6];[.K$33];FALSE)&#10;+VLOOKUP([.$C51];[.$K$8:.$W$11];[.K$33];FALSE)&#10;+VLOOKUP([.$D51];[.$K$13:.$W$16];[.K$33];FALSE)&#10;+VLOOKUP([.$E51];[.$K$18:.$W$21];[.K$33];FALSE)&#10;+VLOOKUP([.$F51];[.$K$23:.$W$26];[.K$33];FALSE)&#10;+VLOOKUP([.$G51];[.$K$28:.$W$31];[.K$33];FALSE)" table:style-name="ce1">
            <text:p>66</text:p>
          </table:table-cell>
          <table:table-cell office:value-type="float" office:value="20" table:formula="of:=VLOOKUP([.$B51];[.$K$3:.$W$6];[.L$33];FALSE)&#10;+VLOOKUP([.$C51];[.$K$8:.$W$11];[.L$33];FALSE)&#10;+VLOOKUP([.$D51];[.$K$13:.$W$16];[.L$33];FALSE)&#10;+VLOOKUP([.$E51];[.$K$18:.$W$21];[.L$33];FALSE)&#10;+VLOOKUP([.$F51];[.$K$23:.$W$26];[.L$33];FALSE)&#10;+VLOOKUP([.$G51];[.$K$28:.$W$31];[.L$33];FALSE)" table:style-name="ce1">
            <text:p>20</text:p>
          </table:table-cell>
          <table:table-cell office:value-type="float" office:value="40" table:formula="of:=VLOOKUP([.$B51];[.$K$3:.$W$6];[.M$33];FALSE)&#10;+VLOOKUP([.$C51];[.$K$8:.$W$11];[.M$33];FALSE)&#10;+VLOOKUP([.$D51];[.$K$13:.$W$16];[.M$33];FALSE)&#10;+VLOOKUP([.$E51];[.$K$18:.$W$21];[.M$33];FALSE)&#10;+VLOOKUP([.$F51];[.$K$23:.$W$26];[.M$33];FALSE)&#10;+VLOOKUP([.$G51];[.$K$28:.$W$31];[.M$33];FALSE)" table:style-name="ce1">
            <text:p>40</text:p>
          </table:table-cell>
          <table:table-cell office:value-type="float" office:value="200" table:formula="of:=VLOOKUP([.$B51];[.$K$3:.$W$6];[.N$33];FALSE)&#10;+VLOOKUP([.$C51];[.$K$8:.$W$11];[.N$33];FALSE)&#10;+VLOOKUP([.$D51];[.$K$13:.$W$16];[.N$33];FALSE)&#10;+VLOOKUP([.$E51];[.$K$18:.$W$21];[.N$33];FALSE)&#10;+VLOOKUP([.$F51];[.$K$23:.$W$26];[.N$33];FALSE)&#10;+VLOOKUP([.$G51];[.$K$28:.$W$31];[.N$33];FALSE)" table:style-name="ce1">
            <text:p>200</text:p>
          </table:table-cell>
          <table:table-cell office:value-type="float" office:value="228" table:formula="of:=VLOOKUP([.$B51];[.$K$3:.$W$6];[.O$33];FALSE)&#10;+VLOOKUP([.$C51];[.$K$8:.$W$11];[.O$33];FALSE)&#10;+VLOOKUP([.$D51];[.$K$13:.$W$16];[.O$33];FALSE)&#10;+VLOOKUP([.$E51];[.$K$18:.$W$21];[.O$33];FALSE)&#10;+VLOOKUP([.$F51];[.$K$23:.$W$26];[.O$33];FALSE)&#10;+VLOOKUP([.$G51];[.$K$28:.$W$31];[.O$33];FALSE)" table:style-name="ce1">
            <text:p>228</text:p>
          </table:table-cell>
          <table:table-cell office:value-type="float" office:value="554" table:formula="of:=SUM([.K51:.O51])" table:style-name="ce1">
            <text:p>554</text:p>
          </table:table-cell>
          <table:table-cell table:number-columns-repeated="2" table:style-name="ce1"/>
          <table:table-cell office:value-type="float" office:value="213" table:formula="of:=VLOOKUP([.$B51];[.$K$3:.$W$6];[.S$33];FALSE)&#10;+VLOOKUP([.$C51];[.$K$8:.$W$11];[.S$33];FALSE)&#10;+VLOOKUP([.$D51];[.$K$13:.$W$16];[.S$33];FALSE)&#10;+VLOOKUP([.$E51];[.$K$18:.$W$21];[.S$33];FALSE)&#10;+VLOOKUP([.$F51];[.$K$23:.$W$26];[.S$33];FALSE)&#10;+VLOOKUP([.$G51];[.$K$28:.$W$31];[.S$33];FALSE)" table:style-name="ce1">
            <text:p>213</text:p>
          </table:table-cell>
          <table:table-cell office:value-type="float" office:value="165" table:formula="of:=VLOOKUP([.$B51];[.$K$3:.$W$6];[.T$33];FALSE)&#10;+VLOOKUP([.$C51];[.$K$8:.$W$11];[.T$33];FALSE)&#10;+VLOOKUP([.$D51];[.$K$13:.$W$16];[.T$33];FALSE)&#10;+VLOOKUP([.$E51];[.$K$18:.$W$21];[.T$33];FALSE)&#10;+VLOOKUP([.$F51];[.$K$23:.$W$26];[.T$33];FALSE)&#10;+VLOOKUP([.$G51];[.$K$28:.$W$31];[.T$33];FALSE)" table:style-name="ce1">
            <text:p>165</text:p>
          </table:table-cell>
          <table:table-cell office:value-type="float" office:value="53" table:formula="of:=VLOOKUP([.$B51];[.$K$3:.$W$6];[.U$33];FALSE)&#10;+VLOOKUP([.$C51];[.$K$8:.$W$11];[.U$33];FALSE)&#10;+VLOOKUP([.$D51];[.$K$13:.$W$16];[.U$33];FALSE)&#10;+VLOOKUP([.$E51];[.$K$18:.$W$21];[.U$33];FALSE)&#10;+VLOOKUP([.$F51];[.$K$23:.$W$26];[.U$33];FALSE)&#10;+VLOOKUP([.$G51];[.$K$28:.$W$31];[.U$33];FALSE)" table:style-name="ce1">
            <text:p>53</text:p>
          </table:table-cell>
          <table:table-cell office:value-type="float" office:value="1536" table:formula="of:=VLOOKUP([.$B51];[.$K$3:.$W$6];[.V$33];FALSE)&#10;+VLOOKUP([.$C51];[.$K$8:.$W$11];[.V$33];FALSE)&#10;+VLOOKUP([.$D51];[.$K$13:.$W$16];[.V$33];FALSE)&#10;+VLOOKUP([.$E51];[.$K$18:.$W$21];[.V$33];FALSE)&#10;+VLOOKUP([.$F51];[.$K$23:.$W$26];[.V$33];FALSE)&#10;+VLOOKUP([.$G51];[.$K$28:.$W$31];[.V$33];FALSE)" table:style-name="ce1">
            <text:p>1536</text:p>
          </table:table-cell>
          <table:table-cell office:value-type="float" office:value="390" table:formula="of:=VLOOKUP([.$B51];[.$K$3:.$W$6];[.W$33];FALSE)&#10;+VLOOKUP([.$C51];[.$K$8:.$W$11];[.W$33];FALSE)&#10;+VLOOKUP([.$D51];[.$K$13:.$W$16];[.W$33];FALSE)&#10;+VLOOKUP([.$E51];[.$K$18:.$W$21];[.W$33];FALSE)&#10;+VLOOKUP([.$F51];[.$K$23:.$W$26];[.W$33];FALSE)&#10;+VLOOKUP([.$G51];[.$K$28:.$W$31];[.W$33];FALSE)" table:style-name="ce1">
            <text:p>390</text:p>
          </table:table-cell>
          <table:table-cell office:value-type="float" office:value="2357" table:formula="of:=SUM([.S51:.W51])" table:style-name="ce1">
            <text:p>235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28">
            <text:p>N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R</text:p>
          </table:table-cell>
          <table:table-cell office:value-type="string" table:content-validation-name="val1" table:style-name="ce5">
            <text:p>SR</text:p>
          </table:table-cell>
          <table:table-cell office:value-type="string" table:content-validation-name="val1" table:style-name="ce29">
            <text:p>R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140" table:formula="of:=VLOOKUP([.$B52];[.$A$3:.$B$6];2;FALSE)&#10;+VLOOKUP([.$C52];[.$A$3:.$B$6];2;FALSE)&#10;+VLOOKUP([.$D52];[.$A$3:.$B$6];2;FALSE)&#10;+VLOOKUP([.$E52];[.$A$3:.$B$6];2;FALSE)&#10;+VLOOKUP([.$F52];[.$A$3:.$B$6];2;FALSE)&#10;+VLOOKUP([.$G52];[.$A$3:.$B$6];2;FALSE)&#10;+VLOOKUP([.$H52];[.$A$3:.$B$6];2;FALSE)" table:style-name="ce1">
            <text:p>140</text:p>
          </table:table-cell>
          <table:table-cell table:style-name="ce1"/>
          <table:table-cell office:value-type="float" office:value="66" table:formula="of:=VLOOKUP([.$B52];[.$K$3:.$W$6];[.K$33];FALSE)&#10;+VLOOKUP([.$C52];[.$K$8:.$W$11];[.K$33];FALSE)&#10;+VLOOKUP([.$D52];[.$K$13:.$W$16];[.K$33];FALSE)&#10;+VLOOKUP([.$E52];[.$K$18:.$W$21];[.K$33];FALSE)&#10;+VLOOKUP([.$F52];[.$K$23:.$W$26];[.K$33];FALSE)&#10;+VLOOKUP([.$G52];[.$K$28:.$W$31];[.K$33];FALSE)" table:style-name="ce1">
            <text:p>66</text:p>
          </table:table-cell>
          <table:table-cell office:value-type="float" office:value="15" table:formula="of:=VLOOKUP([.$B52];[.$K$3:.$W$6];[.L$33];FALSE)&#10;+VLOOKUP([.$C52];[.$K$8:.$W$11];[.L$33];FALSE)&#10;+VLOOKUP([.$D52];[.$K$13:.$W$16];[.L$33];FALSE)&#10;+VLOOKUP([.$E52];[.$K$18:.$W$21];[.L$33];FALSE)&#10;+VLOOKUP([.$F52];[.$K$23:.$W$26];[.L$33];FALSE)&#10;+VLOOKUP([.$G52];[.$K$28:.$W$31];[.L$33];FALSE)" table:style-name="ce1">
            <text:p>15</text:p>
          </table:table-cell>
          <table:table-cell office:value-type="float" office:value="20" table:formula="of:=VLOOKUP([.$B52];[.$K$3:.$W$6];[.M$33];FALSE)&#10;+VLOOKUP([.$C52];[.$K$8:.$W$11];[.M$33];FALSE)&#10;+VLOOKUP([.$D52];[.$K$13:.$W$16];[.M$33];FALSE)&#10;+VLOOKUP([.$E52];[.$K$18:.$W$21];[.M$33];FALSE)&#10;+VLOOKUP([.$F52];[.$K$23:.$W$26];[.M$33];FALSE)&#10;+VLOOKUP([.$G52];[.$K$28:.$W$31];[.M$33];FALSE)" table:style-name="ce1">
            <text:p>20</text:p>
          </table:table-cell>
          <table:table-cell office:value-type="float" office:value="200" table:formula="of:=VLOOKUP([.$B52];[.$K$3:.$W$6];[.N$33];FALSE)&#10;+VLOOKUP([.$C52];[.$K$8:.$W$11];[.N$33];FALSE)&#10;+VLOOKUP([.$D52];[.$K$13:.$W$16];[.N$33];FALSE)&#10;+VLOOKUP([.$E52];[.$K$18:.$W$21];[.N$33];FALSE)&#10;+VLOOKUP([.$F52];[.$K$23:.$W$26];[.N$33];FALSE)&#10;+VLOOKUP([.$G52];[.$K$28:.$W$31];[.N$33];FALSE)" table:style-name="ce1">
            <text:p>200</text:p>
          </table:table-cell>
          <table:table-cell office:value-type="float" office:value="228" table:formula="of:=VLOOKUP([.$B52];[.$K$3:.$W$6];[.O$33];FALSE)&#10;+VLOOKUP([.$C52];[.$K$8:.$W$11];[.O$33];FALSE)&#10;+VLOOKUP([.$D52];[.$K$13:.$W$16];[.O$33];FALSE)&#10;+VLOOKUP([.$E52];[.$K$18:.$W$21];[.O$33];FALSE)&#10;+VLOOKUP([.$F52];[.$K$23:.$W$26];[.O$33];FALSE)&#10;+VLOOKUP([.$G52];[.$K$28:.$W$31];[.O$33];FALSE)" table:style-name="ce1">
            <text:p>228</text:p>
          </table:table-cell>
          <table:table-cell office:value-type="float" office:value="529" table:formula="of:=SUM([.K52:.O52])" table:style-name="ce1">
            <text:p>529</text:p>
          </table:table-cell>
          <table:table-cell table:number-columns-repeated="2" table:style-name="ce1"/>
          <table:table-cell office:value-type="float" office:value="213" table:formula="of:=VLOOKUP([.$B52];[.$K$3:.$W$6];[.S$33];FALSE)&#10;+VLOOKUP([.$C52];[.$K$8:.$W$11];[.S$33];FALSE)&#10;+VLOOKUP([.$D52];[.$K$13:.$W$16];[.S$33];FALSE)&#10;+VLOOKUP([.$E52];[.$K$18:.$W$21];[.S$33];FALSE)&#10;+VLOOKUP([.$F52];[.$K$23:.$W$26];[.S$33];FALSE)&#10;+VLOOKUP([.$G52];[.$K$28:.$W$31];[.S$33];FALSE)" table:style-name="ce1">
            <text:p>213</text:p>
          </table:table-cell>
          <table:table-cell office:value-type="float" office:value="160" table:formula="of:=VLOOKUP([.$B52];[.$K$3:.$W$6];[.T$33];FALSE)&#10;+VLOOKUP([.$C52];[.$K$8:.$W$11];[.T$33];FALSE)&#10;+VLOOKUP([.$D52];[.$K$13:.$W$16];[.T$33];FALSE)&#10;+VLOOKUP([.$E52];[.$K$18:.$W$21];[.T$33];FALSE)&#10;+VLOOKUP([.$F52];[.$K$23:.$W$26];[.T$33];FALSE)&#10;+VLOOKUP([.$G52];[.$K$28:.$W$31];[.T$33];FALSE)" table:style-name="ce1">
            <text:p>160</text:p>
          </table:table-cell>
          <table:table-cell office:value-type="float" office:value="35" table:formula="of:=VLOOKUP([.$B52];[.$K$3:.$W$6];[.U$33];FALSE)&#10;+VLOOKUP([.$C52];[.$K$8:.$W$11];[.U$33];FALSE)&#10;+VLOOKUP([.$D52];[.$K$13:.$W$16];[.U$33];FALSE)&#10;+VLOOKUP([.$E52];[.$K$18:.$W$21];[.U$33];FALSE)&#10;+VLOOKUP([.$F52];[.$K$23:.$W$26];[.U$33];FALSE)&#10;+VLOOKUP([.$G52];[.$K$28:.$W$31];[.U$33];FALSE)" table:style-name="ce1">
            <text:p>35</text:p>
          </table:table-cell>
          <table:table-cell office:value-type="float" office:value="1488" table:formula="of:=VLOOKUP([.$B52];[.$K$3:.$W$6];[.V$33];FALSE)&#10;+VLOOKUP([.$C52];[.$K$8:.$W$11];[.V$33];FALSE)&#10;+VLOOKUP([.$D52];[.$K$13:.$W$16];[.V$33];FALSE)&#10;+VLOOKUP([.$E52];[.$K$18:.$W$21];[.V$33];FALSE)&#10;+VLOOKUP([.$F52];[.$K$23:.$W$26];[.V$33];FALSE)&#10;+VLOOKUP([.$G52];[.$K$28:.$W$31];[.V$33];FALSE)" table:style-name="ce1">
            <text:p>1488</text:p>
          </table:table-cell>
          <table:table-cell office:value-type="float" office:value="399" table:formula="of:=VLOOKUP([.$B52];[.$K$3:.$W$6];[.W$33];FALSE)&#10;+VLOOKUP([.$C52];[.$K$8:.$W$11];[.W$33];FALSE)&#10;+VLOOKUP([.$D52];[.$K$13:.$W$16];[.W$33];FALSE)&#10;+VLOOKUP([.$E52];[.$K$18:.$W$21];[.W$33];FALSE)&#10;+VLOOKUP([.$F52];[.$K$23:.$W$26];[.W$33];FALSE)&#10;+VLOOKUP([.$G52];[.$K$28:.$W$31];[.W$33];FALSE)" table:style-name="ce1">
            <text:p>399</text:p>
          </table:table-cell>
          <table:table-cell office:value-type="float" office:value="2295" table:formula="of:=SUM([.S52:.W52])" table:style-name="ce1">
            <text:p>2295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N</text:p>
          </table:table-cell>
          <table:table-cell office:value-type="float" office:value="140" table:formula="of:=VLOOKUP([.$B53];[.$A$3:.$B$6];2;FALSE)&#10;+VLOOKUP([.$C53];[.$A$3:.$B$6];2;FALSE)&#10;+VLOOKUP([.$D53];[.$A$3:.$B$6];2;FALSE)&#10;+VLOOKUP([.$E53];[.$A$3:.$B$6];2;FALSE)&#10;+VLOOKUP([.$F53];[.$A$3:.$B$6];2;FALSE)&#10;+VLOOKUP([.$G53];[.$A$3:.$B$6];2;FALSE)&#10;+VLOOKUP([.$H53];[.$A$3:.$B$6];2;FALSE)" table:style-name="ce1">
            <text:p>140</text:p>
          </table:table-cell>
          <table:table-cell table:style-name="ce1"/>
          <table:table-cell office:value-type="float" office:value="132" table:formula="of:=VLOOKUP([.$B53];[.$K$3:.$W$6];[.K$33];FALSE)&#10;+VLOOKUP([.$C53];[.$K$8:.$W$11];[.K$33];FALSE)&#10;+VLOOKUP([.$D53];[.$K$13:.$W$16];[.K$33];FALSE)&#10;+VLOOKUP([.$E53];[.$K$18:.$W$21];[.K$33];FALSE)&#10;+VLOOKUP([.$F53];[.$K$23:.$W$26];[.K$33];FALSE)&#10;+VLOOKUP([.$G53];[.$K$28:.$W$31];[.K$33];FALSE)" table:style-name="ce1">
            <text:p>132</text:p>
          </table:table-cell>
          <table:table-cell office:value-type="float" office:value="15" table:formula="of:=VLOOKUP([.$B53];[.$K$3:.$W$6];[.L$33];FALSE)&#10;+VLOOKUP([.$C53];[.$K$8:.$W$11];[.L$33];FALSE)&#10;+VLOOKUP([.$D53];[.$K$13:.$W$16];[.L$33];FALSE)&#10;+VLOOKUP([.$E53];[.$K$18:.$W$21];[.L$33];FALSE)&#10;+VLOOKUP([.$F53];[.$K$23:.$W$26];[.L$33];FALSE)&#10;+VLOOKUP([.$G53];[.$K$28:.$W$31];[.L$33];FALSE)" table:style-name="ce1">
            <text:p>15</text:p>
          </table:table-cell>
          <table:table-cell office:value-type="float" office:value="20" table:formula="of:=VLOOKUP([.$B53];[.$K$3:.$W$6];[.M$33];FALSE)&#10;+VLOOKUP([.$C53];[.$K$8:.$W$11];[.M$33];FALSE)&#10;+VLOOKUP([.$D53];[.$K$13:.$W$16];[.M$33];FALSE)&#10;+VLOOKUP([.$E53];[.$K$18:.$W$21];[.M$33];FALSE)&#10;+VLOOKUP([.$F53];[.$K$23:.$W$26];[.M$33];FALSE)&#10;+VLOOKUP([.$G53];[.$K$28:.$W$31];[.M$33];FALSE)" table:style-name="ce1">
            <text:p>20</text:p>
          </table:table-cell>
          <table:table-cell office:value-type="float" office:value="150" table:formula="of:=VLOOKUP([.$B53];[.$K$3:.$W$6];[.N$33];FALSE)&#10;+VLOOKUP([.$C53];[.$K$8:.$W$11];[.N$33];FALSE)&#10;+VLOOKUP([.$D53];[.$K$13:.$W$16];[.N$33];FALSE)&#10;+VLOOKUP([.$E53];[.$K$18:.$W$21];[.N$33];FALSE)&#10;+VLOOKUP([.$F53];[.$K$23:.$W$26];[.N$33];FALSE)&#10;+VLOOKUP([.$G53];[.$K$28:.$W$31];[.N$33];FALSE)" table:style-name="ce1">
            <text:p>150</text:p>
          </table:table-cell>
          <table:table-cell office:value-type="float" office:value="209" table:formula="of:=VLOOKUP([.$B53];[.$K$3:.$W$6];[.O$33];FALSE)&#10;+VLOOKUP([.$C53];[.$K$8:.$W$11];[.O$33];FALSE)&#10;+VLOOKUP([.$D53];[.$K$13:.$W$16];[.O$33];FALSE)&#10;+VLOOKUP([.$E53];[.$K$18:.$W$21];[.O$33];FALSE)&#10;+VLOOKUP([.$F53];[.$K$23:.$W$26];[.O$33];FALSE)&#10;+VLOOKUP([.$G53];[.$K$28:.$W$31];[.O$33];FALSE)" table:style-name="ce1">
            <text:p>209</text:p>
          </table:table-cell>
          <table:table-cell office:value-type="float" office:value="526" table:formula="of:=SUM([.K53:.O53])" table:style-name="ce1">
            <text:p>526</text:p>
          </table:table-cell>
          <table:table-cell table:number-columns-repeated="2" table:style-name="ce1"/>
          <table:table-cell office:value-type="float" office:value="280" table:formula="of:=VLOOKUP([.$B53];[.$K$3:.$W$6];[.S$33];FALSE)&#10;+VLOOKUP([.$C53];[.$K$8:.$W$11];[.S$33];FALSE)&#10;+VLOOKUP([.$D53];[.$K$13:.$W$16];[.S$33];FALSE)&#10;+VLOOKUP([.$E53];[.$K$18:.$W$21];[.S$33];FALSE)&#10;+VLOOKUP([.$F53];[.$K$23:.$W$26];[.S$33];FALSE)&#10;+VLOOKUP([.$G53];[.$K$28:.$W$31];[.S$33];FALSE)" table:style-name="ce1">
            <text:p>280</text:p>
          </table:table-cell>
          <table:table-cell office:value-type="float" office:value="160" table:formula="of:=VLOOKUP([.$B53];[.$K$3:.$W$6];[.T$33];FALSE)&#10;+VLOOKUP([.$C53];[.$K$8:.$W$11];[.T$33];FALSE)&#10;+VLOOKUP([.$D53];[.$K$13:.$W$16];[.T$33];FALSE)&#10;+VLOOKUP([.$E53];[.$K$18:.$W$21];[.T$33];FALSE)&#10;+VLOOKUP([.$F53];[.$K$23:.$W$26];[.T$33];FALSE)&#10;+VLOOKUP([.$G53];[.$K$28:.$W$31];[.T$33];FALSE)" table:style-name="ce1">
            <text:p>160</text:p>
          </table:table-cell>
          <table:table-cell office:value-type="float" office:value="35" table:formula="of:=VLOOKUP([.$B53];[.$K$3:.$W$6];[.U$33];FALSE)&#10;+VLOOKUP([.$C53];[.$K$8:.$W$11];[.U$33];FALSE)&#10;+VLOOKUP([.$D53];[.$K$13:.$W$16];[.U$33];FALSE)&#10;+VLOOKUP([.$E53];[.$K$18:.$W$21];[.U$33];FALSE)&#10;+VLOOKUP([.$F53];[.$K$23:.$W$26];[.U$33];FALSE)&#10;+VLOOKUP([.$G53];[.$K$28:.$W$31];[.U$33];FALSE)" table:style-name="ce1">
            <text:p>35</text:p>
          </table:table-cell>
          <table:table-cell office:value-type="float" office:value="1464" table:formula="of:=VLOOKUP([.$B53];[.$K$3:.$W$6];[.V$33];FALSE)&#10;+VLOOKUP([.$C53];[.$K$8:.$W$11];[.V$33];FALSE)&#10;+VLOOKUP([.$D53];[.$K$13:.$W$16];[.V$33];FALSE)&#10;+VLOOKUP([.$E53];[.$K$18:.$W$21];[.V$33];FALSE)&#10;+VLOOKUP([.$F53];[.$K$23:.$W$26];[.V$33];FALSE)&#10;+VLOOKUP([.$G53];[.$K$28:.$W$31];[.V$33];FALSE)" table:style-name="ce1">
            <text:p>1464</text:p>
          </table:table-cell>
          <table:table-cell office:value-type="float" office:value="381" table:formula="of:=VLOOKUP([.$B53];[.$K$3:.$W$6];[.W$33];FALSE)&#10;+VLOOKUP([.$C53];[.$K$8:.$W$11];[.W$33];FALSE)&#10;+VLOOKUP([.$D53];[.$K$13:.$W$16];[.W$33];FALSE)&#10;+VLOOKUP([.$E53];[.$K$18:.$W$21];[.W$33];FALSE)&#10;+VLOOKUP([.$F53];[.$K$23:.$W$26];[.W$33];FALSE)&#10;+VLOOKUP([.$G53];[.$K$28:.$W$31];[.W$33];FALSE)" table:style-name="ce1">
            <text:p>381</text:p>
          </table:table-cell>
          <table:table-cell office:value-type="float" office:value="2320" table:formula="of:=SUM([.S53:.W53])" table:style-name="ce1">
            <text:p>2320</text:p>
          </table:table-cell>
          <table:table-cell table:number-columns-repeated="16360"/>
        </table:table-row>
        <table:table-row table:style-name="ro1">
          <table:table-cell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number-columns-repeated="16376" table:style-name="ce1"/>
        </table:table-row>
        <table:table-row table:style-name="ro1">
          <table:table-cell/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R</text:p>
          </table:table-cell>
          <table:table-cell office:value-type="float" office:value="320" table:formula="of:=VLOOKUP([.$B55];[.$A$3:.$B$6];2;FALSE)&#10;+VLOOKUP([.$C55];[.$A$3:.$B$6];2;FALSE)&#10;+VLOOKUP([.$D55];[.$A$3:.$B$6];2;FALSE)&#10;+VLOOKUP([.$E55];[.$A$3:.$B$6];2;FALSE)&#10;+VLOOKUP([.$F55];[.$A$3:.$B$6];2;FALSE)&#10;+VLOOKUP([.$G55];[.$A$3:.$B$6];2;FALSE)&#10;+VLOOKUP([.$H55];[.$A$3:.$B$6];2;FALSE)" table:style-name="ce1">
            <text:p>320</text:p>
          </table:table-cell>
          <table:table-cell table:style-name="ce1"/>
          <table:table-cell office:value-type="float" office:value="132" table:formula="of:=VLOOKUP([.$B55];[.$K$3:.$W$6];[.K$33];FALSE)&#10;+VLOOKUP([.$C55];[.$K$8:.$W$11];[.K$33];FALSE)&#10;+VLOOKUP([.$D55];[.$K$13:.$W$16];[.K$33];FALSE)&#10;+VLOOKUP([.$E55];[.$K$18:.$W$21];[.K$33];FALSE)&#10;+VLOOKUP([.$F55];[.$K$23:.$W$26];[.K$33];FALSE)&#10;+VLOOKUP([.$G55];[.$K$28:.$W$31];[.K$33];FALSE)" table:style-name="ce1">
            <text:p>132</text:p>
          </table:table-cell>
          <table:table-cell office:value-type="float" office:value="65" table:formula="of:=VLOOKUP([.$B55];[.$K$3:.$W$6];[.L$33];FALSE)&#10;+VLOOKUP([.$C55];[.$K$8:.$W$11];[.L$33];FALSE)&#10;+VLOOKUP([.$D55];[.$K$13:.$W$16];[.L$33];FALSE)&#10;+VLOOKUP([.$E55];[.$K$18:.$W$21];[.L$33];FALSE)&#10;+VLOOKUP([.$F55];[.$K$23:.$W$26];[.L$33];FALSE)&#10;+VLOOKUP([.$G55];[.$K$28:.$W$31];[.L$33];FALSE)" table:style-name="ce1">
            <text:p>65</text:p>
          </table:table-cell>
          <table:table-cell office:value-type="float" office:value="40" table:formula="of:=VLOOKUP([.$B55];[.$K$3:.$W$6];[.M$33];FALSE)&#10;+VLOOKUP([.$C55];[.$K$8:.$W$11];[.M$33];FALSE)&#10;+VLOOKUP([.$D55];[.$K$13:.$W$16];[.M$33];FALSE)&#10;+VLOOKUP([.$E55];[.$K$18:.$W$21];[.M$33];FALSE)&#10;+VLOOKUP([.$F55];[.$K$23:.$W$26];[.M$33];FALSE)&#10;+VLOOKUP([.$G55];[.$K$28:.$W$31];[.M$33];FALSE)" table:style-name="ce1">
            <text:p>40</text:p>
          </table:table-cell>
          <table:table-cell office:value-type="float" office:value="450" table:formula="of:=VLOOKUP([.$B55];[.$K$3:.$W$6];[.N$33];FALSE)&#10;+VLOOKUP([.$C55];[.$K$8:.$W$11];[.N$33];FALSE)&#10;+VLOOKUP([.$D55];[.$K$13:.$W$16];[.N$33];FALSE)&#10;+VLOOKUP([.$E55];[.$K$18:.$W$21];[.N$33];FALSE)&#10;+VLOOKUP([.$F55];[.$K$23:.$W$26];[.N$33];FALSE)&#10;+VLOOKUP([.$G55];[.$K$28:.$W$31];[.N$33];FALSE)" table:style-name="ce1">
            <text:p>450</text:p>
          </table:table-cell>
          <table:table-cell office:value-type="float" office:value="409" table:formula="of:=VLOOKUP([.$B55];[.$K$3:.$W$6];[.O$33];FALSE)&#10;+VLOOKUP([.$C55];[.$K$8:.$W$11];[.O$33];FALSE)&#10;+VLOOKUP([.$D55];[.$K$13:.$W$16];[.O$33];FALSE)&#10;+VLOOKUP([.$E55];[.$K$18:.$W$21];[.O$33];FALSE)&#10;+VLOOKUP([.$F55];[.$K$23:.$W$26];[.O$33];FALSE)&#10;+VLOOKUP([.$G55];[.$K$28:.$W$31];[.O$33];FALSE)" table:style-name="ce1">
            <text:p>409</text:p>
          </table:table-cell>
          <table:table-cell office:value-type="float" office:value="1096" table:formula="of:=SUM([.K55:.O55])" table:style-name="ce1">
            <text:p>1096</text:p>
          </table:table-cell>
          <table:table-cell table:number-columns-repeated="2" table:style-name="ce1"/>
          <table:table-cell office:value-type="float" office:value="280" table:formula="of:=VLOOKUP([.$B55];[.$K$3:.$W$6];[.S$33];FALSE)&#10;+VLOOKUP([.$C55];[.$K$8:.$W$11];[.S$33];FALSE)&#10;+VLOOKUP([.$D55];[.$K$13:.$W$16];[.S$33];FALSE)&#10;+VLOOKUP([.$E55];[.$K$18:.$W$21];[.S$33];FALSE)&#10;+VLOOKUP([.$F55];[.$K$23:.$W$26];[.S$33];FALSE)&#10;+VLOOKUP([.$G55];[.$K$28:.$W$31];[.S$33];FALSE)" table:style-name="ce1">
            <text:p>280</text:p>
          </table:table-cell>
          <table:table-cell office:value-type="float" office:value="216" table:formula="of:=VLOOKUP([.$B55];[.$K$3:.$W$6];[.T$33];FALSE)&#10;+VLOOKUP([.$C55];[.$K$8:.$W$11];[.T$33];FALSE)&#10;+VLOOKUP([.$D55];[.$K$13:.$W$16];[.T$33];FALSE)&#10;+VLOOKUP([.$E55];[.$K$18:.$W$21];[.T$33];FALSE)&#10;+VLOOKUP([.$F55];[.$K$23:.$W$26];[.T$33];FALSE)&#10;+VLOOKUP([.$G55];[.$K$28:.$W$31];[.T$33];FALSE)" table:style-name="ce1">
            <text:p>216</text:p>
          </table:table-cell>
          <table:table-cell office:value-type="float" office:value="53" table:formula="of:=VLOOKUP([.$B55];[.$K$3:.$W$6];[.U$33];FALSE)&#10;+VLOOKUP([.$C55];[.$K$8:.$W$11];[.U$33];FALSE)&#10;+VLOOKUP([.$D55];[.$K$13:.$W$16];[.U$33];FALSE)&#10;+VLOOKUP([.$E55];[.$K$18:.$W$21];[.U$33];FALSE)&#10;+VLOOKUP([.$F55];[.$K$23:.$W$26];[.U$33];FALSE)&#10;+VLOOKUP([.$G55];[.$K$28:.$W$31];[.U$33];FALSE)" table:style-name="ce1">
            <text:p>53</text:p>
          </table:table-cell>
          <table:table-cell office:value-type="float" office:value="1848" table:formula="of:=VLOOKUP([.$B55];[.$K$3:.$W$6];[.V$33];FALSE)&#10;+VLOOKUP([.$C55];[.$K$8:.$W$11];[.V$33];FALSE)&#10;+VLOOKUP([.$D55];[.$K$13:.$W$16];[.V$33];FALSE)&#10;+VLOOKUP([.$E55];[.$K$18:.$W$21];[.V$33];FALSE)&#10;+VLOOKUP([.$F55];[.$K$23:.$W$26];[.V$33];FALSE)&#10;+VLOOKUP([.$G55];[.$K$28:.$W$31];[.V$33];FALSE)" table:style-name="ce1">
            <text:p>1848</text:p>
          </table:table-cell>
          <table:table-cell office:value-type="float" office:value="570" table:formula="of:=VLOOKUP([.$B55];[.$K$3:.$W$6];[.W$33];FALSE)&#10;+VLOOKUP([.$C55];[.$K$8:.$W$11];[.W$33];FALSE)&#10;+VLOOKUP([.$D55];[.$K$13:.$W$16];[.W$33];FALSE)&#10;+VLOOKUP([.$E55];[.$K$18:.$W$21];[.W$33];FALSE)&#10;+VLOOKUP([.$F55];[.$K$23:.$W$26];[.W$33];FALSE)&#10;+VLOOKUP([.$G55];[.$K$28:.$W$31];[.W$33];FALSE)" table:style-name="ce1">
            <text:p>570</text:p>
          </table:table-cell>
          <table:table-cell office:value-type="float" office:value="2967" table:formula="of:=SUM([.S55:.W55])" table:style-name="ce1">
            <text:p>296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U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float" office:value="320" table:formula="of:=VLOOKUP([.$B56];[.$A$3:.$B$6];2;FALSE)&#10;+VLOOKUP([.$C56];[.$A$3:.$B$6];2;FALSE)&#10;+VLOOKUP([.$D56];[.$A$3:.$B$6];2;FALSE)&#10;+VLOOKUP([.$E56];[.$A$3:.$B$6];2;FALSE)&#10;+VLOOKUP([.$F56];[.$A$3:.$B$6];2;FALSE)&#10;+VLOOKUP([.$G56];[.$A$3:.$B$6];2;FALSE)&#10;+VLOOKUP([.$H56];[.$A$3:.$B$6];2;FALSE)" table:style-name="ce1">
            <text:p>320</text:p>
          </table:table-cell>
          <table:table-cell table:style-name="ce1"/>
          <table:table-cell office:value-type="float" office:value="66" table:formula="of:=VLOOKUP([.$B56];[.$K$3:.$W$6];[.K$33];FALSE)&#10;+VLOOKUP([.$C56];[.$K$8:.$W$11];[.K$33];FALSE)&#10;+VLOOKUP([.$D56];[.$K$13:.$W$16];[.K$33];FALSE)&#10;+VLOOKUP([.$E56];[.$K$18:.$W$21];[.K$33];FALSE)&#10;+VLOOKUP([.$F56];[.$K$23:.$W$26];[.K$33];FALSE)&#10;+VLOOKUP([.$G56];[.$K$28:.$W$31];[.K$33];FALSE)" table:style-name="ce1">
            <text:p>66</text:p>
          </table:table-cell>
          <table:table-cell office:value-type="float" office:value="60" table:formula="of:=VLOOKUP([.$B56];[.$K$3:.$W$6];[.L$33];FALSE)&#10;+VLOOKUP([.$C56];[.$K$8:.$W$11];[.L$33];FALSE)&#10;+VLOOKUP([.$D56];[.$K$13:.$W$16];[.L$33];FALSE)&#10;+VLOOKUP([.$E56];[.$K$18:.$W$21];[.L$33];FALSE)&#10;+VLOOKUP([.$F56];[.$K$23:.$W$26];[.L$33];FALSE)&#10;+VLOOKUP([.$G56];[.$K$28:.$W$31];[.L$33];FALSE)" table:style-name="ce1">
            <text:p>60</text:p>
          </table:table-cell>
          <table:table-cell office:value-type="float" office:value="40" table:formula="of:=VLOOKUP([.$B56];[.$K$3:.$W$6];[.M$33];FALSE)&#10;+VLOOKUP([.$C56];[.$K$8:.$W$11];[.M$33];FALSE)&#10;+VLOOKUP([.$D56];[.$K$13:.$W$16];[.M$33];FALSE)&#10;+VLOOKUP([.$E56];[.$K$18:.$W$21];[.M$33];FALSE)&#10;+VLOOKUP([.$F56];[.$K$23:.$W$26];[.M$33];FALSE)&#10;+VLOOKUP([.$G56];[.$K$28:.$W$31];[.M$33];FALSE)" table:style-name="ce1">
            <text:p>40</text:p>
          </table:table-cell>
          <table:table-cell office:value-type="float" office:value="450" table:formula="of:=VLOOKUP([.$B56];[.$K$3:.$W$6];[.N$33];FALSE)&#10;+VLOOKUP([.$C56];[.$K$8:.$W$11];[.N$33];FALSE)&#10;+VLOOKUP([.$D56];[.$K$13:.$W$16];[.N$33];FALSE)&#10;+VLOOKUP([.$E56];[.$K$18:.$W$21];[.N$33];FALSE)&#10;+VLOOKUP([.$F56];[.$K$23:.$W$26];[.N$33];FALSE)&#10;+VLOOKUP([.$G56];[.$K$28:.$W$31];[.N$33];FALSE)" table:style-name="ce1">
            <text:p>450</text:p>
          </table:table-cell>
          <table:table-cell office:value-type="float" office:value="428" table:formula="of:=VLOOKUP([.$B56];[.$K$3:.$W$6];[.O$33];FALSE)&#10;+VLOOKUP([.$C56];[.$K$8:.$W$11];[.O$33];FALSE)&#10;+VLOOKUP([.$D56];[.$K$13:.$W$16];[.O$33];FALSE)&#10;+VLOOKUP([.$E56];[.$K$18:.$W$21];[.O$33];FALSE)&#10;+VLOOKUP([.$F56];[.$K$23:.$W$26];[.O$33];FALSE)&#10;+VLOOKUP([.$G56];[.$K$28:.$W$31];[.O$33];FALSE)" table:style-name="ce1">
            <text:p>428</text:p>
          </table:table-cell>
          <table:table-cell office:value-type="float" office:value="1044" table:formula="of:=SUM([.K56:.O56])" table:style-name="ce1">
            <text:p>1044</text:p>
          </table:table-cell>
          <table:table-cell table:number-columns-repeated="2" table:style-name="ce1"/>
          <table:table-cell office:value-type="float" office:value="213" table:formula="of:=VLOOKUP([.$B56];[.$K$3:.$W$6];[.S$33];FALSE)&#10;+VLOOKUP([.$C56];[.$K$8:.$W$11];[.S$33];FALSE)&#10;+VLOOKUP([.$D56];[.$K$13:.$W$16];[.S$33];FALSE)&#10;+VLOOKUP([.$E56];[.$K$18:.$W$21];[.S$33];FALSE)&#10;+VLOOKUP([.$F56];[.$K$23:.$W$26];[.S$33];FALSE)&#10;+VLOOKUP([.$G56];[.$K$28:.$W$31];[.S$33];FALSE)" table:style-name="ce1">
            <text:p>213</text:p>
          </table:table-cell>
          <table:table-cell office:value-type="float" office:value="235" table:formula="of:=VLOOKUP([.$B56];[.$K$3:.$W$6];[.T$33];FALSE)&#10;+VLOOKUP([.$C56];[.$K$8:.$W$11];[.T$33];FALSE)&#10;+VLOOKUP([.$D56];[.$K$13:.$W$16];[.T$33];FALSE)&#10;+VLOOKUP([.$E56];[.$K$18:.$W$21];[.T$33];FALSE)&#10;+VLOOKUP([.$F56];[.$K$23:.$W$26];[.T$33];FALSE)&#10;+VLOOKUP([.$G56];[.$K$28:.$W$31];[.T$33];FALSE)" table:style-name="ce1">
            <text:p>235</text:p>
          </table:table-cell>
          <table:table-cell office:value-type="float" office:value="53" table:formula="of:=VLOOKUP([.$B56];[.$K$3:.$W$6];[.U$33];FALSE)&#10;+VLOOKUP([.$C56];[.$K$8:.$W$11];[.U$33];FALSE)&#10;+VLOOKUP([.$D56];[.$K$13:.$W$16];[.U$33];FALSE)&#10;+VLOOKUP([.$E56];[.$K$18:.$W$21];[.U$33];FALSE)&#10;+VLOOKUP([.$F56];[.$K$23:.$W$26];[.U$33];FALSE)&#10;+VLOOKUP([.$G56];[.$K$28:.$W$31];[.U$33];FALSE)" table:style-name="ce1">
            <text:p>53</text:p>
          </table:table-cell>
          <table:table-cell office:value-type="float" office:value="1943" table:formula="of:=VLOOKUP([.$B56];[.$K$3:.$W$6];[.V$33];FALSE)&#10;+VLOOKUP([.$C56];[.$K$8:.$W$11];[.V$33];FALSE)&#10;+VLOOKUP([.$D56];[.$K$13:.$W$16];[.V$33];FALSE)&#10;+VLOOKUP([.$E56];[.$K$18:.$W$21];[.V$33];FALSE)&#10;+VLOOKUP([.$F56];[.$K$23:.$W$26];[.V$33];FALSE)&#10;+VLOOKUP([.$G56];[.$K$28:.$W$31];[.V$33];FALSE)" table:style-name="ce1">
            <text:p>1943</text:p>
          </table:table-cell>
          <table:table-cell office:value-type="float" office:value="613" table:formula="of:=VLOOKUP([.$B56];[.$K$3:.$W$6];[.W$33];FALSE)&#10;+VLOOKUP([.$C56];[.$K$8:.$W$11];[.W$33];FALSE)&#10;+VLOOKUP([.$D56];[.$K$13:.$W$16];[.W$33];FALSE)&#10;+VLOOKUP([.$E56];[.$K$18:.$W$21];[.W$33];FALSE)&#10;+VLOOKUP([.$F56];[.$K$23:.$W$26];[.W$33];FALSE)&#10;+VLOOKUP([.$G56];[.$K$28:.$W$31];[.W$33];FALSE)" table:style-name="ce1">
            <text:p>613</text:p>
          </table:table-cell>
          <table:table-cell office:value-type="float" office:value="3057" table:formula="of:=SUM([.S56:.W56])" table:style-name="ce1">
            <text:p>305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U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float" office:value="320" table:formula="of:=VLOOKUP([.$B57];[.$A$3:.$B$6];2;FALSE)&#10;+VLOOKUP([.$C57];[.$A$3:.$B$6];2;FALSE)&#10;+VLOOKUP([.$D57];[.$A$3:.$B$6];2;FALSE)&#10;+VLOOKUP([.$E57];[.$A$3:.$B$6];2;FALSE)&#10;+VLOOKUP([.$F57];[.$A$3:.$B$6];2;FALSE)&#10;+VLOOKUP([.$G57];[.$A$3:.$B$6];2;FALSE)&#10;+VLOOKUP([.$H57];[.$A$3:.$B$6];2;FALSE)" table:style-name="ce1">
            <text:p>320</text:p>
          </table:table-cell>
          <table:table-cell table:style-name="ce1"/>
          <table:table-cell office:value-type="float" office:value="66" table:formula="of:=VLOOKUP([.$B57];[.$K$3:.$W$6];[.K$33];FALSE)&#10;+VLOOKUP([.$C57];[.$K$8:.$W$11];[.K$33];FALSE)&#10;+VLOOKUP([.$D57];[.$K$13:.$W$16];[.K$33];FALSE)&#10;+VLOOKUP([.$E57];[.$K$18:.$W$21];[.K$33];FALSE)&#10;+VLOOKUP([.$F57];[.$K$23:.$W$26];[.K$33];FALSE)&#10;+VLOOKUP([.$G57];[.$K$28:.$W$31];[.K$33];FALSE)" table:style-name="ce1">
            <text:p>66</text:p>
          </table:table-cell>
          <table:table-cell office:value-type="float" office:value="55" table:formula="of:=VLOOKUP([.$B57];[.$K$3:.$W$6];[.L$33];FALSE)&#10;+VLOOKUP([.$C57];[.$K$8:.$W$11];[.L$33];FALSE)&#10;+VLOOKUP([.$D57];[.$K$13:.$W$16];[.L$33];FALSE)&#10;+VLOOKUP([.$E57];[.$K$18:.$W$21];[.L$33];FALSE)&#10;+VLOOKUP([.$F57];[.$K$23:.$W$26];[.L$33];FALSE)&#10;+VLOOKUP([.$G57];[.$K$28:.$W$31];[.L$33];FALSE)" table:style-name="ce1">
            <text:p>55</text:p>
          </table:table-cell>
          <table:table-cell office:value-type="float" office:value="60" table:formula="of:=VLOOKUP([.$B57];[.$K$3:.$W$6];[.M$33];FALSE)&#10;+VLOOKUP([.$C57];[.$K$8:.$W$11];[.M$33];FALSE)&#10;+VLOOKUP([.$D57];[.$K$13:.$W$16];[.M$33];FALSE)&#10;+VLOOKUP([.$E57];[.$K$18:.$W$21];[.M$33];FALSE)&#10;+VLOOKUP([.$F57];[.$K$23:.$W$26];[.M$33];FALSE)&#10;+VLOOKUP([.$G57];[.$K$28:.$W$31];[.M$33];FALSE)" table:style-name="ce1">
            <text:p>60</text:p>
          </table:table-cell>
          <table:table-cell office:value-type="float" office:value="450" table:formula="of:=VLOOKUP([.$B57];[.$K$3:.$W$6];[.N$33];FALSE)&#10;+VLOOKUP([.$C57];[.$K$8:.$W$11];[.N$33];FALSE)&#10;+VLOOKUP([.$D57];[.$K$13:.$W$16];[.N$33];FALSE)&#10;+VLOOKUP([.$E57];[.$K$18:.$W$21];[.N$33];FALSE)&#10;+VLOOKUP([.$F57];[.$K$23:.$W$26];[.N$33];FALSE)&#10;+VLOOKUP([.$G57];[.$K$28:.$W$31];[.N$33];FALSE)" table:style-name="ce1">
            <text:p>450</text:p>
          </table:table-cell>
          <table:table-cell office:value-type="float" office:value="428" table:formula="of:=VLOOKUP([.$B57];[.$K$3:.$W$6];[.O$33];FALSE)&#10;+VLOOKUP([.$C57];[.$K$8:.$W$11];[.O$33];FALSE)&#10;+VLOOKUP([.$D57];[.$K$13:.$W$16];[.O$33];FALSE)&#10;+VLOOKUP([.$E57];[.$K$18:.$W$21];[.O$33];FALSE)&#10;+VLOOKUP([.$F57];[.$K$23:.$W$26];[.O$33];FALSE)&#10;+VLOOKUP([.$G57];[.$K$28:.$W$31];[.O$33];FALSE)" table:style-name="ce1">
            <text:p>428</text:p>
          </table:table-cell>
          <table:table-cell office:value-type="float" office:value="1059" table:formula="of:=SUM([.K57:.O57])" table:style-name="ce1">
            <text:p>1059</text:p>
          </table:table-cell>
          <table:table-cell table:number-columns-repeated="2" table:style-name="ce1"/>
          <table:table-cell office:value-type="float" office:value="213" table:formula="of:=VLOOKUP([.$B57];[.$K$3:.$W$6];[.S$33];FALSE)&#10;+VLOOKUP([.$C57];[.$K$8:.$W$11];[.S$33];FALSE)&#10;+VLOOKUP([.$D57];[.$K$13:.$W$16];[.S$33];FALSE)&#10;+VLOOKUP([.$E57];[.$K$18:.$W$21];[.S$33];FALSE)&#10;+VLOOKUP([.$F57];[.$K$23:.$W$26];[.S$33];FALSE)&#10;+VLOOKUP([.$G57];[.$K$28:.$W$31];[.S$33];FALSE)" table:style-name="ce1">
            <text:p>213</text:p>
          </table:table-cell>
          <table:table-cell office:value-type="float" office:value="216" table:formula="of:=VLOOKUP([.$B57];[.$K$3:.$W$6];[.T$33];FALSE)&#10;+VLOOKUP([.$C57];[.$K$8:.$W$11];[.T$33];FALSE)&#10;+VLOOKUP([.$D57];[.$K$13:.$W$16];[.T$33];FALSE)&#10;+VLOOKUP([.$E57];[.$K$18:.$W$21];[.T$33];FALSE)&#10;+VLOOKUP([.$F57];[.$K$23:.$W$26];[.T$33];FALSE)&#10;+VLOOKUP([.$G57];[.$K$28:.$W$31];[.T$33];FALSE)" table:style-name="ce1">
            <text:p>216</text:p>
          </table:table-cell>
          <table:table-cell office:value-type="float" office:value="78" table:formula="of:=VLOOKUP([.$B57];[.$K$3:.$W$6];[.U$33];FALSE)&#10;+VLOOKUP([.$C57];[.$K$8:.$W$11];[.U$33];FALSE)&#10;+VLOOKUP([.$D57];[.$K$13:.$W$16];[.U$33];FALSE)&#10;+VLOOKUP([.$E57];[.$K$18:.$W$21];[.U$33];FALSE)&#10;+VLOOKUP([.$F57];[.$K$23:.$W$26];[.U$33];FALSE)&#10;+VLOOKUP([.$G57];[.$K$28:.$W$31];[.U$33];FALSE)" table:style-name="ce1">
            <text:p>78</text:p>
          </table:table-cell>
          <table:table-cell office:value-type="float" office:value="1943" table:formula="of:=VLOOKUP([.$B57];[.$K$3:.$W$6];[.V$33];FALSE)&#10;+VLOOKUP([.$C57];[.$K$8:.$W$11];[.V$33];FALSE)&#10;+VLOOKUP([.$D57];[.$K$13:.$W$16];[.V$33];FALSE)&#10;+VLOOKUP([.$E57];[.$K$18:.$W$21];[.V$33];FALSE)&#10;+VLOOKUP([.$F57];[.$K$23:.$W$26];[.V$33];FALSE)&#10;+VLOOKUP([.$G57];[.$K$28:.$W$31];[.V$33];FALSE)" table:style-name="ce1">
            <text:p>1943</text:p>
          </table:table-cell>
          <table:table-cell office:value-type="float" office:value="599" table:formula="of:=VLOOKUP([.$B57];[.$K$3:.$W$6];[.W$33];FALSE)&#10;+VLOOKUP([.$C57];[.$K$8:.$W$11];[.W$33];FALSE)&#10;+VLOOKUP([.$D57];[.$K$13:.$W$16];[.W$33];FALSE)&#10;+VLOOKUP([.$E57];[.$K$18:.$W$21];[.W$33];FALSE)&#10;+VLOOKUP([.$F57];[.$K$23:.$W$26];[.W$33];FALSE)&#10;+VLOOKUP([.$G57];[.$K$28:.$W$31];[.W$33];FALSE)" table:style-name="ce1">
            <text:p>599</text:p>
          </table:table-cell>
          <table:table-cell office:value-type="float" office:value="3049" table:formula="of:=SUM([.S57:.W57])" table:style-name="ce1">
            <text:p>3049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SR</text:p>
          </table:table-cell>
          <table:table-cell office:value-type="string" table:content-validation-name="val1" table:style-name="ce4">
            <text:p>U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float" office:value="320" table:formula="of:=VLOOKUP([.$B58];[.$A$3:.$B$6];2;FALSE)&#10;+VLOOKUP([.$C58];[.$A$3:.$B$6];2;FALSE)&#10;+VLOOKUP([.$D58];[.$A$3:.$B$6];2;FALSE)&#10;+VLOOKUP([.$E58];[.$A$3:.$B$6];2;FALSE)&#10;+VLOOKUP([.$F58];[.$A$3:.$B$6];2;FALSE)&#10;+VLOOKUP([.$G58];[.$A$3:.$B$6];2;FALSE)&#10;+VLOOKUP([.$H58];[.$A$3:.$B$6];2;FALSE)" table:style-name="ce1">
            <text:p>320</text:p>
          </table:table-cell>
          <table:table-cell table:style-name="ce1"/>
          <table:table-cell office:value-type="float" office:value="66" table:formula="of:=VLOOKUP([.$B58];[.$K$3:.$W$6];[.K$33];FALSE)&#10;+VLOOKUP([.$C58];[.$K$8:.$W$11];[.K$33];FALSE)&#10;+VLOOKUP([.$D58];[.$K$13:.$W$16];[.K$33];FALSE)&#10;+VLOOKUP([.$E58];[.$K$18:.$W$21];[.K$33];FALSE)&#10;+VLOOKUP([.$F58];[.$K$23:.$W$26];[.K$33];FALSE)&#10;+VLOOKUP([.$G58];[.$K$28:.$W$31];[.K$33];FALSE)" table:style-name="ce1">
            <text:p>66</text:p>
          </table:table-cell>
          <table:table-cell office:value-type="float" office:value="50" table:formula="of:=VLOOKUP([.$B58];[.$K$3:.$W$6];[.L$33];FALSE)&#10;+VLOOKUP([.$C58];[.$K$8:.$W$11];[.L$33];FALSE)&#10;+VLOOKUP([.$D58];[.$K$13:.$W$16];[.L$33];FALSE)&#10;+VLOOKUP([.$E58];[.$K$18:.$W$21];[.L$33];FALSE)&#10;+VLOOKUP([.$F58];[.$K$23:.$W$26];[.L$33];FALSE)&#10;+VLOOKUP([.$G58];[.$K$28:.$W$31];[.L$33];FALSE)" table:style-name="ce1">
            <text:p>50</text:p>
          </table:table-cell>
          <table:table-cell office:value-type="float" office:value="40" table:formula="of:=VLOOKUP([.$B58];[.$K$3:.$W$6];[.M$33];FALSE)&#10;+VLOOKUP([.$C58];[.$K$8:.$W$11];[.M$33];FALSE)&#10;+VLOOKUP([.$D58];[.$K$13:.$W$16];[.M$33];FALSE)&#10;+VLOOKUP([.$E58];[.$K$18:.$W$21];[.M$33];FALSE)&#10;+VLOOKUP([.$F58];[.$K$23:.$W$26];[.M$33];FALSE)&#10;+VLOOKUP([.$G58];[.$K$28:.$W$31];[.M$33];FALSE)" table:style-name="ce1">
            <text:p>40</text:p>
          </table:table-cell>
          <table:table-cell office:value-type="float" office:value="450" table:formula="of:=VLOOKUP([.$B58];[.$K$3:.$W$6];[.N$33];FALSE)&#10;+VLOOKUP([.$C58];[.$K$8:.$W$11];[.N$33];FALSE)&#10;+VLOOKUP([.$D58];[.$K$13:.$W$16];[.N$33];FALSE)&#10;+VLOOKUP([.$E58];[.$K$18:.$W$21];[.N$33];FALSE)&#10;+VLOOKUP([.$F58];[.$K$23:.$W$26];[.N$33];FALSE)&#10;+VLOOKUP([.$G58];[.$K$28:.$W$31];[.N$33];FALSE)" table:style-name="ce1">
            <text:p>450</text:p>
          </table:table-cell>
          <table:table-cell office:value-type="float" office:value="428" table:formula="of:=VLOOKUP([.$B58];[.$K$3:.$W$6];[.O$33];FALSE)&#10;+VLOOKUP([.$C58];[.$K$8:.$W$11];[.O$33];FALSE)&#10;+VLOOKUP([.$D58];[.$K$13:.$W$16];[.O$33];FALSE)&#10;+VLOOKUP([.$E58];[.$K$18:.$W$21];[.O$33];FALSE)&#10;+VLOOKUP([.$F58];[.$K$23:.$W$26];[.O$33];FALSE)&#10;+VLOOKUP([.$G58];[.$K$28:.$W$31];[.O$33];FALSE)" table:style-name="ce1">
            <text:p>428</text:p>
          </table:table-cell>
          <table:table-cell office:value-type="float" office:value="1034" table:formula="of:=SUM([.K58:.O58])" table:style-name="ce1">
            <text:p>1034</text:p>
          </table:table-cell>
          <table:table-cell table:number-columns-repeated="2" table:style-name="ce1"/>
          <table:table-cell office:value-type="float" office:value="213" table:formula="of:=VLOOKUP([.$B58];[.$K$3:.$W$6];[.S$33];FALSE)&#10;+VLOOKUP([.$C58];[.$K$8:.$W$11];[.S$33];FALSE)&#10;+VLOOKUP([.$D58];[.$K$13:.$W$16];[.S$33];FALSE)&#10;+VLOOKUP([.$E58];[.$K$18:.$W$21];[.S$33];FALSE)&#10;+VLOOKUP([.$F58];[.$K$23:.$W$26];[.S$33];FALSE)&#10;+VLOOKUP([.$G58];[.$K$28:.$W$31];[.S$33];FALSE)" table:style-name="ce1">
            <text:p>213</text:p>
          </table:table-cell>
          <table:table-cell office:value-type="float" office:value="204" table:formula="of:=VLOOKUP([.$B58];[.$K$3:.$W$6];[.T$33];FALSE)&#10;+VLOOKUP([.$C58];[.$K$8:.$W$11];[.T$33];FALSE)&#10;+VLOOKUP([.$D58];[.$K$13:.$W$16];[.T$33];FALSE)&#10;+VLOOKUP([.$E58];[.$K$18:.$W$21];[.T$33];FALSE)&#10;+VLOOKUP([.$F58];[.$K$23:.$W$26];[.T$33];FALSE)&#10;+VLOOKUP([.$G58];[.$K$28:.$W$31];[.T$33];FALSE)" table:style-name="ce1">
            <text:p>204</text:p>
          </table:table-cell>
          <table:table-cell office:value-type="float" office:value="53" table:formula="of:=VLOOKUP([.$B58];[.$K$3:.$W$6];[.U$33];FALSE)&#10;+VLOOKUP([.$C58];[.$K$8:.$W$11];[.U$33];FALSE)&#10;+VLOOKUP([.$D58];[.$K$13:.$W$16];[.U$33];FALSE)&#10;+VLOOKUP([.$E58];[.$K$18:.$W$21];[.U$33];FALSE)&#10;+VLOOKUP([.$F58];[.$K$23:.$W$26];[.U$33];FALSE)&#10;+VLOOKUP([.$G58];[.$K$28:.$W$31];[.U$33];FALSE)" table:style-name="ce1">
            <text:p>53</text:p>
          </table:table-cell>
          <table:table-cell office:value-type="float" office:value="2003" table:formula="of:=VLOOKUP([.$B58];[.$K$3:.$W$6];[.V$33];FALSE)&#10;+VLOOKUP([.$C58];[.$K$8:.$W$11];[.V$33];FALSE)&#10;+VLOOKUP([.$D58];[.$K$13:.$W$16];[.V$33];FALSE)&#10;+VLOOKUP([.$E58];[.$K$18:.$W$21];[.V$33];FALSE)&#10;+VLOOKUP([.$F58];[.$K$23:.$W$26];[.V$33];FALSE)&#10;+VLOOKUP([.$G58];[.$K$28:.$W$31];[.V$33];FALSE)" table:style-name="ce1">
            <text:p>2003</text:p>
          </table:table-cell>
          <table:table-cell office:value-type="float" office:value="608" table:formula="of:=VLOOKUP([.$B58];[.$K$3:.$W$6];[.W$33];FALSE)&#10;+VLOOKUP([.$C58];[.$K$8:.$W$11];[.W$33];FALSE)&#10;+VLOOKUP([.$D58];[.$K$13:.$W$16];[.W$33];FALSE)&#10;+VLOOKUP([.$E58];[.$K$18:.$W$21];[.W$33];FALSE)&#10;+VLOOKUP([.$F58];[.$K$23:.$W$26];[.W$33];FALSE)&#10;+VLOOKUP([.$G58];[.$K$28:.$W$31];[.W$33];FALSE)" table:style-name="ce1">
            <text:p>608</text:p>
          </table:table-cell>
          <table:table-cell office:value-type="float" office:value="3081" table:formula="of:=SUM([.S58:.W58])" table:style-name="ce1">
            <text:p>3081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6">
            <text:p>R</text:p>
          </table:table-cell>
          <table:table-cell office:value-type="string" table:content-validation-name="val1" table:style-name="ce16">
            <text:p>R</text:p>
          </table:table-cell>
          <table:table-cell office:value-type="string" table:content-validation-name="val1" table:style-name="ce16">
            <text:p>R</text:p>
          </table:table-cell>
          <table:table-cell office:value-type="string" table:content-validation-name="val1" table:style-name="ce16">
            <text:p>UR</text:p>
          </table:table-cell>
          <table:table-cell office:value-type="string" table:content-validation-name="val1" table:style-name="ce18">
            <text:p>SR</text:p>
          </table:table-cell>
          <table:table-cell office:value-type="string" table:content-validation-name="val1" table:style-name="ce16">
            <text:p>SR</text:p>
          </table:table-cell>
          <table:table-cell office:value-type="string" table:content-validation-name="val1" table:style-name="ce16">
            <text:p>R</text:p>
          </table:table-cell>
          <table:table-cell office:value-type="float" office:value="320" table:formula="of:=VLOOKUP([.$B59];[.$A$3:.$B$6];2;FALSE)&#10;+VLOOKUP([.$C59];[.$A$3:.$B$6];2;FALSE)&#10;+VLOOKUP([.$D59];[.$A$3:.$B$6];2;FALSE)&#10;+VLOOKUP([.$E59];[.$A$3:.$B$6];2;FALSE)&#10;+VLOOKUP([.$F59];[.$A$3:.$B$6];2;FALSE)&#10;+VLOOKUP([.$G59];[.$A$3:.$B$6];2;FALSE)&#10;+VLOOKUP([.$H59];[.$A$3:.$B$6];2;FALSE)" table:style-name="ce1">
            <text:p>320</text:p>
          </table:table-cell>
          <table:table-cell table:style-name="ce1"/>
          <table:table-cell office:value-type="float" office:value="132" table:formula="of:=VLOOKUP([.$B59];[.$K$3:.$W$6];[.K$33];FALSE)&#10;+VLOOKUP([.$C59];[.$K$8:.$W$11];[.K$33];FALSE)&#10;+VLOOKUP([.$D59];[.$K$13:.$W$16];[.K$33];FALSE)&#10;+VLOOKUP([.$E59];[.$K$18:.$W$21];[.K$33];FALSE)&#10;+VLOOKUP([.$F59];[.$K$23:.$W$26];[.K$33];FALSE)&#10;+VLOOKUP([.$G59];[.$K$28:.$W$31];[.K$33];FALSE)" table:style-name="ce1">
            <text:p>132</text:p>
          </table:table-cell>
          <table:table-cell office:value-type="float" office:value="45" table:formula="of:=VLOOKUP([.$B59];[.$K$3:.$W$6];[.L$33];FALSE)&#10;+VLOOKUP([.$C59];[.$K$8:.$W$11];[.L$33];FALSE)&#10;+VLOOKUP([.$D59];[.$K$13:.$W$16];[.L$33];FALSE)&#10;+VLOOKUP([.$E59];[.$K$18:.$W$21];[.L$33];FALSE)&#10;+VLOOKUP([.$F59];[.$K$23:.$W$26];[.L$33];FALSE)&#10;+VLOOKUP([.$G59];[.$K$28:.$W$31];[.L$33];FALSE)" table:style-name="ce1">
            <text:p>45</text:p>
          </table:table-cell>
          <table:table-cell office:value-type="float" office:value="60" table:formula="of:=VLOOKUP([.$B59];[.$K$3:.$W$6];[.M$33];FALSE)&#10;+VLOOKUP([.$C59];[.$K$8:.$W$11];[.M$33];FALSE)&#10;+VLOOKUP([.$D59];[.$K$13:.$W$16];[.M$33];FALSE)&#10;+VLOOKUP([.$E59];[.$K$18:.$W$21];[.M$33];FALSE)&#10;+VLOOKUP([.$F59];[.$K$23:.$W$26];[.M$33];FALSE)&#10;+VLOOKUP([.$G59];[.$K$28:.$W$31];[.M$33];FALSE)" table:style-name="ce1">
            <text:p>60</text:p>
          </table:table-cell>
          <table:table-cell office:value-type="float" office:value="400" table:formula="of:=VLOOKUP([.$B59];[.$K$3:.$W$6];[.N$33];FALSE)&#10;+VLOOKUP([.$C59];[.$K$8:.$W$11];[.N$33];FALSE)&#10;+VLOOKUP([.$D59];[.$K$13:.$W$16];[.N$33];FALSE)&#10;+VLOOKUP([.$E59];[.$K$18:.$W$21];[.N$33];FALSE)&#10;+VLOOKUP([.$F59];[.$K$23:.$W$26];[.N$33];FALSE)&#10;+VLOOKUP([.$G59];[.$K$28:.$W$31];[.N$33];FALSE)" table:style-name="ce1">
            <text:p>400</text:p>
          </table:table-cell>
          <table:table-cell office:value-type="float" office:value="409" table:formula="of:=VLOOKUP([.$B59];[.$K$3:.$W$6];[.O$33];FALSE)&#10;+VLOOKUP([.$C59];[.$K$8:.$W$11];[.O$33];FALSE)&#10;+VLOOKUP([.$D59];[.$K$13:.$W$16];[.O$33];FALSE)&#10;+VLOOKUP([.$E59];[.$K$18:.$W$21];[.O$33];FALSE)&#10;+VLOOKUP([.$F59];[.$K$23:.$W$26];[.O$33];FALSE)&#10;+VLOOKUP([.$G59];[.$K$28:.$W$31];[.O$33];FALSE)" table:style-name="ce1">
            <text:p>409</text:p>
          </table:table-cell>
          <table:table-cell office:value-type="float" office:value="1046" table:formula="of:=SUM([.K59:.O59])" table:style-name="ce1">
            <text:p>1046</text:p>
          </table:table-cell>
          <table:table-cell table:number-columns-repeated="2" table:style-name="ce1"/>
          <table:table-cell office:value-type="float" office:value="280" table:formula="of:=VLOOKUP([.$B59];[.$K$3:.$W$6];[.S$33];FALSE)&#10;+VLOOKUP([.$C59];[.$K$8:.$W$11];[.S$33];FALSE)&#10;+VLOOKUP([.$D59];[.$K$13:.$W$16];[.S$33];FALSE)&#10;+VLOOKUP([.$E59];[.$K$18:.$W$21];[.S$33];FALSE)&#10;+VLOOKUP([.$F59];[.$K$23:.$W$26];[.S$33];FALSE)&#10;+VLOOKUP([.$G59];[.$K$28:.$W$31];[.S$33];FALSE)" table:style-name="ce1">
            <text:p>280</text:p>
          </table:table-cell>
          <table:table-cell office:value-type="float" office:value="207" table:formula="of:=VLOOKUP([.$B59];[.$K$3:.$W$6];[.T$33];FALSE)&#10;+VLOOKUP([.$C59];[.$K$8:.$W$11];[.T$33];FALSE)&#10;+VLOOKUP([.$D59];[.$K$13:.$W$16];[.T$33];FALSE)&#10;+VLOOKUP([.$E59];[.$K$18:.$W$21];[.T$33];FALSE)&#10;+VLOOKUP([.$F59];[.$K$23:.$W$26];[.T$33];FALSE)&#10;+VLOOKUP([.$G59];[.$K$28:.$W$31];[.T$33];FALSE)" table:style-name="ce1">
            <text:p>207</text:p>
          </table:table-cell>
          <table:table-cell office:value-type="float" office:value="78" table:formula="of:=VLOOKUP([.$B59];[.$K$3:.$W$6];[.U$33];FALSE)&#10;+VLOOKUP([.$C59];[.$K$8:.$W$11];[.U$33];FALSE)&#10;+VLOOKUP([.$D59];[.$K$13:.$W$16];[.U$33];FALSE)&#10;+VLOOKUP([.$E59];[.$K$18:.$W$21];[.U$33];FALSE)&#10;+VLOOKUP([.$F59];[.$K$23:.$W$26];[.U$33];FALSE)&#10;+VLOOKUP([.$G59];[.$K$28:.$W$31];[.U$33];FALSE)" table:style-name="ce1">
            <text:p>78</text:p>
          </table:table-cell>
          <table:table-cell office:value-type="float" office:value="1871" table:formula="of:=VLOOKUP([.$B59];[.$K$3:.$W$6];[.V$33];FALSE)&#10;+VLOOKUP([.$C59];[.$K$8:.$W$11];[.V$33];FALSE)&#10;+VLOOKUP([.$D59];[.$K$13:.$W$16];[.V$33];FALSE)&#10;+VLOOKUP([.$E59];[.$K$18:.$W$21];[.V$33];FALSE)&#10;+VLOOKUP([.$F59];[.$K$23:.$W$26];[.V$33];FALSE)&#10;+VLOOKUP([.$G59];[.$K$28:.$W$31];[.V$33];FALSE)" table:style-name="ce1">
            <text:p>1871</text:p>
          </table:table-cell>
          <table:table-cell office:value-type="float" office:value="581" table:formula="of:=VLOOKUP([.$B59];[.$K$3:.$W$6];[.W$33];FALSE)&#10;+VLOOKUP([.$C59];[.$K$8:.$W$11];[.W$33];FALSE)&#10;+VLOOKUP([.$D59];[.$K$13:.$W$16];[.W$33];FALSE)&#10;+VLOOKUP([.$E59];[.$K$18:.$W$21];[.W$33];FALSE)&#10;+VLOOKUP([.$F59];[.$K$23:.$W$26];[.W$33];FALSE)&#10;+VLOOKUP([.$G59];[.$K$28:.$W$31];[.W$33];FALSE)" table:style-name="ce1">
            <text:p>581</text:p>
          </table:table-cell>
          <table:table-cell office:value-type="float" office:value="3017" table:formula="of:=SUM([.S59:.W59])" table:style-name="ce1">
            <text:p>301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6">
            <text:p>R</text:p>
          </table:table-cell>
          <table:table-cell office:value-type="string" table:content-validation-name="val1" table:style-name="ce16">
            <text:p>R</text:p>
          </table:table-cell>
          <table:table-cell office:value-type="string" table:content-validation-name="val1" table:style-name="ce16">
            <text:p>R</text:p>
          </table:table-cell>
          <table:table-cell office:value-type="string" table:content-validation-name="val1" table:style-name="ce16">
            <text:p>SR</text:p>
          </table:table-cell>
          <table:table-cell office:value-type="string" table:content-validation-name="val1" table:style-name="ce16">
            <text:p>UR</text:p>
          </table:table-cell>
          <table:table-cell office:value-type="string" table:content-validation-name="val1" table:style-name="ce16">
            <text:p>SR</text:p>
          </table:table-cell>
          <table:table-cell office:value-type="string" table:content-validation-name="val1" table:style-name="ce16">
            <text:p>R</text:p>
          </table:table-cell>
          <table:table-cell office:value-type="float" office:value="320" table:formula="of:=VLOOKUP([.$B60];[.$A$3:.$B$6];2;FALSE)&#10;+VLOOKUP([.$C60];[.$A$3:.$B$6];2;FALSE)&#10;+VLOOKUP([.$D60];[.$A$3:.$B$6];2;FALSE)&#10;+VLOOKUP([.$E60];[.$A$3:.$B$6];2;FALSE)&#10;+VLOOKUP([.$F60];[.$A$3:.$B$6];2;FALSE)&#10;+VLOOKUP([.$G60];[.$A$3:.$B$6];2;FALSE)&#10;+VLOOKUP([.$H60];[.$A$3:.$B$6];2;FALSE)" table:style-name="ce1">
            <text:p>320</text:p>
          </table:table-cell>
          <table:table-cell table:style-name="ce1"/>
          <table:table-cell office:value-type="float" office:value="132" table:formula="of:=VLOOKUP([.$B60];[.$K$3:.$W$6];[.K$33];FALSE)&#10;+VLOOKUP([.$C60];[.$K$8:.$W$11];[.K$33];FALSE)&#10;+VLOOKUP([.$D60];[.$K$13:.$W$16];[.K$33];FALSE)&#10;+VLOOKUP([.$E60];[.$K$18:.$W$21];[.K$33];FALSE)&#10;+VLOOKUP([.$F60];[.$K$23:.$W$26];[.K$33];FALSE)&#10;+VLOOKUP([.$G60];[.$K$28:.$W$31];[.K$33];FALSE)" table:style-name="ce1">
            <text:p>132</text:p>
          </table:table-cell>
          <table:table-cell office:value-type="float" office:value="40" table:formula="of:=VLOOKUP([.$B60];[.$K$3:.$W$6];[.L$33];FALSE)&#10;+VLOOKUP([.$C60];[.$K$8:.$W$11];[.L$33];FALSE)&#10;+VLOOKUP([.$D60];[.$K$13:.$W$16];[.L$33];FALSE)&#10;+VLOOKUP([.$E60];[.$K$18:.$W$21];[.L$33];FALSE)&#10;+VLOOKUP([.$F60];[.$K$23:.$W$26];[.L$33];FALSE)&#10;+VLOOKUP([.$G60];[.$K$28:.$W$31];[.L$33];FALSE)" table:style-name="ce1">
            <text:p>40</text:p>
          </table:table-cell>
          <table:table-cell office:value-type="float" office:value="40" table:formula="of:=VLOOKUP([.$B60];[.$K$3:.$W$6];[.M$33];FALSE)&#10;+VLOOKUP([.$C60];[.$K$8:.$W$11];[.M$33];FALSE)&#10;+VLOOKUP([.$D60];[.$K$13:.$W$16];[.M$33];FALSE)&#10;+VLOOKUP([.$E60];[.$K$18:.$W$21];[.M$33];FALSE)&#10;+VLOOKUP([.$F60];[.$K$23:.$W$26];[.M$33];FALSE)&#10;+VLOOKUP([.$G60];[.$K$28:.$W$31];[.M$33];FALSE)" table:style-name="ce1">
            <text:p>40</text:p>
          </table:table-cell>
          <table:table-cell office:value-type="float" office:value="400" table:formula="of:=VLOOKUP([.$B60];[.$K$3:.$W$6];[.N$33];FALSE)&#10;+VLOOKUP([.$C60];[.$K$8:.$W$11];[.N$33];FALSE)&#10;+VLOOKUP([.$D60];[.$K$13:.$W$16];[.N$33];FALSE)&#10;+VLOOKUP([.$E60];[.$K$18:.$W$21];[.N$33];FALSE)&#10;+VLOOKUP([.$F60];[.$K$23:.$W$26];[.N$33];FALSE)&#10;+VLOOKUP([.$G60];[.$K$28:.$W$31];[.N$33];FALSE)" table:style-name="ce1">
            <text:p>400</text:p>
          </table:table-cell>
          <table:table-cell office:value-type="float" office:value="409" table:formula="of:=VLOOKUP([.$B60];[.$K$3:.$W$6];[.O$33];FALSE)&#10;+VLOOKUP([.$C60];[.$K$8:.$W$11];[.O$33];FALSE)&#10;+VLOOKUP([.$D60];[.$K$13:.$W$16];[.O$33];FALSE)&#10;+VLOOKUP([.$E60];[.$K$18:.$W$21];[.O$33];FALSE)&#10;+VLOOKUP([.$F60];[.$K$23:.$W$26];[.O$33];FALSE)&#10;+VLOOKUP([.$G60];[.$K$28:.$W$31];[.O$33];FALSE)" table:style-name="ce1">
            <text:p>409</text:p>
          </table:table-cell>
          <table:table-cell office:value-type="float" office:value="1021" table:formula="of:=SUM([.K60:.O60])" table:style-name="ce1">
            <text:p>1021</text:p>
          </table:table-cell>
          <table:table-cell table:number-columns-repeated="2" table:style-name="ce1"/>
          <table:table-cell office:value-type="float" office:value="280" table:formula="of:=VLOOKUP([.$B60];[.$K$3:.$W$6];[.S$33];FALSE)&#10;+VLOOKUP([.$C60];[.$K$8:.$W$11];[.S$33];FALSE)&#10;+VLOOKUP([.$D60];[.$K$13:.$W$16];[.S$33];FALSE)&#10;+VLOOKUP([.$E60];[.$K$18:.$W$21];[.S$33];FALSE)&#10;+VLOOKUP([.$F60];[.$K$23:.$W$26];[.S$33];FALSE)&#10;+VLOOKUP([.$G60];[.$K$28:.$W$31];[.S$33];FALSE)" table:style-name="ce1">
            <text:p>280</text:p>
          </table:table-cell>
          <table:table-cell office:value-type="float" office:value="195" table:formula="of:=VLOOKUP([.$B60];[.$K$3:.$W$6];[.T$33];FALSE)&#10;+VLOOKUP([.$C60];[.$K$8:.$W$11];[.T$33];FALSE)&#10;+VLOOKUP([.$D60];[.$K$13:.$W$16];[.T$33];FALSE)&#10;+VLOOKUP([.$E60];[.$K$18:.$W$21];[.T$33];FALSE)&#10;+VLOOKUP([.$F60];[.$K$23:.$W$26];[.T$33];FALSE)&#10;+VLOOKUP([.$G60];[.$K$28:.$W$31];[.T$33];FALSE)" table:style-name="ce1">
            <text:p>195</text:p>
          </table:table-cell>
          <table:table-cell office:value-type="float" office:value="53" table:formula="of:=VLOOKUP([.$B60];[.$K$3:.$W$6];[.U$33];FALSE)&#10;+VLOOKUP([.$C60];[.$K$8:.$W$11];[.U$33];FALSE)&#10;+VLOOKUP([.$D60];[.$K$13:.$W$16];[.U$33];FALSE)&#10;+VLOOKUP([.$E60];[.$K$18:.$W$21];[.U$33];FALSE)&#10;+VLOOKUP([.$F60];[.$K$23:.$W$26];[.U$33];FALSE)&#10;+VLOOKUP([.$G60];[.$K$28:.$W$31];[.U$33];FALSE)" table:style-name="ce1">
            <text:p>53</text:p>
          </table:table-cell>
          <table:table-cell office:value-type="float" office:value="1931" table:formula="of:=VLOOKUP([.$B60];[.$K$3:.$W$6];[.V$33];FALSE)&#10;+VLOOKUP([.$C60];[.$K$8:.$W$11];[.V$33];FALSE)&#10;+VLOOKUP([.$D60];[.$K$13:.$W$16];[.V$33];FALSE)&#10;+VLOOKUP([.$E60];[.$K$18:.$W$21];[.V$33];FALSE)&#10;+VLOOKUP([.$F60];[.$K$23:.$W$26];[.V$33];FALSE)&#10;+VLOOKUP([.$G60];[.$K$28:.$W$31];[.V$33];FALSE)" table:style-name="ce1">
            <text:p>1931</text:p>
          </table:table-cell>
          <table:table-cell office:value-type="float" office:value="590" table:formula="of:=VLOOKUP([.$B60];[.$K$3:.$W$6];[.W$33];FALSE)&#10;+VLOOKUP([.$C60];[.$K$8:.$W$11];[.W$33];FALSE)&#10;+VLOOKUP([.$D60];[.$K$13:.$W$16];[.W$33];FALSE)&#10;+VLOOKUP([.$E60];[.$K$18:.$W$21];[.W$33];FALSE)&#10;+VLOOKUP([.$F60];[.$K$23:.$W$26];[.W$33];FALSE)&#10;+VLOOKUP([.$G60];[.$K$28:.$W$31];[.W$33];FALSE)" table:style-name="ce1">
            <text:p>590</text:p>
          </table:table-cell>
          <table:table-cell office:value-type="float" office:value="3049" table:formula="of:=SUM([.S60:.W60])" table:style-name="ce1">
            <text:p>3049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7">
            <text:p>R</text:p>
          </table:table-cell>
          <table:table-cell office:value-type="string" table:content-validation-name="val1" table:style-name="ce17">
            <text:p>R</text:p>
          </table:table-cell>
          <table:table-cell office:value-type="string" table:content-validation-name="val1" table:style-name="ce17">
            <text:p>R</text:p>
          </table:table-cell>
          <table:table-cell office:value-type="string" table:content-validation-name="val1" table:style-name="ce17">
            <text:p>SR</text:p>
          </table:table-cell>
          <table:table-cell office:value-type="string" table:content-validation-name="val1" table:style-name="ce17">
            <text:p>SR</text:p>
          </table:table-cell>
          <table:table-cell office:value-type="string" table:content-validation-name="val1" table:style-name="ce17">
            <text:p>UR</text:p>
          </table:table-cell>
          <table:table-cell office:value-type="string" table:content-validation-name="val1" table:style-name="ce17">
            <text:p>R</text:p>
          </table:table-cell>
          <table:table-cell office:value-type="float" office:value="320" table:formula="of:=VLOOKUP([.$B61];[.$A$3:.$B$6];2;FALSE)&#10;+VLOOKUP([.$C61];[.$A$3:.$B$6];2;FALSE)&#10;+VLOOKUP([.$D61];[.$A$3:.$B$6];2;FALSE)&#10;+VLOOKUP([.$E61];[.$A$3:.$B$6];2;FALSE)&#10;+VLOOKUP([.$F61];[.$A$3:.$B$6];2;FALSE)&#10;+VLOOKUP([.$G61];[.$A$3:.$B$6];2;FALSE)&#10;+VLOOKUP([.$H61];[.$A$3:.$B$6];2;FALSE)" table:style-name="ce1">
            <text:p>320</text:p>
          </table:table-cell>
          <table:table-cell table:style-name="ce1"/>
          <table:table-cell office:value-type="float" office:value="198" table:formula="of:=VLOOKUP([.$B61];[.$K$3:.$W$6];[.K$33];FALSE)&#10;+VLOOKUP([.$C61];[.$K$8:.$W$11];[.K$33];FALSE)&#10;+VLOOKUP([.$D61];[.$K$13:.$W$16];[.K$33];FALSE)&#10;+VLOOKUP([.$E61];[.$K$18:.$W$21];[.K$33];FALSE)&#10;+VLOOKUP([.$F61];[.$K$23:.$W$26];[.K$33];FALSE)&#10;+VLOOKUP([.$G61];[.$K$28:.$W$31];[.K$33];FALSE)" table:style-name="ce1">
            <text:p>198</text:p>
          </table:table-cell>
          <table:table-cell office:value-type="float" office:value="40" table:formula="of:=VLOOKUP([.$B61];[.$K$3:.$W$6];[.L$33];FALSE)&#10;+VLOOKUP([.$C61];[.$K$8:.$W$11];[.L$33];FALSE)&#10;+VLOOKUP([.$D61];[.$K$13:.$W$16];[.L$33];FALSE)&#10;+VLOOKUP([.$E61];[.$K$18:.$W$21];[.L$33];FALSE)&#10;+VLOOKUP([.$F61];[.$K$23:.$W$26];[.L$33];FALSE)&#10;+VLOOKUP([.$G61];[.$K$28:.$W$31];[.L$33];FALSE)" table:style-name="ce1">
            <text:p>40</text:p>
          </table:table-cell>
          <table:table-cell office:value-type="float" office:value="40" table:formula="of:=VLOOKUP([.$B61];[.$K$3:.$W$6];[.M$33];FALSE)&#10;+VLOOKUP([.$C61];[.$K$8:.$W$11];[.M$33];FALSE)&#10;+VLOOKUP([.$D61];[.$K$13:.$W$16];[.M$33];FALSE)&#10;+VLOOKUP([.$E61];[.$K$18:.$W$21];[.M$33];FALSE)&#10;+VLOOKUP([.$F61];[.$K$23:.$W$26];[.M$33];FALSE)&#10;+VLOOKUP([.$G61];[.$K$28:.$W$31];[.M$33];FALSE)" table:style-name="ce1">
            <text:p>40</text:p>
          </table:table-cell>
          <table:table-cell office:value-type="float" office:value="350" table:formula="of:=VLOOKUP([.$B61];[.$K$3:.$W$6];[.N$33];FALSE)&#10;+VLOOKUP([.$C61];[.$K$8:.$W$11];[.N$33];FALSE)&#10;+VLOOKUP([.$D61];[.$K$13:.$W$16];[.N$33];FALSE)&#10;+VLOOKUP([.$E61];[.$K$18:.$W$21];[.N$33];FALSE)&#10;+VLOOKUP([.$F61];[.$K$23:.$W$26];[.N$33];FALSE)&#10;+VLOOKUP([.$G61];[.$K$28:.$W$31];[.N$33];FALSE)" table:style-name="ce1">
            <text:p>350</text:p>
          </table:table-cell>
          <table:table-cell office:value-type="float" office:value="436" table:formula="of:=VLOOKUP([.$B61];[.$K$3:.$W$6];[.O$33];FALSE)&#10;+VLOOKUP([.$C61];[.$K$8:.$W$11];[.O$33];FALSE)&#10;+VLOOKUP([.$D61];[.$K$13:.$W$16];[.O$33];FALSE)&#10;+VLOOKUP([.$E61];[.$K$18:.$W$21];[.O$33];FALSE)&#10;+VLOOKUP([.$F61];[.$K$23:.$W$26];[.O$33];FALSE)&#10;+VLOOKUP([.$G61];[.$K$28:.$W$31];[.O$33];FALSE)" table:style-name="ce1">
            <text:p>436</text:p>
          </table:table-cell>
          <table:table-cell office:value-type="float" office:value="1064" table:formula="of:=SUM([.K61:.O61])" table:style-name="ce1">
            <text:p>1064</text:p>
          </table:table-cell>
          <table:table-cell table:number-columns-repeated="2" table:style-name="ce1"/>
          <table:table-cell office:value-type="float" office:value="409" table:formula="of:=VLOOKUP([.$B61];[.$K$3:.$W$6];[.S$33];FALSE)&#10;+VLOOKUP([.$C61];[.$K$8:.$W$11];[.S$33];FALSE)&#10;+VLOOKUP([.$D61];[.$K$13:.$W$16];[.S$33];FALSE)&#10;+VLOOKUP([.$E61];[.$K$18:.$W$21];[.S$33];FALSE)&#10;+VLOOKUP([.$F61];[.$K$23:.$W$26];[.S$33];FALSE)&#10;+VLOOKUP([.$G61];[.$K$28:.$W$31];[.S$33];FALSE)" table:style-name="ce1">
            <text:p>409</text:p>
          </table:table-cell>
          <table:table-cell office:value-type="float" office:value="195" table:formula="of:=VLOOKUP([.$B61];[.$K$3:.$W$6];[.T$33];FALSE)&#10;+VLOOKUP([.$C61];[.$K$8:.$W$11];[.T$33];FALSE)&#10;+VLOOKUP([.$D61];[.$K$13:.$W$16];[.T$33];FALSE)&#10;+VLOOKUP([.$E61];[.$K$18:.$W$21];[.T$33];FALSE)&#10;+VLOOKUP([.$F61];[.$K$23:.$W$26];[.T$33];FALSE)&#10;+VLOOKUP([.$G61];[.$K$28:.$W$31];[.T$33];FALSE)" table:style-name="ce1">
            <text:p>195</text:p>
          </table:table-cell>
          <table:table-cell office:value-type="float" office:value="53" table:formula="of:=VLOOKUP([.$B61];[.$K$3:.$W$6];[.U$33];FALSE)&#10;+VLOOKUP([.$C61];[.$K$8:.$W$11];[.U$33];FALSE)&#10;+VLOOKUP([.$D61];[.$K$13:.$W$16];[.U$33];FALSE)&#10;+VLOOKUP([.$E61];[.$K$18:.$W$21];[.U$33];FALSE)&#10;+VLOOKUP([.$F61];[.$K$23:.$W$26];[.U$33];FALSE)&#10;+VLOOKUP([.$G61];[.$K$28:.$W$31];[.U$33];FALSE)" table:style-name="ce1">
            <text:p>53</text:p>
          </table:table-cell>
          <table:table-cell office:value-type="float" office:value="1706" table:formula="of:=VLOOKUP([.$B61];[.$K$3:.$W$6];[.V$33];FALSE)&#10;+VLOOKUP([.$C61];[.$K$8:.$W$11];[.V$33];FALSE)&#10;+VLOOKUP([.$D61];[.$K$13:.$W$16];[.V$33];FALSE)&#10;+VLOOKUP([.$E61];[.$K$18:.$W$21];[.V$33];FALSE)&#10;+VLOOKUP([.$F61];[.$K$23:.$W$26];[.V$33];FALSE)&#10;+VLOOKUP([.$G61];[.$K$28:.$W$31];[.V$33];FALSE)" table:style-name="ce1">
            <text:p>1706</text:p>
          </table:table-cell>
          <table:table-cell office:value-type="float" office:value="612" table:formula="of:=VLOOKUP([.$B61];[.$K$3:.$W$6];[.W$33];FALSE)&#10;+VLOOKUP([.$C61];[.$K$8:.$W$11];[.W$33];FALSE)&#10;+VLOOKUP([.$D61];[.$K$13:.$W$16];[.W$33];FALSE)&#10;+VLOOKUP([.$E61];[.$K$18:.$W$21];[.W$33];FALSE)&#10;+VLOOKUP([.$F61];[.$K$23:.$W$26];[.W$33];FALSE)&#10;+VLOOKUP([.$G61];[.$K$28:.$W$31];[.W$33];FALSE)" table:style-name="ce1">
            <text:p>612</text:p>
          </table:table-cell>
          <table:table-cell office:value-type="float" office:value="2975" table:formula="of:=SUM([.S61:.W61])" table:style-name="ce1">
            <text:p>2975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UR</text:p>
          </table:table-cell>
          <table:table-cell office:value-type="string" table:content-validation-name="val1" table:style-name="ce5">
            <text:p>U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330" table:formula="of:=VLOOKUP([.$B62];[.$A$3:.$B$6];2;FALSE)&#10;+VLOOKUP([.$C62];[.$A$3:.$B$6];2;FALSE)&#10;+VLOOKUP([.$D62];[.$A$3:.$B$6];2;FALSE)&#10;+VLOOKUP([.$E62];[.$A$3:.$B$6];2;FALSE)&#10;+VLOOKUP([.$F62];[.$A$3:.$B$6];2;FALSE)&#10;+VLOOKUP([.$G62];[.$A$3:.$B$6];2;FALSE)&#10;+VLOOKUP([.$H62];[.$A$3:.$B$6];2;FALSE)" table:style-name="ce1">
            <text:p>330</text:p>
          </table:table-cell>
          <table:table-cell table:style-name="ce1"/>
          <table:table-cell office:value-type="float" office:value="0" table:formula="of:=VLOOKUP([.$B62];[.$K$3:.$W$6];[.K$33];FALSE)&#10;+VLOOKUP([.$C62];[.$K$8:.$W$11];[.K$33];FALSE)&#10;+VLOOKUP([.$D62];[.$K$13:.$W$16];[.K$33];FALSE)&#10;+VLOOKUP([.$E62];[.$K$18:.$W$21];[.K$33];FALSE)&#10;+VLOOKUP([.$F62];[.$K$23:.$W$26];[.K$33];FALSE)&#10;+VLOOKUP([.$G62];[.$K$28:.$W$31];[.K$33];FALSE)" table:style-name="ce1">
            <text:p>0</text:p>
          </table:table-cell>
          <table:table-cell office:value-type="float" office:value="45" table:formula="of:=VLOOKUP([.$B62];[.$K$3:.$W$6];[.L$33];FALSE)&#10;+VLOOKUP([.$C62];[.$K$8:.$W$11];[.L$33];FALSE)&#10;+VLOOKUP([.$D62];[.$K$13:.$W$16];[.L$33];FALSE)&#10;+VLOOKUP([.$E62];[.$K$18:.$W$21];[.L$33];FALSE)&#10;+VLOOKUP([.$F62];[.$K$23:.$W$26];[.L$33];FALSE)&#10;+VLOOKUP([.$G62];[.$K$28:.$W$31];[.L$33];FALSE)" table:style-name="ce1">
            <text:p>45</text:p>
          </table:table-cell>
          <table:table-cell office:value-type="float" office:value="60" table:formula="of:=VLOOKUP([.$B62];[.$K$3:.$W$6];[.M$33];FALSE)&#10;+VLOOKUP([.$C62];[.$K$8:.$W$11];[.M$33];FALSE)&#10;+VLOOKUP([.$D62];[.$K$13:.$W$16];[.M$33];FALSE)&#10;+VLOOKUP([.$E62];[.$K$18:.$W$21];[.M$33];FALSE)&#10;+VLOOKUP([.$F62];[.$K$23:.$W$26];[.M$33];FALSE)&#10;+VLOOKUP([.$G62];[.$K$28:.$W$31];[.M$33];FALSE)" table:style-name="ce1">
            <text:p>60</text:p>
          </table:table-cell>
          <table:table-cell office:value-type="float" office:value="300" table:formula="of:=VLOOKUP([.$B62];[.$K$3:.$W$6];[.N$33];FALSE)&#10;+VLOOKUP([.$C62];[.$K$8:.$W$11];[.N$33];FALSE)&#10;+VLOOKUP([.$D62];[.$K$13:.$W$16];[.N$33];FALSE)&#10;+VLOOKUP([.$E62];[.$K$18:.$W$21];[.N$33];FALSE)&#10;+VLOOKUP([.$F62];[.$K$23:.$W$26];[.N$33];FALSE)&#10;+VLOOKUP([.$G62];[.$K$28:.$W$31];[.N$33];FALSE)" table:style-name="ce1">
            <text:p>300</text:p>
          </table:table-cell>
          <table:table-cell office:value-type="float" office:value="300" table:formula="of:=VLOOKUP([.$B62];[.$K$3:.$W$6];[.O$33];FALSE)&#10;+VLOOKUP([.$C62];[.$K$8:.$W$11];[.O$33];FALSE)&#10;+VLOOKUP([.$D62];[.$K$13:.$W$16];[.O$33];FALSE)&#10;+VLOOKUP([.$E62];[.$K$18:.$W$21];[.O$33];FALSE)&#10;+VLOOKUP([.$F62];[.$K$23:.$W$26];[.O$33];FALSE)&#10;+VLOOKUP([.$G62];[.$K$28:.$W$31];[.O$33];FALSE)" table:style-name="ce1">
            <text:p>300</text:p>
          </table:table-cell>
          <table:table-cell office:value-type="float" office:value="705" table:formula="of:=SUM([.K62:.O62])" table:style-name="ce1">
            <text:p>705</text:p>
          </table:table-cell>
          <table:table-cell table:number-columns-repeated="2" table:style-name="ce1"/>
          <table:table-cell office:value-type="float" office:value="134" table:formula="of:=VLOOKUP([.$B62];[.$K$3:.$W$6];[.S$33];FALSE)&#10;+VLOOKUP([.$C62];[.$K$8:.$W$11];[.S$33];FALSE)&#10;+VLOOKUP([.$D62];[.$K$13:.$W$16];[.S$33];FALSE)&#10;+VLOOKUP([.$E62];[.$K$18:.$W$21];[.S$33];FALSE)&#10;+VLOOKUP([.$F62];[.$K$23:.$W$26];[.S$33];FALSE)&#10;+VLOOKUP([.$G62];[.$K$28:.$W$31];[.S$33];FALSE)" table:style-name="ce1">
            <text:p>134</text:p>
          </table:table-cell>
          <table:table-cell office:value-type="float" office:value="217" table:formula="of:=VLOOKUP([.$B62];[.$K$3:.$W$6];[.T$33];FALSE)&#10;+VLOOKUP([.$C62];[.$K$8:.$W$11];[.T$33];FALSE)&#10;+VLOOKUP([.$D62];[.$K$13:.$W$16];[.T$33];FALSE)&#10;+VLOOKUP([.$E62];[.$K$18:.$W$21];[.T$33];FALSE)&#10;+VLOOKUP([.$F62];[.$K$23:.$W$26];[.T$33];FALSE)&#10;+VLOOKUP([.$G62];[.$K$28:.$W$31];[.T$33];FALSE)" table:style-name="ce1">
            <text:p>217</text:p>
          </table:table-cell>
          <table:table-cell office:value-type="float" office:value="78" table:formula="of:=VLOOKUP([.$B62];[.$K$3:.$W$6];[.U$33];FALSE)&#10;+VLOOKUP([.$C62];[.$K$8:.$W$11];[.U$33];FALSE)&#10;+VLOOKUP([.$D62];[.$K$13:.$W$16];[.U$33];FALSE)&#10;+VLOOKUP([.$E62];[.$K$18:.$W$21];[.U$33];FALSE)&#10;+VLOOKUP([.$F62];[.$K$23:.$W$26];[.U$33];FALSE)&#10;+VLOOKUP([.$G62];[.$K$28:.$W$31];[.U$33];FALSE)" table:style-name="ce1">
            <text:p>78</text:p>
          </table:table-cell>
          <table:table-cell office:value-type="float" office:value="1785" table:formula="of:=VLOOKUP([.$B62];[.$K$3:.$W$6];[.V$33];FALSE)&#10;+VLOOKUP([.$C62];[.$K$8:.$W$11];[.V$33];FALSE)&#10;+VLOOKUP([.$D62];[.$K$13:.$W$16];[.V$33];FALSE)&#10;+VLOOKUP([.$E62];[.$K$18:.$W$21];[.V$33];FALSE)&#10;+VLOOKUP([.$F62];[.$K$23:.$W$26];[.V$33];FALSE)&#10;+VLOOKUP([.$G62];[.$K$28:.$W$31];[.V$33];FALSE)" table:style-name="ce1">
            <text:p>1785</text:p>
          </table:table-cell>
          <table:table-cell office:value-type="float" office:value="489" table:formula="of:=VLOOKUP([.$B62];[.$K$3:.$W$6];[.W$33];FALSE)&#10;+VLOOKUP([.$C62];[.$K$8:.$W$11];[.W$33];FALSE)&#10;+VLOOKUP([.$D62];[.$K$13:.$W$16];[.W$33];FALSE)&#10;+VLOOKUP([.$E62];[.$K$18:.$W$21];[.W$33];FALSE)&#10;+VLOOKUP([.$F62];[.$K$23:.$W$26];[.W$33];FALSE)&#10;+VLOOKUP([.$G62];[.$K$28:.$W$31];[.W$33];FALSE)" table:style-name="ce1">
            <text:p>489</text:p>
          </table:table-cell>
          <table:table-cell office:value-type="float" office:value="2703" table:formula="of:=SUM([.S62:.W62])" table:style-name="ce1">
            <text:p>2703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UR</text:p>
          </table:table-cell>
          <table:table-cell office:value-type="string" table:content-validation-name="val1" table:style-name="ce5">
            <text:p>UR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330" table:formula="of:=VLOOKUP([.$B63];[.$A$3:.$B$6];2;FALSE)&#10;+VLOOKUP([.$C63];[.$A$3:.$B$6];2;FALSE)&#10;+VLOOKUP([.$D63];[.$A$3:.$B$6];2;FALSE)&#10;+VLOOKUP([.$E63];[.$A$3:.$B$6];2;FALSE)&#10;+VLOOKUP([.$F63];[.$A$3:.$B$6];2;FALSE)&#10;+VLOOKUP([.$G63];[.$A$3:.$B$6];2;FALSE)&#10;+VLOOKUP([.$H63];[.$A$3:.$B$6];2;FALSE)" table:style-name="ce1">
            <text:p>330</text:p>
          </table:table-cell>
          <table:table-cell table:style-name="ce1"/>
          <table:table-cell office:value-type="float" office:value="0" table:formula="of:=VLOOKUP([.$B63];[.$K$3:.$W$6];[.K$33];FALSE)&#10;+VLOOKUP([.$C63];[.$K$8:.$W$11];[.K$33];FALSE)&#10;+VLOOKUP([.$D63];[.$K$13:.$W$16];[.K$33];FALSE)&#10;+VLOOKUP([.$E63];[.$K$18:.$W$21];[.K$33];FALSE)&#10;+VLOOKUP([.$F63];[.$K$23:.$W$26];[.K$33];FALSE)&#10;+VLOOKUP([.$G63];[.$K$28:.$W$31];[.K$33];FALSE)" table:style-name="ce1">
            <text:p>0</text:p>
          </table:table-cell>
          <table:table-cell office:value-type="float" office:value="15" table:formula="of:=VLOOKUP([.$B63];[.$K$3:.$W$6];[.L$33];FALSE)&#10;+VLOOKUP([.$C63];[.$K$8:.$W$11];[.L$33];FALSE)&#10;+VLOOKUP([.$D63];[.$K$13:.$W$16];[.L$33];FALSE)&#10;+VLOOKUP([.$E63];[.$K$18:.$W$21];[.L$33];FALSE)&#10;+VLOOKUP([.$F63];[.$K$23:.$W$26];[.L$33];FALSE)&#10;+VLOOKUP([.$G63];[.$K$28:.$W$31];[.L$33];FALSE)" table:style-name="ce1">
            <text:p>15</text:p>
          </table:table-cell>
          <table:table-cell office:value-type="float" office:value="60" table:formula="of:=VLOOKUP([.$B63];[.$K$3:.$W$6];[.M$33];FALSE)&#10;+VLOOKUP([.$C63];[.$K$8:.$W$11];[.M$33];FALSE)&#10;+VLOOKUP([.$D63];[.$K$13:.$W$16];[.M$33];FALSE)&#10;+VLOOKUP([.$E63];[.$K$18:.$W$21];[.M$33];FALSE)&#10;+VLOOKUP([.$F63];[.$K$23:.$W$26];[.M$33];FALSE)&#10;+VLOOKUP([.$G63];[.$K$28:.$W$31];[.M$33];FALSE)" table:style-name="ce1">
            <text:p>60</text:p>
          </table:table-cell>
          <table:table-cell office:value-type="float" office:value="300" table:formula="of:=VLOOKUP([.$B63];[.$K$3:.$W$6];[.N$33];FALSE)&#10;+VLOOKUP([.$C63];[.$K$8:.$W$11];[.N$33];FALSE)&#10;+VLOOKUP([.$D63];[.$K$13:.$W$16];[.N$33];FALSE)&#10;+VLOOKUP([.$E63];[.$K$18:.$W$21];[.N$33];FALSE)&#10;+VLOOKUP([.$F63];[.$K$23:.$W$26];[.N$33];FALSE)&#10;+VLOOKUP([.$G63];[.$K$28:.$W$31];[.N$33];FALSE)" table:style-name="ce1">
            <text:p>300</text:p>
          </table:table-cell>
          <table:table-cell office:value-type="float" office:value="300" table:formula="of:=VLOOKUP([.$B63];[.$K$3:.$W$6];[.O$33];FALSE)&#10;+VLOOKUP([.$C63];[.$K$8:.$W$11];[.O$33];FALSE)&#10;+VLOOKUP([.$D63];[.$K$13:.$W$16];[.O$33];FALSE)&#10;+VLOOKUP([.$E63];[.$K$18:.$W$21];[.O$33];FALSE)&#10;+VLOOKUP([.$F63];[.$K$23:.$W$26];[.O$33];FALSE)&#10;+VLOOKUP([.$G63];[.$K$28:.$W$31];[.O$33];FALSE)" table:style-name="ce1">
            <text:p>300</text:p>
          </table:table-cell>
          <table:table-cell office:value-type="float" office:value="675" table:formula="of:=SUM([.K63:.O63])" table:style-name="ce1">
            <text:p>675</text:p>
          </table:table-cell>
          <table:table-cell table:number-columns-repeated="2" table:style-name="ce1"/>
          <table:table-cell office:value-type="float" office:value="134" table:formula="of:=VLOOKUP([.$B63];[.$K$3:.$W$6];[.S$33];FALSE)&#10;+VLOOKUP([.$C63];[.$K$8:.$W$11];[.S$33];FALSE)&#10;+VLOOKUP([.$D63];[.$K$13:.$W$16];[.S$33];FALSE)&#10;+VLOOKUP([.$E63];[.$K$18:.$W$21];[.S$33];FALSE)&#10;+VLOOKUP([.$F63];[.$K$23:.$W$26];[.S$33];FALSE)&#10;+VLOOKUP([.$G63];[.$K$28:.$W$31];[.S$33];FALSE)" table:style-name="ce1">
            <text:p>134</text:p>
          </table:table-cell>
          <table:table-cell office:value-type="float" office:value="161" table:formula="of:=VLOOKUP([.$B63];[.$K$3:.$W$6];[.T$33];FALSE)&#10;+VLOOKUP([.$C63];[.$K$8:.$W$11];[.T$33];FALSE)&#10;+VLOOKUP([.$D63];[.$K$13:.$W$16];[.T$33];FALSE)&#10;+VLOOKUP([.$E63];[.$K$18:.$W$21];[.T$33];FALSE)&#10;+VLOOKUP([.$F63];[.$K$23:.$W$26];[.T$33];FALSE)&#10;+VLOOKUP([.$G63];[.$K$28:.$W$31];[.T$33];FALSE)" table:style-name="ce1">
            <text:p>161</text:p>
          </table:table-cell>
          <table:table-cell office:value-type="float" office:value="78" table:formula="of:=VLOOKUP([.$B63];[.$K$3:.$W$6];[.U$33];FALSE)&#10;+VLOOKUP([.$C63];[.$K$8:.$W$11];[.U$33];FALSE)&#10;+VLOOKUP([.$D63];[.$K$13:.$W$16];[.U$33];FALSE)&#10;+VLOOKUP([.$E63];[.$K$18:.$W$21];[.U$33];FALSE)&#10;+VLOOKUP([.$F63];[.$K$23:.$W$26];[.U$33];FALSE)&#10;+VLOOKUP([.$G63];[.$K$28:.$W$31];[.U$33];FALSE)" table:style-name="ce1">
            <text:p>78</text:p>
          </table:table-cell>
          <table:table-cell office:value-type="float" office:value="1929" table:formula="of:=VLOOKUP([.$B63];[.$K$3:.$W$6];[.V$33];FALSE)&#10;+VLOOKUP([.$C63];[.$K$8:.$W$11];[.V$33];FALSE)&#10;+VLOOKUP([.$D63];[.$K$13:.$W$16];[.V$33];FALSE)&#10;+VLOOKUP([.$E63];[.$K$18:.$W$21];[.V$33];FALSE)&#10;+VLOOKUP([.$F63];[.$K$23:.$W$26];[.V$33];FALSE)&#10;+VLOOKUP([.$G63];[.$K$28:.$W$31];[.V$33];FALSE)" table:style-name="ce1">
            <text:p>1929</text:p>
          </table:table-cell>
          <table:table-cell office:value-type="float" office:value="479" table:formula="of:=VLOOKUP([.$B63];[.$K$3:.$W$6];[.W$33];FALSE)&#10;+VLOOKUP([.$C63];[.$K$8:.$W$11];[.W$33];FALSE)&#10;+VLOOKUP([.$D63];[.$K$13:.$W$16];[.W$33];FALSE)&#10;+VLOOKUP([.$E63];[.$K$18:.$W$21];[.W$33];FALSE)&#10;+VLOOKUP([.$F63];[.$K$23:.$W$26];[.W$33];FALSE)&#10;+VLOOKUP([.$G63];[.$K$28:.$W$31];[.W$33];FALSE)" table:style-name="ce1">
            <text:p>479</text:p>
          </table:table-cell>
          <table:table-cell office:value-type="float" office:value="2781" table:formula="of:=SUM([.S63:.W63])" table:style-name="ce1">
            <text:p>2781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N</text:p>
          </table:table-cell>
          <table:table-cell office:value-type="string" table:content-validation-name="val1" table:style-name="ce5">
            <text:p>UR</text:p>
          </table:table-cell>
          <table:table-cell office:value-type="string" table:content-validation-name="val1" table:style-name="ce5">
            <text:p>UR</text:p>
          </table:table-cell>
          <table:table-cell office:value-type="string" table:content-validation-name="val1" table:style-name="ce5">
            <text:p>N</text:p>
          </table:table-cell>
          <table:table-cell office:value-type="float" office:value="330" table:formula="of:=VLOOKUP([.$B64];[.$A$3:.$B$6];2;FALSE)&#10;+VLOOKUP([.$C64];[.$A$3:.$B$6];2;FALSE)&#10;+VLOOKUP([.$D64];[.$A$3:.$B$6];2;FALSE)&#10;+VLOOKUP([.$E64];[.$A$3:.$B$6];2;FALSE)&#10;+VLOOKUP([.$F64];[.$A$3:.$B$6];2;FALSE)&#10;+VLOOKUP([.$G64];[.$A$3:.$B$6];2;FALSE)&#10;+VLOOKUP([.$H64];[.$A$3:.$B$6];2;FALSE)" table:style-name="ce1">
            <text:p>330</text:p>
          </table:table-cell>
          <table:table-cell table:style-name="ce1"/>
          <table:table-cell office:value-type="float" office:value="198" table:formula="of:=VLOOKUP([.$B64];[.$K$3:.$W$6];[.K$33];FALSE)&#10;+VLOOKUP([.$C64];[.$K$8:.$W$11];[.K$33];FALSE)&#10;+VLOOKUP([.$D64];[.$K$13:.$W$16];[.K$33];FALSE)&#10;+VLOOKUP([.$E64];[.$K$18:.$W$21];[.K$33];FALSE)&#10;+VLOOKUP([.$F64];[.$K$23:.$W$26];[.K$33];FALSE)&#10;+VLOOKUP([.$G64];[.$K$28:.$W$31];[.K$33];FALSE)" table:style-name="ce1">
            <text:p>198</text:p>
          </table:table-cell>
          <table:table-cell office:value-type="float" office:value="0" table:formula="of:=VLOOKUP([.$B64];[.$K$3:.$W$6];[.L$33];FALSE)&#10;+VLOOKUP([.$C64];[.$K$8:.$W$11];[.L$33];FALSE)&#10;+VLOOKUP([.$D64];[.$K$13:.$W$16];[.L$33];FALSE)&#10;+VLOOKUP([.$E64];[.$K$18:.$W$21];[.L$33];FALSE)&#10;+VLOOKUP([.$F64];[.$K$23:.$W$26];[.L$33];FALSE)&#10;+VLOOKUP([.$G64];[.$K$28:.$W$31];[.L$33];FALSE)" table:style-name="ce1">
            <text:p>0</text:p>
          </table:table-cell>
          <table:table-cell office:value-type="float" office:value="0" table:formula="of:=VLOOKUP([.$B64];[.$K$3:.$W$6];[.M$33];FALSE)&#10;+VLOOKUP([.$C64];[.$K$8:.$W$11];[.M$33];FALSE)&#10;+VLOOKUP([.$D64];[.$K$13:.$W$16];[.M$33];FALSE)&#10;+VLOOKUP([.$E64];[.$K$18:.$W$21];[.M$33];FALSE)&#10;+VLOOKUP([.$F64];[.$K$23:.$W$26];[.M$33];FALSE)&#10;+VLOOKUP([.$G64];[.$K$28:.$W$31];[.M$33];FALSE)" table:style-name="ce1">
            <text:p>0</text:p>
          </table:table-cell>
          <table:table-cell office:value-type="float" office:value="150" table:formula="of:=VLOOKUP([.$B64];[.$K$3:.$W$6];[.N$33];FALSE)&#10;+VLOOKUP([.$C64];[.$K$8:.$W$11];[.N$33];FALSE)&#10;+VLOOKUP([.$D64];[.$K$13:.$W$16];[.N$33];FALSE)&#10;+VLOOKUP([.$E64];[.$K$18:.$W$21];[.N$33];FALSE)&#10;+VLOOKUP([.$F64];[.$K$23:.$W$26];[.N$33];FALSE)&#10;+VLOOKUP([.$G64];[.$K$28:.$W$31];[.N$33];FALSE)" table:style-name="ce1">
            <text:p>150</text:p>
          </table:table-cell>
          <table:table-cell office:value-type="float" office:value="286" table:formula="of:=VLOOKUP([.$B64];[.$K$3:.$W$6];[.O$33];FALSE)&#10;+VLOOKUP([.$C64];[.$K$8:.$W$11];[.O$33];FALSE)&#10;+VLOOKUP([.$D64];[.$K$13:.$W$16];[.O$33];FALSE)&#10;+VLOOKUP([.$E64];[.$K$18:.$W$21];[.O$33];FALSE)&#10;+VLOOKUP([.$F64];[.$K$23:.$W$26];[.O$33];FALSE)&#10;+VLOOKUP([.$G64];[.$K$28:.$W$31];[.O$33];FALSE)" table:style-name="ce1">
            <text:p>286</text:p>
          </table:table-cell>
          <table:table-cell office:value-type="float" office:value="634" table:formula="of:=SUM([.K64:.O64])" table:style-name="ce1">
            <text:p>634</text:p>
          </table:table-cell>
          <table:table-cell table:number-columns-repeated="2" table:style-name="ce1"/>
          <table:table-cell office:value-type="float" office:value="409" table:formula="of:=VLOOKUP([.$B64];[.$K$3:.$W$6];[.S$33];FALSE)&#10;+VLOOKUP([.$C64];[.$K$8:.$W$11];[.S$33];FALSE)&#10;+VLOOKUP([.$D64];[.$K$13:.$W$16];[.S$33];FALSE)&#10;+VLOOKUP([.$E64];[.$K$18:.$W$21];[.S$33];FALSE)&#10;+VLOOKUP([.$F64];[.$K$23:.$W$26];[.S$33];FALSE)&#10;+VLOOKUP([.$G64];[.$K$28:.$W$31];[.S$33];FALSE)" table:style-name="ce1">
            <text:p>409</text:p>
          </table:table-cell>
          <table:table-cell office:value-type="float" office:value="137" table:formula="of:=VLOOKUP([.$B64];[.$K$3:.$W$6];[.T$33];FALSE)&#10;+VLOOKUP([.$C64];[.$K$8:.$W$11];[.T$33];FALSE)&#10;+VLOOKUP([.$D64];[.$K$13:.$W$16];[.T$33];FALSE)&#10;+VLOOKUP([.$E64];[.$K$18:.$W$21];[.T$33];FALSE)&#10;+VLOOKUP([.$F64];[.$K$23:.$W$26];[.T$33];FALSE)&#10;+VLOOKUP([.$G64];[.$K$28:.$W$31];[.T$33];FALSE)" table:style-name="ce1">
            <text:p>137</text:p>
          </table:table-cell>
          <table:table-cell office:value-type="float" office:value="11" table:formula="of:=VLOOKUP([.$B64];[.$K$3:.$W$6];[.U$33];FALSE)&#10;+VLOOKUP([.$C64];[.$K$8:.$W$11];[.U$33];FALSE)&#10;+VLOOKUP([.$D64];[.$K$13:.$W$16];[.U$33];FALSE)&#10;+VLOOKUP([.$E64];[.$K$18:.$W$21];[.U$33];FALSE)&#10;+VLOOKUP([.$F64];[.$K$23:.$W$26];[.U$33];FALSE)&#10;+VLOOKUP([.$G64];[.$K$28:.$W$31];[.U$33];FALSE)" table:style-name="ce1">
            <text:p>11</text:p>
          </table:table-cell>
          <table:table-cell office:value-type="float" office:value="1671" table:formula="of:=VLOOKUP([.$B64];[.$K$3:.$W$6];[.V$33];FALSE)&#10;+VLOOKUP([.$C64];[.$K$8:.$W$11];[.V$33];FALSE)&#10;+VLOOKUP([.$D64];[.$K$13:.$W$16];[.V$33];FALSE)&#10;+VLOOKUP([.$E64];[.$K$18:.$W$21];[.V$33];FALSE)&#10;+VLOOKUP([.$F64];[.$K$23:.$W$26];[.V$33];FALSE)&#10;+VLOOKUP([.$G64];[.$K$28:.$W$31];[.V$33];FALSE)" table:style-name="ce1">
            <text:p>1671</text:p>
          </table:table-cell>
          <table:table-cell office:value-type="float" office:value="479" table:formula="of:=VLOOKUP([.$B64];[.$K$3:.$W$6];[.W$33];FALSE)&#10;+VLOOKUP([.$C64];[.$K$8:.$W$11];[.W$33];FALSE)&#10;+VLOOKUP([.$D64];[.$K$13:.$W$16];[.W$33];FALSE)&#10;+VLOOKUP([.$E64];[.$K$18:.$W$21];[.W$33];FALSE)&#10;+VLOOKUP([.$F64];[.$K$23:.$W$26];[.W$33];FALSE)&#10;+VLOOKUP([.$G64];[.$K$28:.$W$31];[.W$33];FALSE)" table:style-name="ce1">
            <text:p>479</text:p>
          </table:table-cell>
          <table:table-cell office:value-type="float" office:value="2707" table:formula="of:=SUM([.S64:.W64])" table:style-name="ce1">
            <text:p>270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9">
            <text:p>N</text:p>
          </table:table-cell>
          <table:table-cell office:value-type="string" table:content-validation-name="val1" table:style-name="ce19">
            <text:p>N</text:p>
          </table:table-cell>
          <table:table-cell office:value-type="string" table:content-validation-name="val1" table:style-name="ce19">
            <text:p>N</text:p>
          </table:table-cell>
          <table:table-cell office:value-type="string" table:content-validation-name="val1" table:style-name="ce19">
            <text:p>UR</text:p>
          </table:table-cell>
          <table:table-cell office:value-type="string" table:content-validation-name="val1" table:style-name="ce19">
            <text:p>N</text:p>
          </table:table-cell>
          <table:table-cell office:value-type="string" table:content-validation-name="val1" table:style-name="ce19">
            <text:p>UR</text:p>
          </table:table-cell>
          <table:table-cell office:value-type="string" table:content-validation-name="val1" table:style-name="ce19">
            <text:p>N</text:p>
          </table:table-cell>
          <table:table-cell office:value-type="float" office:value="330" table:formula="of:=VLOOKUP([.$B65];[.$A$3:.$B$6];2;FALSE)&#10;+VLOOKUP([.$C65];[.$A$3:.$B$6];2;FALSE)&#10;+VLOOKUP([.$D65];[.$A$3:.$B$6];2;FALSE)&#10;+VLOOKUP([.$E65];[.$A$3:.$B$6];2;FALSE)&#10;+VLOOKUP([.$F65];[.$A$3:.$B$6];2;FALSE)&#10;+VLOOKUP([.$G65];[.$A$3:.$B$6];2;FALSE)&#10;+VLOOKUP([.$H65];[.$A$3:.$B$6];2;FALSE)" table:style-name="ce1">
            <text:p>330</text:p>
          </table:table-cell>
          <table:table-cell table:style-name="ce1"/>
          <table:table-cell office:value-type="float" office:value="198" table:formula="of:=VLOOKUP([.$B65];[.$K$3:.$W$6];[.K$33];FALSE)&#10;+VLOOKUP([.$C65];[.$K$8:.$W$11];[.K$33];FALSE)&#10;+VLOOKUP([.$D65];[.$K$13:.$W$16];[.K$33];FALSE)&#10;+VLOOKUP([.$E65];[.$K$18:.$W$21];[.K$33];FALSE)&#10;+VLOOKUP([.$F65];[.$K$23:.$W$26];[.K$33];FALSE)&#10;+VLOOKUP([.$G65];[.$K$28:.$W$31];[.K$33];FALSE)" table:style-name="ce1">
            <text:p>198</text:p>
          </table:table-cell>
          <table:table-cell office:value-type="float" office:value="15" table:formula="of:=VLOOKUP([.$B65];[.$K$3:.$W$6];[.L$33];FALSE)&#10;+VLOOKUP([.$C65];[.$K$8:.$W$11];[.L$33];FALSE)&#10;+VLOOKUP([.$D65];[.$K$13:.$W$16];[.L$33];FALSE)&#10;+VLOOKUP([.$E65];[.$K$18:.$W$21];[.L$33];FALSE)&#10;+VLOOKUP([.$F65];[.$K$23:.$W$26];[.L$33];FALSE)&#10;+VLOOKUP([.$G65];[.$K$28:.$W$31];[.L$33];FALSE)" table:style-name="ce1">
            <text:p>15</text:p>
          </table:table-cell>
          <table:table-cell office:value-type="float" office:value="60" table:formula="of:=VLOOKUP([.$B65];[.$K$3:.$W$6];[.M$33];FALSE)&#10;+VLOOKUP([.$C65];[.$K$8:.$W$11];[.M$33];FALSE)&#10;+VLOOKUP([.$D65];[.$K$13:.$W$16];[.M$33];FALSE)&#10;+VLOOKUP([.$E65];[.$K$18:.$W$21];[.M$33];FALSE)&#10;+VLOOKUP([.$F65];[.$K$23:.$W$26];[.M$33];FALSE)&#10;+VLOOKUP([.$G65];[.$K$28:.$W$31];[.M$33];FALSE)" table:style-name="ce1">
            <text:p>60</text:p>
          </table:table-cell>
          <table:table-cell office:value-type="float" office:value="150" table:formula="of:=VLOOKUP([.$B65];[.$K$3:.$W$6];[.N$33];FALSE)&#10;+VLOOKUP([.$C65];[.$K$8:.$W$11];[.N$33];FALSE)&#10;+VLOOKUP([.$D65];[.$K$13:.$W$16];[.N$33];FALSE)&#10;+VLOOKUP([.$E65];[.$K$18:.$W$21];[.N$33];FALSE)&#10;+VLOOKUP([.$F65];[.$K$23:.$W$26];[.N$33];FALSE)&#10;+VLOOKUP([.$G65];[.$K$28:.$W$31];[.N$33];FALSE)" table:style-name="ce1">
            <text:p>150</text:p>
          </table:table-cell>
          <table:table-cell office:value-type="float" office:value="286" table:formula="of:=VLOOKUP([.$B65];[.$K$3:.$W$6];[.O$33];FALSE)&#10;+VLOOKUP([.$C65];[.$K$8:.$W$11];[.O$33];FALSE)&#10;+VLOOKUP([.$D65];[.$K$13:.$W$16];[.O$33];FALSE)&#10;+VLOOKUP([.$E65];[.$K$18:.$W$21];[.O$33];FALSE)&#10;+VLOOKUP([.$F65];[.$K$23:.$W$26];[.O$33];FALSE)&#10;+VLOOKUP([.$G65];[.$K$28:.$W$31];[.O$33];FALSE)" table:style-name="ce1">
            <text:p>286</text:p>
          </table:table-cell>
          <table:table-cell office:value-type="float" office:value="709" table:formula="of:=SUM([.K65:.O65])" table:style-name="ce1">
            <text:p>709</text:p>
          </table:table-cell>
          <table:table-cell table:number-columns-repeated="2" table:style-name="ce1"/>
          <table:table-cell office:value-type="float" office:value="409" table:formula="of:=VLOOKUP([.$B65];[.$K$3:.$W$6];[.S$33];FALSE)&#10;+VLOOKUP([.$C65];[.$K$8:.$W$11];[.S$33];FALSE)&#10;+VLOOKUP([.$D65];[.$K$13:.$W$16];[.S$33];FALSE)&#10;+VLOOKUP([.$E65];[.$K$18:.$W$21];[.S$33];FALSE)&#10;+VLOOKUP([.$F65];[.$K$23:.$W$26];[.S$33];FALSE)&#10;+VLOOKUP([.$G65];[.$K$28:.$W$31];[.S$33];FALSE)" table:style-name="ce1">
            <text:p>409</text:p>
          </table:table-cell>
          <table:table-cell office:value-type="float" office:value="161" table:formula="of:=VLOOKUP([.$B65];[.$K$3:.$W$6];[.T$33];FALSE)&#10;+VLOOKUP([.$C65];[.$K$8:.$W$11];[.T$33];FALSE)&#10;+VLOOKUP([.$D65];[.$K$13:.$W$16];[.T$33];FALSE)&#10;+VLOOKUP([.$E65];[.$K$18:.$W$21];[.T$33];FALSE)&#10;+VLOOKUP([.$F65];[.$K$23:.$W$26];[.T$33];FALSE)&#10;+VLOOKUP([.$G65];[.$K$28:.$W$31];[.T$33];FALSE)" table:style-name="ce1">
            <text:p>161</text:p>
          </table:table-cell>
          <table:table-cell office:value-type="float" office:value="78" table:formula="of:=VLOOKUP([.$B65];[.$K$3:.$W$6];[.U$33];FALSE)&#10;+VLOOKUP([.$C65];[.$K$8:.$W$11];[.U$33];FALSE)&#10;+VLOOKUP([.$D65];[.$K$13:.$W$16];[.U$33];FALSE)&#10;+VLOOKUP([.$E65];[.$K$18:.$W$21];[.U$33];FALSE)&#10;+VLOOKUP([.$F65];[.$K$23:.$W$26];[.U$33];FALSE)&#10;+VLOOKUP([.$G65];[.$K$28:.$W$31];[.U$33];FALSE)" table:style-name="ce1">
            <text:p>78</text:p>
          </table:table-cell>
          <table:table-cell office:value-type="float" office:value="1527" table:formula="of:=VLOOKUP([.$B65];[.$K$3:.$W$6];[.V$33];FALSE)&#10;+VLOOKUP([.$C65];[.$K$8:.$W$11];[.V$33];FALSE)&#10;+VLOOKUP([.$D65];[.$K$13:.$W$16];[.V$33];FALSE)&#10;+VLOOKUP([.$E65];[.$K$18:.$W$21];[.V$33];FALSE)&#10;+VLOOKUP([.$F65];[.$K$23:.$W$26];[.V$33];FALSE)&#10;+VLOOKUP([.$G65];[.$K$28:.$W$31];[.V$33];FALSE)" table:style-name="ce1">
            <text:p>1527</text:p>
          </table:table-cell>
          <table:table-cell office:value-type="float" office:value="461" table:formula="of:=VLOOKUP([.$B65];[.$K$3:.$W$6];[.W$33];FALSE)&#10;+VLOOKUP([.$C65];[.$K$8:.$W$11];[.W$33];FALSE)&#10;+VLOOKUP([.$D65];[.$K$13:.$W$16];[.W$33];FALSE)&#10;+VLOOKUP([.$E65];[.$K$18:.$W$21];[.W$33];FALSE)&#10;+VLOOKUP([.$F65];[.$K$23:.$W$26];[.W$33];FALSE)&#10;+VLOOKUP([.$G65];[.$K$28:.$W$31];[.W$33];FALSE)" table:style-name="ce1">
            <text:p>461</text:p>
          </table:table-cell>
          <table:table-cell office:value-type="float" office:value="2636" table:formula="of:=SUM([.S65:.W65])" table:style-name="ce1">
            <text:p>2636</text:p>
          </table:table-cell>
          <table:table-cell table:number-columns-repeated="16360"/>
        </table:table-row>
        <table:table-row table:style-name="ro1">
          <table:table-cell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number-columns-repeated="16376" table:style-name="ce1"/>
        </table:table-row>
        <table:table-row table:style-name="ro1">
          <table:table-cell/>
          <table:table-cell office:value-type="string" table:content-validation-name="val1" table:style-name="ce10">
            <text:p>UR</text:p>
          </table:table-cell>
          <table:table-cell office:value-type="string" table:content-validation-name="val1" table:style-name="ce13">
            <text:p>UR</text:p>
          </table:table-cell>
          <table:table-cell office:value-type="string" table:content-validation-name="val1" table:style-name="ce15">
            <text:p>UR</text:p>
          </table:table-cell>
          <table:table-cell office:value-type="string" table:content-validation-name="val1" table:style-name="ce44">
            <text:p>UR</text:p>
          </table:table-cell>
          <table:table-cell office:value-type="string" table:content-validation-name="val1" table:style-name="ce40">
            <text:p>UR</text:p>
          </table:table-cell>
          <table:table-cell office:value-type="string" table:content-validation-name="val1" table:style-name="ce41">
            <text:p>UR</text:p>
          </table:table-cell>
          <table:table-cell office:value-type="string" table:content-validation-name="val1" table:style-name="ce45">
            <text:p>R</text:p>
          </table:table-cell>
          <table:table-cell office:value-type="float" office:value="860" table:formula="of:=VLOOKUP([.$B67];[.$A$3:.$B$6];2;FALSE)&#10;+VLOOKUP([.$C67];[.$A$3:.$B$6];2;FALSE)&#10;+VLOOKUP([.$D67];[.$A$3:.$B$6];2;FALSE)&#10;+VLOOKUP([.$E67];[.$A$3:.$B$6];2;FALSE)&#10;+VLOOKUP([.$F67];[.$A$3:.$B$6];2;FALSE)&#10;+VLOOKUP([.$G67];[.$A$3:.$B$6];2;FALSE)&#10;+VLOOKUP([.$H67];[.$A$3:.$B$6];2;FALSE)" table:style-name="ce1">
            <text:p>860</text:p>
          </table:table-cell>
          <table:table-cell table:style-name="ce1"/>
          <table:table-cell office:value-type="float" office:value="198" table:formula="of:=VLOOKUP([.$B67];[.$K$3:.$W$6];[.K$33];FALSE)&#10;+VLOOKUP([.$C67];[.$K$8:.$W$11];[.K$33];FALSE)&#10;+VLOOKUP([.$D67];[.$K$13:.$W$16];[.K$33];FALSE)&#10;+VLOOKUP([.$E67];[.$K$18:.$W$21];[.K$33];FALSE)&#10;+VLOOKUP([.$F67];[.$K$23:.$W$26];[.K$33];FALSE)&#10;+VLOOKUP([.$G67];[.$K$28:.$W$31];[.K$33];FALSE)" table:style-name="ce1">
            <text:p>198</text:p>
          </table:table-cell>
          <table:table-cell office:value-type="float" office:value="95" table:formula="of:=VLOOKUP([.$B67];[.$K$3:.$W$6];[.L$33];FALSE)&#10;+VLOOKUP([.$C67];[.$K$8:.$W$11];[.L$33];FALSE)&#10;+VLOOKUP([.$D67];[.$K$13:.$W$16];[.L$33];FALSE)&#10;+VLOOKUP([.$E67];[.$K$18:.$W$21];[.L$33];FALSE)&#10;+VLOOKUP([.$F67];[.$K$23:.$W$26];[.L$33];FALSE)&#10;+VLOOKUP([.$G67];[.$K$28:.$W$31];[.L$33];FALSE)" table:style-name="ce1">
            <text:p>95</text:p>
          </table:table-cell>
          <table:table-cell office:value-type="float" office:value="60" table:formula="of:=VLOOKUP([.$B67];[.$K$3:.$W$6];[.M$33];FALSE)&#10;+VLOOKUP([.$C67];[.$K$8:.$W$11];[.M$33];FALSE)&#10;+VLOOKUP([.$D67];[.$K$13:.$W$16];[.M$33];FALSE)&#10;+VLOOKUP([.$E67];[.$K$18:.$W$21];[.M$33];FALSE)&#10;+VLOOKUP([.$F67];[.$K$23:.$W$26];[.M$33];FALSE)&#10;+VLOOKUP([.$G67];[.$K$28:.$W$31];[.M$33];FALSE)" table:style-name="ce1">
            <text:p>60</text:p>
          </table:table-cell>
          <table:table-cell office:value-type="float" office:value="650" table:formula="of:=VLOOKUP([.$B67];[.$K$3:.$W$6];[.N$33];FALSE)&#10;+VLOOKUP([.$C67];[.$K$8:.$W$11];[.N$33];FALSE)&#10;+VLOOKUP([.$D67];[.$K$13:.$W$16];[.N$33];FALSE)&#10;+VLOOKUP([.$E67];[.$K$18:.$W$21];[.N$33];FALSE)&#10;+VLOOKUP([.$F67];[.$K$23:.$W$26];[.N$33];FALSE)&#10;+VLOOKUP([.$G67];[.$K$28:.$W$31];[.N$33];FALSE)" table:style-name="ce1">
            <text:p>650</text:p>
          </table:table-cell>
          <table:table-cell office:value-type="float" office:value="636" table:formula="of:=VLOOKUP([.$B67];[.$K$3:.$W$6];[.O$33];FALSE)&#10;+VLOOKUP([.$C67];[.$K$8:.$W$11];[.O$33];FALSE)&#10;+VLOOKUP([.$D67];[.$K$13:.$W$16];[.O$33];FALSE)&#10;+VLOOKUP([.$E67];[.$K$18:.$W$21];[.O$33];FALSE)&#10;+VLOOKUP([.$F67];[.$K$23:.$W$26];[.O$33];FALSE)&#10;+VLOOKUP([.$G67];[.$K$28:.$W$31];[.O$33];FALSE)" table:style-name="ce1">
            <text:p>636</text:p>
          </table:table-cell>
          <table:table-cell office:value-type="float" office:value="1639" table:formula="of:=SUM([.K67:.O67])" table:style-name="ce1">
            <text:p>1639</text:p>
          </table:table-cell>
          <table:table-cell table:number-columns-repeated="2" table:style-name="ce1"/>
          <table:table-cell office:value-type="float" office:value="409" table:formula="of:=VLOOKUP([.$B67];[.$K$3:.$W$6];[.S$33];FALSE)&#10;+VLOOKUP([.$C67];[.$K$8:.$W$11];[.S$33];FALSE)&#10;+VLOOKUP([.$D67];[.$K$13:.$W$16];[.S$33];FALSE)&#10;+VLOOKUP([.$E67];[.$K$18:.$W$21];[.S$33];FALSE)&#10;+VLOOKUP([.$F67];[.$K$23:.$W$26];[.S$33];FALSE)&#10;+VLOOKUP([.$G67];[.$K$28:.$W$31];[.S$33];FALSE)" table:style-name="ce1">
            <text:p>409</text:p>
          </table:table-cell>
          <table:table-cell office:value-type="float" office:value="307" table:formula="of:=VLOOKUP([.$B67];[.$K$3:.$W$6];[.T$33];FALSE)&#10;+VLOOKUP([.$C67];[.$K$8:.$W$11];[.T$33];FALSE)&#10;+VLOOKUP([.$D67];[.$K$13:.$W$16];[.T$33];FALSE)&#10;+VLOOKUP([.$E67];[.$K$18:.$W$21];[.T$33];FALSE)&#10;+VLOOKUP([.$F67];[.$K$23:.$W$26];[.T$33];FALSE)&#10;+VLOOKUP([.$G67];[.$K$28:.$W$31];[.T$33];FALSE)" table:style-name="ce1">
            <text:p>307</text:p>
          </table:table-cell>
          <table:table-cell office:value-type="float" office:value="78" table:formula="of:=VLOOKUP([.$B67];[.$K$3:.$W$6];[.U$33];FALSE)&#10;+VLOOKUP([.$C67];[.$K$8:.$W$11];[.U$33];FALSE)&#10;+VLOOKUP([.$D67];[.$K$13:.$W$16];[.U$33];FALSE)&#10;+VLOOKUP([.$E67];[.$K$18:.$W$21];[.U$33];FALSE)&#10;+VLOOKUP([.$F67];[.$K$23:.$W$26];[.U$33];FALSE)&#10;+VLOOKUP([.$G67];[.$K$28:.$W$31];[.U$33];FALSE)" table:style-name="ce1">
            <text:p>78</text:p>
          </table:table-cell>
          <table:table-cell office:value-type="float" office:value="2655" table:formula="of:=VLOOKUP([.$B67];[.$K$3:.$W$6];[.V$33];FALSE)&#10;+VLOOKUP([.$C67];[.$K$8:.$W$11];[.V$33];FALSE)&#10;+VLOOKUP([.$D67];[.$K$13:.$W$16];[.V$33];FALSE)&#10;+VLOOKUP([.$E67];[.$K$18:.$W$21];[.V$33];FALSE)&#10;+VLOOKUP([.$F67];[.$K$23:.$W$26];[.V$33];FALSE)&#10;+VLOOKUP([.$G67];[.$K$28:.$W$31];[.V$33];FALSE)" table:style-name="ce1">
            <text:p>2655</text:p>
          </table:table-cell>
          <table:table-cell office:value-type="float" office:value="869" table:formula="of:=VLOOKUP([.$B67];[.$K$3:.$W$6];[.W$33];FALSE)&#10;+VLOOKUP([.$C67];[.$K$8:.$W$11];[.W$33];FALSE)&#10;+VLOOKUP([.$D67];[.$K$13:.$W$16];[.W$33];FALSE)&#10;+VLOOKUP([.$E67];[.$K$18:.$W$21];[.W$33];FALSE)&#10;+VLOOKUP([.$F67];[.$K$23:.$W$26];[.W$33];FALSE)&#10;+VLOOKUP([.$G67];[.$K$28:.$W$31];[.W$33];FALSE)" table:style-name="ce1">
            <text:p>869</text:p>
          </table:table-cell>
          <table:table-cell office:value-type="float" office:value="4318" table:formula="of:=SUM([.S67:.W67])" table:style-name="ce1">
            <text:p>4318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1">
            <text:p>SR</text:p>
          </table:table-cell>
          <table:table-cell office:value-type="string" table:content-validation-name="val1" table:style-name="ce12">
            <text:p>UR</text:p>
          </table:table-cell>
          <table:table-cell office:value-type="string" table:content-validation-name="val1" table:style-name="ce14">
            <text:p>UR</text:p>
          </table:table-cell>
          <table:table-cell office:value-type="string" table:content-validation-name="val1" table:style-name="ce38">
            <text:p>UR</text:p>
          </table:table-cell>
          <table:table-cell office:value-type="string" table:content-validation-name="val1" table:style-name="ce39">
            <text:p>UR</text:p>
          </table:table-cell>
          <table:table-cell office:value-type="string" table:content-validation-name="val1" table:style-name="ce42">
            <text:p>UR</text:p>
          </table:table-cell>
          <table:table-cell office:value-type="string" table:content-validation-name="val1" table:style-name="ce43">
            <text:p>SR</text:p>
          </table:table-cell>
          <table:table-cell office:value-type="float" office:value="800" table:formula="of:=VLOOKUP([.$B68];[.$A$3:.$B$6];2;FALSE)&#10;+VLOOKUP([.$C68];[.$A$3:.$B$6];2;FALSE)&#10;+VLOOKUP([.$D68];[.$A$3:.$B$6];2;FALSE)&#10;+VLOOKUP([.$E68];[.$A$3:.$B$6];2;FALSE)&#10;+VLOOKUP([.$F68];[.$A$3:.$B$6];2;FALSE)&#10;+VLOOKUP([.$G68];[.$A$3:.$B$6];2;FALSE)&#10;+VLOOKUP([.$H68];[.$A$3:.$B$6];2;FALSE)" table:style-name="ce1">
            <text:p>800</text:p>
          </table:table-cell>
          <table:table-cell table:style-name="ce1"/>
          <table:table-cell office:value-type="float" office:value="198" table:formula="of:=VLOOKUP([.$B68];[.$K$3:.$W$6];[.K$33];FALSE)&#10;+VLOOKUP([.$C68];[.$K$8:.$W$11];[.K$33];FALSE)&#10;+VLOOKUP([.$D68];[.$K$13:.$W$16];[.K$33];FALSE)&#10;+VLOOKUP([.$E68];[.$K$18:.$W$21];[.K$33];FALSE)&#10;+VLOOKUP([.$F68];[.$K$23:.$W$26];[.K$33];FALSE)&#10;+VLOOKUP([.$G68];[.$K$28:.$W$31];[.K$33];FALSE)" table:style-name="ce1">
            <text:p>198</text:p>
          </table:table-cell>
          <table:table-cell office:value-type="float" office:value="90" table:formula="of:=VLOOKUP([.$B68];[.$K$3:.$W$6];[.L$33];FALSE)&#10;+VLOOKUP([.$C68];[.$K$8:.$W$11];[.L$33];FALSE)&#10;+VLOOKUP([.$D68];[.$K$13:.$W$16];[.L$33];FALSE)&#10;+VLOOKUP([.$E68];[.$K$18:.$W$21];[.L$33];FALSE)&#10;+VLOOKUP([.$F68];[.$K$23:.$W$26];[.L$33];FALSE)&#10;+VLOOKUP([.$G68];[.$K$28:.$W$31];[.L$33];FALSE)" table:style-name="ce1">
            <text:p>90</text:p>
          </table:table-cell>
          <table:table-cell office:value-type="float" office:value="60" table:formula="of:=VLOOKUP([.$B68];[.$K$3:.$W$6];[.M$33];FALSE)&#10;+VLOOKUP([.$C68];[.$K$8:.$W$11];[.M$33];FALSE)&#10;+VLOOKUP([.$D68];[.$K$13:.$W$16];[.M$33];FALSE)&#10;+VLOOKUP([.$E68];[.$K$18:.$W$21];[.M$33];FALSE)&#10;+VLOOKUP([.$F68];[.$K$23:.$W$26];[.M$33];FALSE)&#10;+VLOOKUP([.$G68];[.$K$28:.$W$31];[.M$33];FALSE)" table:style-name="ce1">
            <text:p>60</text:p>
          </table:table-cell>
          <table:table-cell office:value-type="float" office:value="650" table:formula="of:=VLOOKUP([.$B68];[.$K$3:.$W$6];[.N$33];FALSE)&#10;+VLOOKUP([.$C68];[.$K$8:.$W$11];[.N$33];FALSE)&#10;+VLOOKUP([.$D68];[.$K$13:.$W$16];[.N$33];FALSE)&#10;+VLOOKUP([.$E68];[.$K$18:.$W$21];[.N$33];FALSE)&#10;+VLOOKUP([.$F68];[.$K$23:.$W$26];[.N$33];FALSE)&#10;+VLOOKUP([.$G68];[.$K$28:.$W$31];[.N$33];FALSE)" table:style-name="ce1">
            <text:p>650</text:p>
          </table:table-cell>
          <table:table-cell office:value-type="float" office:value="636" table:formula="of:=VLOOKUP([.$B68];[.$K$3:.$W$6];[.O$33];FALSE)&#10;+VLOOKUP([.$C68];[.$K$8:.$W$11];[.O$33];FALSE)&#10;+VLOOKUP([.$D68];[.$K$13:.$W$16];[.O$33];FALSE)&#10;+VLOOKUP([.$E68];[.$K$18:.$W$21];[.O$33];FALSE)&#10;+VLOOKUP([.$F68];[.$K$23:.$W$26];[.O$33];FALSE)&#10;+VLOOKUP([.$G68];[.$K$28:.$W$31];[.O$33];FALSE)" table:style-name="ce1">
            <text:p>636</text:p>
          </table:table-cell>
          <table:table-cell office:value-type="float" office:value="1634" table:formula="of:=SUM([.K68:.O68])" table:style-name="ce1">
            <text:p>1634</text:p>
          </table:table-cell>
          <table:table-cell table:number-columns-repeated="2" table:style-name="ce1"/>
          <table:table-cell office:value-type="float" office:value="409" table:formula="of:=VLOOKUP([.$B68];[.$K$3:.$W$6];[.S$33];FALSE)&#10;+VLOOKUP([.$C68];[.$K$8:.$W$11];[.S$33];FALSE)&#10;+VLOOKUP([.$D68];[.$K$13:.$W$16];[.S$33];FALSE)&#10;+VLOOKUP([.$E68];[.$K$18:.$W$21];[.S$33];FALSE)&#10;+VLOOKUP([.$F68];[.$K$23:.$W$26];[.S$33];FALSE)&#10;+VLOOKUP([.$G68];[.$K$28:.$W$31];[.S$33];FALSE)" table:style-name="ce1">
            <text:p>409</text:p>
          </table:table-cell>
          <table:table-cell office:value-type="float" office:value="287" table:formula="of:=VLOOKUP([.$B68];[.$K$3:.$W$6];[.T$33];FALSE)&#10;+VLOOKUP([.$C68];[.$K$8:.$W$11];[.T$33];FALSE)&#10;+VLOOKUP([.$D68];[.$K$13:.$W$16];[.T$33];FALSE)&#10;+VLOOKUP([.$E68];[.$K$18:.$W$21];[.T$33];FALSE)&#10;+VLOOKUP([.$F68];[.$K$23:.$W$26];[.T$33];FALSE)&#10;+VLOOKUP([.$G68];[.$K$28:.$W$31];[.T$33];FALSE)" table:style-name="ce1">
            <text:p>287</text:p>
          </table:table-cell>
          <table:table-cell office:value-type="float" office:value="78" table:formula="of:=VLOOKUP([.$B68];[.$K$3:.$W$6];[.U$33];FALSE)&#10;+VLOOKUP([.$C68];[.$K$8:.$W$11];[.U$33];FALSE)&#10;+VLOOKUP([.$D68];[.$K$13:.$W$16];[.U$33];FALSE)&#10;+VLOOKUP([.$E68];[.$K$18:.$W$21];[.U$33];FALSE)&#10;+VLOOKUP([.$F68];[.$K$23:.$W$26];[.U$33];FALSE)&#10;+VLOOKUP([.$G68];[.$K$28:.$W$31];[.U$33];FALSE)" table:style-name="ce1">
            <text:p>78</text:p>
          </table:table-cell>
          <table:table-cell office:value-type="float" office:value="2636" table:formula="of:=VLOOKUP([.$B68];[.$K$3:.$W$6];[.V$33];FALSE)&#10;+VLOOKUP([.$C68];[.$K$8:.$W$11];[.V$33];FALSE)&#10;+VLOOKUP([.$D68];[.$K$13:.$W$16];[.V$33];FALSE)&#10;+VLOOKUP([.$E68];[.$K$18:.$W$21];[.V$33];FALSE)&#10;+VLOOKUP([.$F68];[.$K$23:.$W$26];[.V$33];FALSE)&#10;+VLOOKUP([.$G68];[.$K$28:.$W$31];[.V$33];FALSE)" table:style-name="ce1">
            <text:p>2636</text:p>
          </table:table-cell>
          <table:table-cell office:value-type="float" office:value="860" table:formula="of:=VLOOKUP([.$B68];[.$K$3:.$W$6];[.W$33];FALSE)&#10;+VLOOKUP([.$C68];[.$K$8:.$W$11];[.W$33];FALSE)&#10;+VLOOKUP([.$D68];[.$K$13:.$W$16];[.W$33];FALSE)&#10;+VLOOKUP([.$E68];[.$K$18:.$W$21];[.W$33];FALSE)&#10;+VLOOKUP([.$F68];[.$K$23:.$W$26];[.W$33];FALSE)&#10;+VLOOKUP([.$G68];[.$K$28:.$W$31];[.W$33];FALSE)" table:style-name="ce1">
            <text:p>860</text:p>
          </table:table-cell>
          <table:table-cell office:value-type="float" office:value="4270" table:formula="of:=SUM([.S68:.W68])" table:style-name="ce1">
            <text:p>4270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21">
            <text:p>R</text:p>
          </table:table-cell>
          <table:table-cell office:value-type="string" table:content-validation-name="val1" table:style-name="ce23">
            <text:p>UR</text:p>
          </table:table-cell>
          <table:table-cell office:value-type="string" table:content-validation-name="val1" table:style-name="ce24">
            <text:p>UR</text:p>
          </table:table-cell>
          <table:table-cell office:value-type="string" table:content-validation-name="val1" table:style-name="ce30">
            <text:p>UR</text:p>
          </table:table-cell>
          <table:table-cell office:value-type="string" table:content-validation-name="val1" table:style-name="ce35">
            <text:p>UR</text:p>
          </table:table-cell>
          <table:table-cell office:value-type="string" table:content-validation-name="val1" table:style-name="ce36">
            <text:p>UR</text:p>
          </table:table-cell>
          <table:table-cell office:value-type="string" table:content-validation-name="val1" table:style-name="ce34">
            <text:p>UR</text:p>
          </table:table-cell>
          <table:table-cell office:value-type="float" office:value="860" table:formula="of:=VLOOKUP([.$B69];[.$A$3:.$B$6];2;FALSE)&#10;+VLOOKUP([.$C69];[.$A$3:.$B$6];2;FALSE)&#10;+VLOOKUP([.$D69];[.$A$3:.$B$6];2;FALSE)&#10;+VLOOKUP([.$E69];[.$A$3:.$B$6];2;FALSE)&#10;+VLOOKUP([.$F69];[.$A$3:.$B$6];2;FALSE)&#10;+VLOOKUP([.$G69];[.$A$3:.$B$6];2;FALSE)&#10;+VLOOKUP([.$H69];[.$A$3:.$B$6];2;FALSE)" table:style-name="ce1">
            <text:p>860</text:p>
          </table:table-cell>
          <table:table-cell table:style-name="ce1"/>
          <table:table-cell office:value-type="float" office:value="198" table:formula="of:=VLOOKUP([.$B69];[.$K$3:.$W$6];[.K$33];FALSE)&#10;+VLOOKUP([.$C69];[.$K$8:.$W$11];[.K$33];FALSE)&#10;+VLOOKUP([.$D69];[.$K$13:.$W$16];[.K$33];FALSE)&#10;+VLOOKUP([.$E69];[.$K$18:.$W$21];[.K$33];FALSE)&#10;+VLOOKUP([.$F69];[.$K$23:.$W$26];[.K$33];FALSE)&#10;+VLOOKUP([.$G69];[.$K$28:.$W$31];[.K$33];FALSE)" table:style-name="ce1">
            <text:p>198</text:p>
          </table:table-cell>
          <table:table-cell office:value-type="float" office:value="85" table:formula="of:=VLOOKUP([.$B69];[.$K$3:.$W$6];[.L$33];FALSE)&#10;+VLOOKUP([.$C69];[.$K$8:.$W$11];[.L$33];FALSE)&#10;+VLOOKUP([.$D69];[.$K$13:.$W$16];[.L$33];FALSE)&#10;+VLOOKUP([.$E69];[.$K$18:.$W$21];[.L$33];FALSE)&#10;+VLOOKUP([.$F69];[.$K$23:.$W$26];[.L$33];FALSE)&#10;+VLOOKUP([.$G69];[.$K$28:.$W$31];[.L$33];FALSE)" table:style-name="ce1">
            <text:p>85</text:p>
          </table:table-cell>
          <table:table-cell office:value-type="float" office:value="60" table:formula="of:=VLOOKUP([.$B69];[.$K$3:.$W$6];[.M$33];FALSE)&#10;+VLOOKUP([.$C69];[.$K$8:.$W$11];[.M$33];FALSE)&#10;+VLOOKUP([.$D69];[.$K$13:.$W$16];[.M$33];FALSE)&#10;+VLOOKUP([.$E69];[.$K$18:.$W$21];[.M$33];FALSE)&#10;+VLOOKUP([.$F69];[.$K$23:.$W$26];[.M$33];FALSE)&#10;+VLOOKUP([.$G69];[.$K$28:.$W$31];[.M$33];FALSE)" table:style-name="ce1">
            <text:p>60</text:p>
          </table:table-cell>
          <table:table-cell office:value-type="float" office:value="650" table:formula="of:=VLOOKUP([.$B69];[.$K$3:.$W$6];[.N$33];FALSE)&#10;+VLOOKUP([.$C69];[.$K$8:.$W$11];[.N$33];FALSE)&#10;+VLOOKUP([.$D69];[.$K$13:.$W$16];[.N$33];FALSE)&#10;+VLOOKUP([.$E69];[.$K$18:.$W$21];[.N$33];FALSE)&#10;+VLOOKUP([.$F69];[.$K$23:.$W$26];[.N$33];FALSE)&#10;+VLOOKUP([.$G69];[.$K$28:.$W$31];[.N$33];FALSE)" table:style-name="ce1">
            <text:p>650</text:p>
          </table:table-cell>
          <table:table-cell office:value-type="float" office:value="636" table:formula="of:=VLOOKUP([.$B69];[.$K$3:.$W$6];[.O$33];FALSE)&#10;+VLOOKUP([.$C69];[.$K$8:.$W$11];[.O$33];FALSE)&#10;+VLOOKUP([.$D69];[.$K$13:.$W$16];[.O$33];FALSE)&#10;+VLOOKUP([.$E69];[.$K$18:.$W$21];[.O$33];FALSE)&#10;+VLOOKUP([.$F69];[.$K$23:.$W$26];[.O$33];FALSE)&#10;+VLOOKUP([.$G69];[.$K$28:.$W$31];[.O$33];FALSE)" table:style-name="ce1">
            <text:p>636</text:p>
          </table:table-cell>
          <table:table-cell office:value-type="float" office:value="1629" table:formula="of:=SUM([.K69:.O69])" table:style-name="ce1">
            <text:p>1629</text:p>
          </table:table-cell>
          <table:table-cell table:number-columns-repeated="2" table:style-name="ce1"/>
          <table:table-cell office:value-type="float" office:value="409" table:formula="of:=VLOOKUP([.$B69];[.$K$3:.$W$6];[.S$33];FALSE)&#10;+VLOOKUP([.$C69];[.$K$8:.$W$11];[.S$33];FALSE)&#10;+VLOOKUP([.$D69];[.$K$13:.$W$16];[.S$33];FALSE)&#10;+VLOOKUP([.$E69];[.$K$18:.$W$21];[.S$33];FALSE)&#10;+VLOOKUP([.$F69];[.$K$23:.$W$26];[.S$33];FALSE)&#10;+VLOOKUP([.$G69];[.$K$28:.$W$31];[.S$33];FALSE)" table:style-name="ce1">
            <text:p>409</text:p>
          </table:table-cell>
          <table:table-cell office:value-type="float" office:value="283" table:formula="of:=VLOOKUP([.$B69];[.$K$3:.$W$6];[.T$33];FALSE)&#10;+VLOOKUP([.$C69];[.$K$8:.$W$11];[.T$33];FALSE)&#10;+VLOOKUP([.$D69];[.$K$13:.$W$16];[.T$33];FALSE)&#10;+VLOOKUP([.$E69];[.$K$18:.$W$21];[.T$33];FALSE)&#10;+VLOOKUP([.$F69];[.$K$23:.$W$26];[.T$33];FALSE)&#10;+VLOOKUP([.$G69];[.$K$28:.$W$31];[.T$33];FALSE)" table:style-name="ce1">
            <text:p>283</text:p>
          </table:table-cell>
          <table:table-cell office:value-type="float" office:value="78" table:formula="of:=VLOOKUP([.$B69];[.$K$3:.$W$6];[.U$33];FALSE)&#10;+VLOOKUP([.$C69];[.$K$8:.$W$11];[.U$33];FALSE)&#10;+VLOOKUP([.$D69];[.$K$13:.$W$16];[.U$33];FALSE)&#10;+VLOOKUP([.$E69];[.$K$18:.$W$21];[.U$33];FALSE)&#10;+VLOOKUP([.$F69];[.$K$23:.$W$26];[.U$33];FALSE)&#10;+VLOOKUP([.$G69];[.$K$28:.$W$31];[.U$33];FALSE)" table:style-name="ce1">
            <text:p>78</text:p>
          </table:table-cell>
          <table:table-cell office:value-type="float" office:value="2620" table:formula="of:=VLOOKUP([.$B69];[.$K$3:.$W$6];[.V$33];FALSE)&#10;+VLOOKUP([.$C69];[.$K$8:.$W$11];[.V$33];FALSE)&#10;+VLOOKUP([.$D69];[.$K$13:.$W$16];[.V$33];FALSE)&#10;+VLOOKUP([.$E69];[.$K$18:.$W$21];[.V$33];FALSE)&#10;+VLOOKUP([.$F69];[.$K$23:.$W$26];[.V$33];FALSE)&#10;+VLOOKUP([.$G69];[.$K$28:.$W$31];[.V$33];FALSE)" table:style-name="ce1">
            <text:p>2620</text:p>
          </table:table-cell>
          <table:table-cell office:value-type="float" office:value="861" table:formula="of:=VLOOKUP([.$B69];[.$K$3:.$W$6];[.W$33];FALSE)&#10;+VLOOKUP([.$C69];[.$K$8:.$W$11];[.W$33];FALSE)&#10;+VLOOKUP([.$D69];[.$K$13:.$W$16];[.W$33];FALSE)&#10;+VLOOKUP([.$E69];[.$K$18:.$W$21];[.W$33];FALSE)&#10;+VLOOKUP([.$F69];[.$K$23:.$W$26];[.W$33];FALSE)&#10;+VLOOKUP([.$G69];[.$K$28:.$W$31];[.W$33];FALSE)" table:style-name="ce1">
            <text:p>861</text:p>
          </table:table-cell>
          <table:table-cell office:value-type="float" office:value="4251" table:formula="of:=SUM([.S69:.W69])" table:style-name="ce1">
            <text:p>4251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20">
            <text:p>SR</text:p>
          </table:table-cell>
          <table:table-cell office:value-type="string" table:content-validation-name="val1" table:style-name="ce22">
            <text:p>SR</text:p>
          </table:table-cell>
          <table:table-cell office:value-type="string" table:content-validation-name="val1" table:style-name="ce25">
            <text:p>UR</text:p>
          </table:table-cell>
          <table:table-cell office:value-type="string" table:content-validation-name="val1" table:style-name="ce31">
            <text:p>UR</text:p>
          </table:table-cell>
          <table:table-cell office:value-type="string" table:content-validation-name="val1" table:style-name="ce32">
            <text:p>UR</text:p>
          </table:table-cell>
          <table:table-cell office:value-type="string" table:content-validation-name="val1" table:style-name="ce37">
            <text:p>UR</text:p>
          </table:table-cell>
          <table:table-cell office:value-type="string" table:content-validation-name="val1" table:style-name="ce33">
            <text:p>UR</text:p>
          </table:table-cell>
          <table:table-cell office:value-type="float" office:value="800" table:formula="of:=VLOOKUP([.$B70];[.$A$3:.$B$6];2;FALSE)&#10;+VLOOKUP([.$C70];[.$A$3:.$B$6];2;FALSE)&#10;+VLOOKUP([.$D70];[.$A$3:.$B$6];2;FALSE)&#10;+VLOOKUP([.$E70];[.$A$3:.$B$6];2;FALSE)&#10;+VLOOKUP([.$F70];[.$A$3:.$B$6];2;FALSE)&#10;+VLOOKUP([.$G70];[.$A$3:.$B$6];2;FALSE)&#10;+VLOOKUP([.$H70];[.$A$3:.$B$6];2;FALSE)" table:style-name="ce1">
            <text:p>800</text:p>
          </table:table-cell>
          <table:table-cell table:style-name="ce1"/>
          <table:table-cell office:value-type="float" office:value="198" table:formula="of:=VLOOKUP([.$B70];[.$K$3:.$W$6];[.K$33];FALSE)&#10;+VLOOKUP([.$C70];[.$K$8:.$W$11];[.K$33];FALSE)&#10;+VLOOKUP([.$D70];[.$K$13:.$W$16];[.K$33];FALSE)&#10;+VLOOKUP([.$E70];[.$K$18:.$W$21];[.K$33];FALSE)&#10;+VLOOKUP([.$F70];[.$K$23:.$W$26];[.K$33];FALSE)&#10;+VLOOKUP([.$G70];[.$K$28:.$W$31];[.K$33];FALSE)" table:style-name="ce1">
            <text:p>198</text:p>
          </table:table-cell>
          <table:table-cell office:value-type="float" office:value="80" table:formula="of:=VLOOKUP([.$B70];[.$K$3:.$W$6];[.L$33];FALSE)&#10;+VLOOKUP([.$C70];[.$K$8:.$W$11];[.L$33];FALSE)&#10;+VLOOKUP([.$D70];[.$K$13:.$W$16];[.L$33];FALSE)&#10;+VLOOKUP([.$E70];[.$K$18:.$W$21];[.L$33];FALSE)&#10;+VLOOKUP([.$F70];[.$K$23:.$W$26];[.L$33];FALSE)&#10;+VLOOKUP([.$G70];[.$K$28:.$W$31];[.L$33];FALSE)" table:style-name="ce1">
            <text:p>80</text:p>
          </table:table-cell>
          <table:table-cell office:value-type="float" office:value="60" table:formula="of:=VLOOKUP([.$B70];[.$K$3:.$W$6];[.M$33];FALSE)&#10;+VLOOKUP([.$C70];[.$K$8:.$W$11];[.M$33];FALSE)&#10;+VLOOKUP([.$D70];[.$K$13:.$W$16];[.M$33];FALSE)&#10;+VLOOKUP([.$E70];[.$K$18:.$W$21];[.M$33];FALSE)&#10;+VLOOKUP([.$F70];[.$K$23:.$W$26];[.M$33];FALSE)&#10;+VLOOKUP([.$G70];[.$K$28:.$W$31];[.M$33];FALSE)" table:style-name="ce1">
            <text:p>60</text:p>
          </table:table-cell>
          <table:table-cell office:value-type="float" office:value="600" table:formula="of:=VLOOKUP([.$B70];[.$K$3:.$W$6];[.N$33];FALSE)&#10;+VLOOKUP([.$C70];[.$K$8:.$W$11];[.N$33];FALSE)&#10;+VLOOKUP([.$D70];[.$K$13:.$W$16];[.N$33];FALSE)&#10;+VLOOKUP([.$E70];[.$K$18:.$W$21];[.N$33];FALSE)&#10;+VLOOKUP([.$F70];[.$K$23:.$W$26];[.N$33];FALSE)&#10;+VLOOKUP([.$G70];[.$K$28:.$W$31];[.N$33];FALSE)" table:style-name="ce1">
            <text:p>600</text:p>
          </table:table-cell>
          <table:table-cell office:value-type="float" office:value="636" table:formula="of:=VLOOKUP([.$B70];[.$K$3:.$W$6];[.O$33];FALSE)&#10;+VLOOKUP([.$C70];[.$K$8:.$W$11];[.O$33];FALSE)&#10;+VLOOKUP([.$D70];[.$K$13:.$W$16];[.O$33];FALSE)&#10;+VLOOKUP([.$E70];[.$K$18:.$W$21];[.O$33];FALSE)&#10;+VLOOKUP([.$F70];[.$K$23:.$W$26];[.O$33];FALSE)&#10;+VLOOKUP([.$G70];[.$K$28:.$W$31];[.O$33];FALSE)" table:style-name="ce1">
            <text:p>636</text:p>
          </table:table-cell>
          <table:table-cell office:value-type="float" office:value="1574" table:formula="of:=SUM([.K70:.O70])" table:style-name="ce1">
            <text:p>1574</text:p>
          </table:table-cell>
          <table:table-cell table:number-columns-repeated="2" table:style-name="ce1"/>
          <table:table-cell office:value-type="float" office:value="409" table:formula="of:=VLOOKUP([.$B70];[.$K$3:.$W$6];[.S$33];FALSE)&#10;+VLOOKUP([.$C70];[.$K$8:.$W$11];[.S$33];FALSE)&#10;+VLOOKUP([.$D70];[.$K$13:.$W$16];[.S$33];FALSE)&#10;+VLOOKUP([.$E70];[.$K$18:.$W$21];[.S$33];FALSE)&#10;+VLOOKUP([.$F70];[.$K$23:.$W$26];[.S$33];FALSE)&#10;+VLOOKUP([.$G70];[.$K$28:.$W$31];[.S$33];FALSE)" table:style-name="ce1">
            <text:p>409</text:p>
          </table:table-cell>
          <table:table-cell office:value-type="float" office:value="259" table:formula="of:=VLOOKUP([.$B70];[.$K$3:.$W$6];[.T$33];FALSE)&#10;+VLOOKUP([.$C70];[.$K$8:.$W$11];[.T$33];FALSE)&#10;+VLOOKUP([.$D70];[.$K$13:.$W$16];[.T$33];FALSE)&#10;+VLOOKUP([.$E70];[.$K$18:.$W$21];[.T$33];FALSE)&#10;+VLOOKUP([.$F70];[.$K$23:.$W$26];[.T$33];FALSE)&#10;+VLOOKUP([.$G70];[.$K$28:.$W$31];[.T$33];FALSE)" table:style-name="ce1">
            <text:p>259</text:p>
          </table:table-cell>
          <table:table-cell office:value-type="float" office:value="78" table:formula="of:=VLOOKUP([.$B70];[.$K$3:.$W$6];[.U$33];FALSE)&#10;+VLOOKUP([.$C70];[.$K$8:.$W$11];[.U$33];FALSE)&#10;+VLOOKUP([.$D70];[.$K$13:.$W$16];[.U$33];FALSE)&#10;+VLOOKUP([.$E70];[.$K$18:.$W$21];[.U$33];FALSE)&#10;+VLOOKUP([.$F70];[.$K$23:.$W$26];[.U$33];FALSE)&#10;+VLOOKUP([.$G70];[.$K$28:.$W$31];[.U$33];FALSE)" table:style-name="ce1">
            <text:p>78</text:p>
          </table:table-cell>
          <table:table-cell office:value-type="float" office:value="2403" table:formula="of:=VLOOKUP([.$B70];[.$K$3:.$W$6];[.V$33];FALSE)&#10;+VLOOKUP([.$C70];[.$K$8:.$W$11];[.V$33];FALSE)&#10;+VLOOKUP([.$D70];[.$K$13:.$W$16];[.V$33];FALSE)&#10;+VLOOKUP([.$E70];[.$K$18:.$W$21];[.V$33];FALSE)&#10;+VLOOKUP([.$F70];[.$K$23:.$W$26];[.V$33];FALSE)&#10;+VLOOKUP([.$G70];[.$K$28:.$W$31];[.V$33];FALSE)" table:style-name="ce1">
            <text:p>2403</text:p>
          </table:table-cell>
          <table:table-cell office:value-type="float" office:value="860" table:formula="of:=VLOOKUP([.$B70];[.$K$3:.$W$6];[.W$33];FALSE)&#10;+VLOOKUP([.$C70];[.$K$8:.$W$11];[.W$33];FALSE)&#10;+VLOOKUP([.$D70];[.$K$13:.$W$16];[.W$33];FALSE)&#10;+VLOOKUP([.$E70];[.$K$18:.$W$21];[.W$33];FALSE)&#10;+VLOOKUP([.$F70];[.$K$23:.$W$26];[.W$33];FALSE)&#10;+VLOOKUP([.$G70];[.$K$28:.$W$31];[.W$33];FALSE)" table:style-name="ce1">
            <text:p>860</text:p>
          </table:table-cell>
          <table:table-cell office:value-type="float" office:value="4009" table:formula="of:=SUM([.S70:.W70])" table:style-name="ce1">
            <text:p>4009</text:p>
          </table:table-cell>
          <table:table-cell table:number-columns-repeated="16360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style style:name="cf1" style:family="table-cell">
      <style:table-cell-properties fo:background-color="#FFFF00"/>
    </style:style>
    <style:style style:name="cf2" style:family="table-cell">
      <style:table-cell-properties fo:background-color="#C9B4DE"/>
    </style:style>
    <style:style style:name="cf3" style:family="table-cell">
      <style:table-cell-properties fo:background-color="#FFE699"/>
    </style:style>
    <style:style style:name="cf4" style:family="table-cell">
      <style:table-cell-properties fo:background-color="#E7E6E6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onotakuya</meta:initial-creator>
    <dc:creator>onotakuya</dc:creator>
    <meta:creation-date>2021-02-04T23:58:16Z</meta:creation-date>
    <dc:date>2021-02-05T04:50:31Z</dc:date>
  </office:meta>
</office:document-meta>
</file>